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Paragraphe">
      <style:paragraph-properties fo:text-align="center" style:justify-single-word="false"/>
    </style:style>
    <style:style style:name="P3" style:family="paragraph" style:parent-style-name="_5f_Paragraphe">
      <style:paragraph-properties fo:text-align="center" style:justify-single-word="false"/>
      <style:text-properties officeooo:paragraph-rsid="00aae85e"/>
    </style:style>
    <style:style style:name="P4" style:family="paragraph" style:parent-style-name="_5f_Header_20_G_20_page_20_paire_20__28_G_29_">
      <style:text-properties officeooo:rsid="00fbc68f" officeooo:paragraph-rsid="00fbc68f"/>
    </style:style>
    <style:style style:name="P5" style:family="paragraph" style:parent-style-name="_5f_Header_20_G_20_page_20_impaire_20__28_D_29_">
      <style:text-properties officeooo:rsid="00fc60e2" officeooo:paragraph-rsid="00fc60e2"/>
    </style:style>
    <style:style style:name="P6" style:family="paragraph" style:parent-style-name="_5f_Header_20_N_20_page_20_paire_20__28_G_29_">
      <style:text-properties officeooo:rsid="00f84d06" officeooo:paragraph-rsid="00f84d06"/>
    </style:style>
    <style:style style:name="P7" style:family="paragraph" style:parent-style-name="_5f_Header_20_D_20_page_20_impaire_20__28_D_29_">
      <style:text-properties officeooo:rsid="00fe4814" officeooo:paragraph-rsid="00fe4814"/>
    </style:style>
    <style:style style:name="P8" style:family="paragraph" style:parent-style-name="_5f_Header_20_D_20_page_20_impaire_20__28_D_29_">
      <style:text-properties officeooo:rsid="0101821f" officeooo:paragraph-rsid="0101821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M_20_page_20_impaire_20__28_D_29_">
      <style:text-properties officeooo:rsid="01035d0f" officeooo:paragraph-rsid="01035d0f"/>
    </style:style>
    <style:style style:name="P11" style:family="paragraph" style:parent-style-name="_5f_Header_20_P_20_page_20_paire_20__28_G_29_">
      <style:text-properties officeooo:rsid="0107aa33" officeooo:paragraph-rsid="0107aa33"/>
    </style:style>
    <style:style style:name="P12" style:family="paragraph" style:parent-style-name="_5f_Header_20_P_20_page_20_paire_20__28_G_29_">
      <style:text-properties officeooo:rsid="0106b7af" officeooo:paragraph-rsid="0106b7af"/>
    </style:style>
    <style:style style:name="P13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5" style:family="paragraph" style:parent-style-name="Standard">
      <style:text-properties officeooo:paragraph-rsid="008e6f72"/>
    </style:style>
    <style:style style:name="P16" style:family="paragraph" style:parent-style-name="_5f_Paragraphe">
      <style:text-properties officeooo:paragraph-rsid="008d6d00"/>
    </style:style>
    <style:style style:name="P17" style:family="paragraph" style:parent-style-name="_5f_Paragraphe">
      <style:paragraph-properties fo:break-before="column"/>
    </style:style>
    <style:style style:name="P18" style:family="paragraph" style:parent-style-name="_5f_Paragraphe">
      <style:text-properties officeooo:paragraph-rsid="00aae85e"/>
    </style:style>
    <style:style style:name="P19" style:family="paragraph" style:parent-style-name="_5f_Paragraphe_5f_Réponse_5f_Elève">
      <style:text-properties officeooo:paragraph-rsid="00aae85e"/>
    </style:style>
    <style:style style:name="P20" style:family="paragraph" style:parent-style-name="_5f_Paragraphe_5f_Réponse_5f_Pointillés_5f_Grisés">
      <style:text-properties officeooo:paragraph-rsid="00aae85e"/>
    </style:style>
    <style:style style:name="P21" style:family="paragraph" style:parent-style-name="_5f_Footer_20_page_20_impaire_20__28_D_29_"/>
    <style:style style:name="P22" style:family="paragraph" style:parent-style-name="_5f_Footer_20_page_20_impaire_20__28_D_29_">
      <style:text-properties officeooo:paragraph-rsid="01316a8b"/>
    </style:style>
    <style:style style:name="P23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5" style:family="paragraph" style:parent-style-name="_5f_Footer_20_page_20_paire_20__28_G_29_"/>
    <style:style style:name="P26" style:family="paragraph" style:parent-style-name="_5f_Footer_20_page_20_paire_20__28_G_29_">
      <style:text-properties officeooo:paragraph-rsid="01316a8b"/>
    </style:style>
    <style:style style:name="P27" style:family="paragraph" style:parent-style-name="_5f_Footer_20_page_20_paire_20__28_G_29_">
      <style:text-properties officeooo:paragraph-rsid="01336347"/>
    </style:style>
    <style:style style:name="P28" style:family="paragraph" style:parent-style-name="_5f_Footer_20_page_20_paire_20__28_G_29_">
      <style:text-properties officeooo:paragraph-rsid="0135ac9e"/>
    </style:style>
    <style:style style:name="P29" style:family="paragraph" style:parent-style-name="_5f_Footer_20_page_20_paire_20__28_G_29_">
      <style:text-properties officeooo:paragraph-rsid="01397109"/>
    </style:style>
    <style:style style:name="P30" style:family="paragraph" style:parent-style-name="_5f_Footer_20_page_20_paire_20__28_G_29_">
      <style:text-properties officeooo:paragraph-rsid="013b50d8"/>
    </style:style>
    <style:style style:name="P31" style:family="paragraph" style:parent-style-name="_5f_Footer_20_page_20_paire_20__28_G_29_">
      <style:text-properties officeooo:paragraph-rsid="013c280e"/>
    </style:style>
    <style:style style:name="P32" style:family="paragraph" style:parent-style-name="_5f_Footer_20_page_20_paire_20__28_G_29_">
      <style:text-properties officeooo:paragraph-rsid="0142af40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0" style:family="paragraph" style:parent-style-name="_5f_Header_20_D_20_page_20_paire_20__28_G_29_">
      <style:text-properties officeooo:paragraph-rsid="00fe4814"/>
    </style:style>
    <style:style style:name="P41" style:family="paragraph" style:parent-style-name="_5f_Header_20_D_20_page_20_paire_20__28_G_29_">
      <style:text-properties officeooo:rsid="0101821f" officeooo:paragraph-rsid="0101821f"/>
    </style:style>
    <style:style style:name="P42" style:family="paragraph" style:parent-style-name="_5f_Header_20_G_20_page_20_paire_20__28_G_29_">
      <style:text-properties officeooo:rsid="00ff3616" officeooo:paragraph-rsid="00ff3616"/>
    </style:style>
    <style:style style:name="P43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4" style:family="paragraph" style:parent-style-name="_5f_Header_20_M_20_page_20_impaire_20__28_D_29_">
      <style:text-properties officeooo:rsid="01035d0f" officeooo:paragraph-rsid="01035d0f"/>
    </style:style>
    <style:style style:name="P45" style:family="paragraph" style:parent-style-name="_5f_Header_20_M_20_page_20_paire_20__28_G_29_">
      <style:text-properties officeooo:rsid="0101a5c8" officeooo:paragraph-rsid="0101a5c8"/>
    </style:style>
    <style:style style:name="P46" style:family="paragraph" style:parent-style-name="_5f_Header_20_N_20_page_20_impaire_20__28_D_29_">
      <style:text-properties officeooo:rsid="010462d7" officeooo:paragraph-rsid="010462d7"/>
    </style:style>
    <style:style style:name="P4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8" style:family="paragraph" style:parent-style-name="_5f_Header_20_P_20_page_20_paire_20__28_G_29_">
      <style:text-properties officeooo:rsid="0107aa33" officeooo:paragraph-rsid="0107aa33"/>
    </style:style>
    <style:style style:name="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1" style:family="paragraph" style:parent-style-name="_5f_Paragraphe_5f_Réponse_5f_Elève" style:list-style-name="_5f_Numérotation_20_des_20_exercices"/>
    <style:style style:name="P52" style:family="paragraph" style:parent-style-name="_5f_Paragraphe_5f_Réponse_5f_Elève" style:list-style-name="_5f_Numérotation_20_des_20_exercices">
      <style:paragraph-properties fo:break-before="column"/>
    </style:style>
    <style:style style:name="P53" style:family="paragraph" style:parent-style-name="_5f_Paragraphe_5f_Réponse_5f_Elève_5f_numéroté" style:list-style-name="_5f_Numérotation_20_des_20_exercices"/>
    <style:style style:name="P54" style:family="paragraph" style:parent-style-name="_5f_Paragraphe_5f_avec_5f_Num_5f_Question" style:list-style-name="_5f_Numérotation_20_des_20_exercices"/>
    <style:style style:name="P55" style:family="paragraph" style:parent-style-name="_5f_Paragraphe_5f_avec_5f_Num_5f_Question" style:list-style-name="_5f_Numérotation_20_des_20_exercices">
      <style:text-properties officeooo:paragraph-rsid="00aae85e"/>
    </style:style>
    <style:style style:name="P56" style:family="paragraph" style:parent-style-name="_5f_Premier_5f_Titre_5f_Exercices_5f_avec_5f_Num_5f_Exo_5f_sans_5f_Titre" style:list-style-name="_5f_Numérotation_20_des_20_exercices">
      <style:text-properties officeooo:paragraph-rsid="00aae85e"/>
    </style:style>
    <style:style style:name="P57" style:family="paragraph" style:parent-style-name="_5f_Titre_5f_Exercices_5f_avec_5f_Titre" style:list-style-name="_5f_Numérotation_20_des_20_exercices"/>
    <style:style style:name="P58" style:family="paragraph" style:parent-style-name="_5f_Titre_5f_Exercices_5f_avec_5f_Titre" style:list-style-name="_5f_Numérotation_20_des_20_exercices" style:master-page-name="SERIE_5f_NUMERIQUE_5f_CLR_5f_d7e12c_5f_2COL">
      <style:paragraph-properties style:page-number="auto"/>
    </style:style>
    <style:style style:name="P59" style:family="paragraph" style:parent-style-name="_5f_Titre_5f_Exercices_5f_avec_5f_Titre" style:list-style-name="_5f_Numérotation_20_des_20_exercices">
      <style:paragraph-properties fo:text-align="center" style:justify-single-word="false"/>
    </style:style>
    <style:style style:name="P60" style:family="paragraph" style:parent-style-name="_5f_Titre_5f_Exercices_5f_sans_5f_Titre" style:list-style-name="_5f_Numérotation_20_des_20_exercices"/>
    <style:style style:name="P61" style:family="paragraph" style:parent-style-name="_5f_Titre_5f_Exercices_5f_sans_5f_Titre" style:list-style-name="_5f_Numérotation_20_des_20_exercices">
      <style:text-properties officeooo:paragraph-rsid="00aae85e"/>
    </style:style>
    <style:style style:name="P62" style:family="paragraph" style:parent-style-name="_5f_Titre_5f_Exercices_5f_sans_5f_Titre" style:list-style-name="_5f_Numérotation_20_des_20_exercices">
      <style:paragraph-properties fo:margin-top="0cm" fo:margin-bottom="0cm" style:contextual-spacing="false" fo:text-align="center" style:justify-single-word="false"/>
      <style:text-properties officeooo:paragraph-rsid="00aae85e"/>
    </style:style>
    <style:style style:name="P63" style:family="paragraph">
      <style:paragraph-properties fo:text-align="center"/>
    </style:style>
    <style:style style:name="P6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5" style:family="paragraph">
      <loext:graphic-properties draw:fill="solid" draw:fill-color="#d7e12c"/>
    </style:style>
    <style:style style:name="P66" style:family="paragraph">
      <loext:graphic-properties draw:fill="solid" draw:fill-color="#9d0f89"/>
    </style:style>
    <style:style style:name="P67" style:family="paragraph">
      <loext:graphic-properties draw:fill="solid" draw:fill-color="#f99e06"/>
    </style:style>
    <style:style style:name="P68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7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indent="0cm" style:writing-mode="lr-tb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7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e99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ec9b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5bbe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none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P9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5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Times New Roman1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6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d62e4e"/>
    </style:style>
    <style:style style:name="P100" style:family="paragraph">
      <loext:graphic-properties draw:fill="solid" draw:fill-color="#7fb241"/>
    </style:style>
    <style:style style:name="P101" style:family="paragraph">
      <loext:graphic-properties draw:fill="solid" draw:fill-color="#1ca2b8"/>
    </style:style>
    <style:style style:name="P10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a02605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a02605" fo:background-color="transparent" loext:char-shading-value="0"/>
    </style:style>
    <style:style style:name="T13" style:family="text">
      <style:text-properties officeooo:rsid="00ba6407" fo:background-color="transparent" loext:char-shading-value="0"/>
    </style:style>
    <style:style style:name="T14" style:family="text">
      <style:text-properties officeooo:rsid="00bc5284" fo:background-color="transparent" loext:char-shading-value="0"/>
    </style:style>
    <style:style style:name="T15" style:family="text">
      <style:text-properties officeooo:rsid="00cf32dd" fo:background-color="transparent" loext:char-shading-value="0"/>
    </style:style>
    <style:style style:name="T16" style:family="text">
      <style:text-properties officeooo:rsid="00be3da6" fo:background-color="transparent" loext:char-shading-value="0"/>
    </style:style>
    <style:style style:name="T17" style:family="text">
      <style:text-properties officeooo:rsid="00c06927" fo:background-color="transparent" loext:char-shading-value="0"/>
    </style:style>
    <style:style style:name="T18" style:family="text">
      <style:text-properties officeooo:rsid="00b27025" fo:background-color="transparent" loext:char-shading-value="0"/>
    </style:style>
    <style:style style:name="T19" style:family="text">
      <style:text-properties officeooo:rsid="00c15a01" fo:background-color="transparent" loext:char-shading-value="0"/>
    </style:style>
    <style:style style:name="T20" style:family="text">
      <style:text-properties officeooo:rsid="00aae85e"/>
    </style:style>
    <style:style style:name="T21" style:family="text">
      <style:text-properties style:font-name="Times New Roman1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2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8pt" fo:font-style="normal" fo:text-shadow="none" style:text-underline-style="none" fo:font-weight="normal" style:letter-kerning="true" style:font-name-asian="OpenSymbol" style:font-size-asian="18pt" style:font-style-asian="normal" style:font-weight-asian="normal" style:font-name-complex="OpenSymbo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text-position="0% 100%" style:font-name="Bitstream Vera Sans1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4">
          <style:column-sep style:width="0.035cm" style:color="#808080" style:height="100%" style:style="solid"/>
          <style:column style:rel-width="1190*" fo:start-indent="0cm" fo:end-indent="0.049cm"/>
          <style:column style:rel-width="1360*" fo:start-indent="0.049cm" fo:end-indent="0.049cm"/>
          <style:column style:rel-width="1275*" fo:start-indent="0.049cm" fo:end-indent="0.049cm"/>
          <style:column style:rel-width="1216*" fo:start-indent="0.0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.3cm">
          <style:column-sep style:width="0.021cm" style:color="#b2b2b2" style:height="100%" style:style="none"/>
          <style:column style:rel-width="21845*" fo:start-indent="0cm" fo:end-indent="0.15cm"/>
          <style:column style:rel-width="21845*" fo:start-indent="0.15cm" fo:end-indent="0.15cm"/>
          <style:column style:rel-width="21845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 fo:column-gap="0.3cm">
          <style:column-sep style:width="0.035cm" style:color="#808080" style:height="100%" style:style="solid"/>
          <style:column style:rel-width="16383*" fo:start-indent="0cm" fo:end-indent="0.15cm"/>
          <style:column style:rel-width="16383*" fo:start-indent="0.15cm" fo:end-indent="0.15cm"/>
          <style:column style:rel-width="16383*" fo:start-indent="0.15cm" fo:end-indent="0.15cm"/>
          <style:column style:rel-width="16386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1531*" fo:start-indent="0cm" fo:end-indent="0.15cm"/>
          <style:column style:rel-width="1899*" fo:start-indent="0.15cm" fo:end-indent="0.15cm"/>
          <style:column style:rel-width="1758*" fo:start-indent="0.15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11" style:family="graphic">
      <style:graphic-properties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draw:stroke-dash="Dashed_20__28_var_29__20_10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draw:stroke-dash="Dashed_20__28_var_29__20_10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draw:stroke-dash="Dashed_20__28_var_29__20_10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solid" draw:stroke-dash="Dashed_20__28_var_29__20_10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6" style:family="graphic">
      <style:graphic-properties draw:stroke="solid" draw:stroke-dash="Dashed_20__28_var_29__20_105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7" style:family="graphic">
      <style:graphic-properties draw:stroke="solid" draw:stroke-dash="Dashed_20__28_var_29__20_106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8" style:family="graphic">
      <style:graphic-properties draw:stroke="solid" draw:stroke-dash="Dashed_20__28_var_29__20_106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9" style:family="graphic">
      <style:graphic-properties draw:stroke="solid" draw:stroke-dash="Dashed_20__28_var_29__20_106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0" style:family="graphic">
      <style:graphic-properties draw:stroke="solid" draw:stroke-dash="Dashed_20__28_var_29__20_106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draw:stroke-dash="Dashed_20__28_var_29__20_106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draw:stroke-dash="Dashed_20__28_var_29__20_106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draw:stroke-dash="Dashed_20__28_var_29__20_106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draw:stroke-dash="Dashed_20__28_var_29__20_106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draw:stroke-dash="Dashed_20__28_var_29__20_106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draw:stroke-dash="Dashed_20__28_var_29__20_107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draw:stroke-dash="Dashed_20__28_var_29__20_107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draw:stroke-dash="Dashed_20__28_var_29__20_107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draw:stroke-dash="Dashed_20__28_var_29__20_107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draw:stroke-dash="Dashed_20__28_var_29__20_107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draw:stroke-dash="Dashed_20__28_var_29__20_107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draw:stroke-dash="Dashed_20__28_var_29__20_107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draw:stroke-dash="Dashed_20__28_var_29__20_107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none" draw:stroke-dash="Dashed_20__28_var_29__20_107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draw:stroke-dash="Dashed_20__28_var_29__20_1079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24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draw:stroke-dash="Dashed_20__28_var_29__20_1080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22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37" style:family="graphic">
      <style:graphic-properties draw:stroke="solid" draw:stroke-dash="Dashed_20__28_var_29__20_1081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draw:stroke-dash="Dashed_20__28_var_29__20_108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solid" draw:stroke-dash="Dashed_20__28_var_29__20_108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draw:stroke-dash="Dashed_20__28_var_29__20_108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draw:stroke-dash="Dashed_20__28_var_29__20_108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draw:stroke-dash="Dashed_20__28_var_29__20_1088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none" draw:stroke-dash="Dashed_20__28_var_29__20_1089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75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6" style:family="graphic">
      <style:graphic-properties draw:stroke="none" draw:stroke-dash="Dashed_20__28_var_29__20_1090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7" style:family="graphic">
      <style:graphic-properties draw:stroke="none" draw:stroke-dash="Dashed_20__28_var_29__20_109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8" style:family="graphic">
      <style:graphic-properties draw:stroke="none" draw:stroke-dash="Dashed_20__28_var_29__20_1092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49" style:family="graphic">
      <style:graphic-properties draw:stroke="solid" draw:stroke-dash="Dashed_20__28_var_29__20_109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0" style:family="graphic">
      <style:graphic-properties draw:stroke="solid" draw:stroke-dash="Dashed_20__28_var_29__20_109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1" style:family="graphic">
      <style:graphic-properties draw:stroke="none" draw:stroke-dash="Dashed_20__28_var_29__20_109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45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2" style:family="graphic">
      <style:graphic-properties draw:stroke="solid" draw:stroke-dash="Dashed_20__28_var_29__20_109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3" style:family="graphic">
      <style:graphic-properties draw:stroke="solid" draw:stroke-dash="Dashed_20__28_var_29__20_109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4" style:family="graphic">
      <style:graphic-properties draw:stroke="none" draw:stroke-dash="Dashed_20__28_var_29__20_109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06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5" style:family="graphic">
      <style:graphic-properties draw:stroke="solid" draw:stroke-dash="Dashed_20__28_var_29__20_1099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6" style:family="graphic">
      <style:graphic-properties draw:stroke="solid" draw:stroke-dash="Dashed_20__28_var_29__20_1100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7" style:family="graphic">
      <style:graphic-properties draw:stroke="none" draw:stroke-dash="Dashed_20__28_var_29__20_110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58" style:family="graphic">
      <style:graphic-properties draw:stroke="solid" draw:stroke-dash="Dashed_20__28_var_29__20_110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9" style:family="graphic">
      <style:graphic-properties draw:stroke="solid" draw:stroke-dash="Dashed_20__28_var_29__20_110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0" style:family="graphic">
      <style:graphic-properties draw:stroke="none" draw:stroke-dash="Dashed_20__28_var_29__20_1104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68cm" fo:padding-top="0.101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61" style:family="graphic">
      <style:graphic-properties draw:stroke="solid" draw:stroke-dash="Dashed_20__28_var_29__20_1105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62" style:family="graphic">
      <style:graphic-properties draw:stroke="solid" draw:stroke-dash="Dashed_20__28_var_29__20_1106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63" style:family="graphic">
      <style:graphic-properties draw:stroke="solid" draw:stroke-dash="Dashed_20__28_var_29__20_11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101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4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="" draw:marker-end-width="0.258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65" style:family="graphic">
      <style:graphic-properties draw:stroke="solid" draw:stroke-dash="Dashed_20__28_var_29__20_1062" svg:stroke-width="0.03cm" svg:stroke-color="#000000" draw:marker-start="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101cm" fo:padding-bottom="0.014cm" fo:padding-left="0.014cm" fo:padding-right="0.014cm" fo:wrap-option="wrap" draw:shadow="hidden" draw:shadow-offset-x="0.3cm" draw:shadow-offset-y="0.3cm" draw:shadow-color="#808080" loext:decorative="false" style:run-through="foreground"/>
    </style:style>
    <style:style style:name="gr66" style:family="graphic">
      <style:graphic-properties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cccccc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68" style:family="graphic">
      <style:graphic-properties draw:stroke="solid" svg:stroke-width="0.019cm" svg:stroke-color="#80808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69" style:family="graphic">
      <style:graphic-properties draw:stroke="solid" draw:stroke-dash="Dashed_20__28_var_29__20_369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0" style:family="graphic">
      <style:graphic-properties draw:stroke="solid" draw:stroke-dash="Dashed_20__28_var_29__20_369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1" style:family="graphic">
      <style:graphic-properties draw:stroke="solid" draw:stroke-dash="Dashed_20__28_var_29__20_370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2" style:family="graphic">
      <style:graphic-properties draw:stroke="solid" draw:stroke-dash="Dashed_20__28_var_29__20_370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3" style:family="graphic">
      <style:graphic-properties draw:stroke="none" draw:stroke-dash="Dashed_20__28_var_29__20_3702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3cm" fo:min-width="0.42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4" style:family="graphic">
      <style:graphic-properties draw:stroke="none" draw:stroke-dash="Dashed_20__28_var_29__20_3703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723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5" style:family="graphic">
      <style:graphic-properties draw:stroke="none" draw:stroke-dash="Dashed_20__28_var_29__20_370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5cm" fo:min-width="0.92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6" style:family="graphic">
      <style:graphic-properties draw:stroke="none" draw:stroke-dash="Dashed_20__28_var_29__20_3705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1.438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77" style:family="graphic">
      <style:graphic-properties draw:stroke="solid" draw:stroke-dash="Dashed_20__28_var_29__20_370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8" style:family="graphic">
      <style:graphic-properties draw:stroke="solid" draw:stroke-dash="Dashed_20__28_var_29__20_370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79" style:family="graphic">
      <style:graphic-properties draw:stroke="solid" draw:stroke-dash="Dashed_20__28_var_29__20_370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0" style:family="graphic">
      <style:graphic-properties draw:stroke="solid" draw:stroke-dash="Dashed_20__28_var_29__20_3709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1" style:family="graphic">
      <style:graphic-properties draw:stroke="solid" draw:stroke-dash="Dashed_20__28_var_29__20_3710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2" style:family="graphic">
      <style:graphic-properties draw:stroke="solid" draw:stroke-dash="Dashed_20__28_var_29__20_3711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3" style:family="graphic">
      <style:graphic-properties draw:stroke="solid" draw:stroke-dash="Dashed_20__28_var_29__20_3712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4" style:family="graphic">
      <style:graphic-properties draw:stroke="solid" draw:stroke-dash="Dashed_20__28_var_29__20_3713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5" style:family="graphic">
      <style:graphic-properties draw:stroke="solid" draw:stroke-dash="Dashed_20__28_var_29__20_3714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6" style:family="graphic">
      <style:graphic-properties draw:stroke="solid" draw:stroke-dash="Dashed_20__28_var_29__20_371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7" style:family="graphic">
      <style:graphic-properties draw:stroke="none" draw:stroke-dash="Dashed_20__28_var_29__20_3716" svg:stroke-width="0.019cm" svg:stroke-color="#80808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721cm" fo:min-width="0.42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88" style:family="graphic">
      <style:graphic-properties draw:stroke="solid" draw:stroke-dash="Dashed_20__28_var_29__20_3717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89" style:family="graphic">
      <style:graphic-properties draw:stroke="solid" draw:stroke-dash="Dashed_20__28_var_29__20_3718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0" style:family="graphic">
      <style:graphic-properties draw:stroke="solid" svg:stroke-width="0.03cm" svg:stroke-color="#000000" draw:marker-start-width="0.258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1" style:family="graphic">
      <style:graphic-properties draw:stroke="solid" svg:stroke-width="0.03cm" svg:stroke-color="#000000" draw:marker-start-width="0.263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2" style:family="graphic">
      <style:graphic-properties draw:stroke="solid" svg:stroke-width="0.03cm" svg:stroke-color="#000000" draw:marker-start="Arrow_20_concave" draw:marker-start-width="0.25cm" draw:marker-start-center="false" draw:marker-end-width="0.258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93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4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5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6" style:family="graphic">
      <style:graphic-properties style:writing-mode="lr-tb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7" style:family="graphic">
      <style:graphic-properties style:writing-mode="lr-tb" loext:decorative="false" style:run-through="foreground"/>
    </style:style>
    <style:style style:name="gr9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fd095" draw:textarea-horizontal-align="justify" draw:textarea-vertical-align="middle" draw:auto-grow-height="false" fo:min-height="0.76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9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e994" draw:textarea-horizontal-align="justify" draw:textarea-vertical-align="middle" draw:auto-grow-height="false" fo:min-height="0.764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ec9ba4" draw:textarea-horizontal-align="justify" draw:textarea-vertical-align="middle" draw:auto-grow-height="false" fo:min-height="0.76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746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2" style:family="graphic">
      <style:graphic-properties draw:stroke="solid" svg:stroke-width="0cm" svg:stroke-color="#ffff99" draw:marker-start="" draw:marker-start-width="0.199cm" draw:marker-start-center="false" draw:marker-end="" draw:marker-end-width="0.199cm" draw:marker-end-center="false" draw:fill="none" draw:fill-color="#ead680" draw:textarea-horizontal-align="justify" draw:textarea-vertical-align="middle" draw:auto-grow-height="false" fo:min-height="0.734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a9ce7b" draw:textarea-horizontal-align="justify" draw:textarea-vertical-align="middle" draw:auto-grow-height="false" fo:min-height="0.734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5bbed" draw:textarea-horizontal-align="justify" draw:textarea-vertical-align="middle" draw:auto-grow-height="false" fo:min-height="0.785cm" fo:min-width="4.01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add9e0" draw:textarea-horizontal-align="justify" draw:textarea-vertical-align="middle" draw:auto-grow-height="false" fo:min-height="0.785cm" fo:min-width="4.0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1.767cm" fo:min-width="8.5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07" style:family="graphic">
      <style:graphic-properties draw:stroke="solid" draw:stroke-dash="Dashed_20__28_var_29__20_1116" svg:stroke-width="0.03cm" svg:stroke-color="#000000" draw:marker-start="" draw:marker-start-width="0.21cm" draw:marker-start-center="false" draw:marker-end="Arrow_20_concave" draw:marker-end-width="0.21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08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="" draw:marker-end-width="0.21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09" style:family="graphic">
      <style:graphic-properties draw:stroke="solid" draw:stroke-dash="Dashed_20__28_var_29__20_1135" svg:stroke-width="0.041cm" svg:stroke-color="#000000" draw:marker-start="" draw:marker-start-width="0.169cm" draw:marker-start-center="false" draw:marker-end="" draw:marker-end-width="0.169cm" draw:marker-end-center="false" draw:fill="none" draw:fill-color="#00b8ff" draw:textarea-horizontal-align="center" draw:textarea-vertical-align="middle" fo:padding-top="0.021cm" fo:padding-bottom="0.021cm" fo:padding-left="0.021cm" fo:padding-right="0.021cm" fo:wrap-option="wrap" draw:shadow="hidden" draw:shadow-offset-x="0.3cm" draw:shadow-offset-y="0.3cm" draw:shadow-color="#808080" loext:decorative="false" style:run-through="foreground"/>
    </style:style>
    <style:style style:name="gr110" style:family="graphic">
      <style:graphic-properties draw:stroke="none" draw:stroke-dash="Dashed_20__28_var_29__20_1133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22cm" fo:min-width="0.529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1" style:family="graphic">
      <style:graphic-properties draw:stroke="none" draw:stroke-dash="Dashed_20__28_var_29__20_1132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23cm" fo:min-width="0.286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2" style:family="graphic">
      <style:graphic-properties draw:stroke="solid" draw:stroke-dash="Dashed_20__28_var_29__20_1136" svg:stroke-width="0.03cm" svg:stroke-color="#000000" draw:marker-start="" draw:marker-start-width="0.153cm" draw:marker-start-center="false" draw:marker-end="" draw:marker-end-width="0.153cm" draw:marker-end-center="false" draw:fill="none" draw:fill-color="#00b8ff" draw:textarea-horizontal-align="center" draw:textarea-vertical-align="middle" fo:padding-top="0.016cm" fo:padding-bottom="0.016cm" fo:padding-left="0.016cm" fo:padding-right="0.016cm" fo:wrap-option="wrap" draw:shadow="hidden" draw:shadow-offset-x="0.3cm" draw:shadow-offset-y="0.3cm" draw:shadow-color="#808080" loext:decorative="false" style:run-through="foreground"/>
    </style:style>
    <style:style style:name="gr113" style:family="graphic">
      <style:graphic-properties draw:stroke="none" draw:stroke-dash="Dashed_20__28_var_29__20_1134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84cm" fo:padding-top="0.125cm" fo:padding-bottom="0.125cm" fo:padding-left="0.25cm" fo:padding-right="0.25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4" style:family="graphic">
      <style:graphic-properties loext:decorative="false" style:run-through="foreground"/>
    </style:style>
    <style:style style:name="gr1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</style:style>
    <style:style style:name="gr1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7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3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8" style:family="graphic">
      <style:graphic-properties draw:stroke="solid" draw:stroke-dash="Dashed_20__28_var_29__20_110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19" style:family="graphic">
      <style:graphic-properties draw:stroke="solid" draw:stroke-dash="Dashed_20__28_var_29__20_110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0" style:family="graphic">
      <style:graphic-properties draw:stroke="solid" draw:stroke-dash="Dashed_20__28_var_29__20_111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1" style:family="graphic">
      <style:graphic-properties draw:stroke="solid" draw:stroke-dash="Dashed_20__28_var_29__20_111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2" style:family="graphic">
      <style:graphic-properties draw:stroke="solid" draw:stroke-dash="Dashed_20__28_var_29__20_111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3" style:family="graphic">
      <style:graphic-properties draw:stroke="solid" draw:stroke-dash="Dashed_20__28_var_29__20_111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4" style:family="graphic">
      <style:graphic-properties draw:stroke="solid" draw:stroke-dash="Dashed_20__28_var_29__20_111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5" style:family="graphic">
      <style:graphic-properties draw:stroke="solid" draw:stroke-dash="Dashed_20__28_var_29__20_111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6" style:family="graphic">
      <style:graphic-properties draw:stroke="solid" draw:stroke-dash="Dashed_20__28_var_29__20_111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7" style:family="graphic">
      <style:graphic-properties draw:stroke="solid" draw:stroke-dash="Dashed_20__28_var_29__20_111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8" style:family="graphic">
      <style:graphic-properties draw:stroke="solid" draw:stroke-dash="Dashed_20__28_var_29__20_112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29" style:family="graphic">
      <style:graphic-properties draw:stroke="solid" draw:stroke-dash="Dashed_20__28_var_29__20_112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0" style:family="graphic">
      <style:graphic-properties draw:stroke="solid" draw:stroke-dash="Dashed_20__28_var_29__20_1122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1" style:family="graphic">
      <style:graphic-properties draw:stroke="solid" draw:stroke-dash="Dashed_20__28_var_29__20_1123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2" style:family="graphic">
      <style:graphic-properties draw:stroke="solid" draw:stroke-dash="Dashed_20__28_var_29__20_1124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3" style:family="graphic">
      <style:graphic-properties draw:stroke="solid" draw:stroke-dash="Dashed_20__28_var_29__20_1125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4" style:family="graphic">
      <style:graphic-properties draw:stroke="solid" draw:stroke-dash="Dashed_20__28_var_29__20_1126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5" style:family="graphic">
      <style:graphic-properties draw:stroke="solid" draw:stroke-dash="Dashed_20__28_var_29__20_112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6" style:family="graphic">
      <style:graphic-properties draw:stroke="solid" draw:stroke-dash="Dashed_20__28_var_29__20_1128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7" style:family="graphic">
      <style:graphic-properties draw:stroke="solid" draw:stroke-dash="Dashed_20__28_var_29__20_1129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8" style:family="graphic">
      <style:graphic-properties draw:stroke="solid" draw:stroke-dash="Dashed_20__28_var_29__20_1130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39" style:family="graphic">
      <style:graphic-properties draw:stroke="solid" draw:stroke-dash="Dashed_20__28_var_29__20_1131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0" style:family="graphic">
      <style:graphic-properties draw:stroke="none" draw:stroke-dash="Dashed_20__28_var_29__20_1132" svg:stroke-width="0.019cm" svg:stroke-color="#000000" draw:marker-start-width="0.303cm" draw:marker-start-center="false" draw:marker-end-width="0.303cm" draw:marker-end-center="false" draw:fill="none" draw:fill-color="#ffffff" draw:auto-grow-width="true" fo:min-height="0.413cm" fo:min-width="0.282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1" style:family="graphic">
      <style:graphic-properties draw:stroke="none" draw:stroke-dash="Dashed_20__28_var_29__20_1133" svg:stroke-width="0.019cm" svg:stroke-color="#000000" draw:marker-start-width="0.288cm" draw:marker-start-center="false" draw:marker-end-width="0.288cm" draw:marker-end-center="false" draw:fill="none" draw:fill-color="#ffffff" draw:auto-grow-width="true" fo:min-height="0.46cm" fo:min-width="0.526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2" style:family="graphic">
      <style:graphic-properties draw:stroke="none" draw:stroke-dash="Dashed_20__28_var_29__20_1134" svg:stroke-width="0.019cm" svg:stroke-color="#000000" draw:marker-start-width="0.288cm" draw:marker-start-center="false" draw:marker-end-width="0.288cm" draw:marker-end-center="false" draw:fill="none" draw:fill-color="#ffffff" fo:min-height="0.4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43" style:family="graphic">
      <style:graphic-properties draw:stroke="solid" draw:stroke-dash="Dashed_20__28_var_29__20_1135" svg:stroke-width="0.03cm" svg:stroke-color="#000000" draw:marker-start-width="0.153cm" draw:marker-start-center="false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144" style:family="graphic">
      <style:graphic-properties draw:stroke="solid" draw:stroke-dash="Dashed_20__28_var_29__20_1136" svg:stroke-width="0.03cm" svg:stroke-color="#000000" draw:marker-start-width="0.153cm" draw:marker-start-center="false" draw:marker-end-width="0.153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145" style:family="graphic">
      <style:graphic-properties draw:stroke="solid" draw:stroke-dash="Dashed_20__28_var_29__20_1137" svg:stroke-width="0.019cm" svg:stroke-color="#808080" draw:marker-start-width="0.201cm" draw:marker-start-center="false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46" style:family="graphic">
      <style:graphic-properties draw:stroke="solid" draw:stroke-dash="Dashed_20__28_var_29__20_1111" svg:stroke-width="0.03cm" svg:stroke-color="#000000" draw:marker-start="Arrow_20_concave" draw:marker-start-width="0.21cm" draw:marker-start-center="fals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147" style:family="graphic">
      <style:graphic-properties draw:stroke="solid" draw:stroke-dash="Dashed_20__28_var_29__20_1116" svg:stroke-width="0.03cm" svg:stroke-color="#000000" draw:marker-start-width="0.21cm" draw:marker-start-center="false" draw:marker-end="Arrow_20_concave" draw:marker-end-width="0.21cm" draw:marker-end-center="false" draw:fill="solid" draw:fill-color="#00b8ff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loext:decorative="false" style:run-through="foreground"/>
    </style:style>
    <style:style style:name="gr148" style:family="graphic">
      <style:graphic-properties draw:stroke="solid" svg:stroke-width="0.03cm" svg:stroke-color="#000000" draw:marker-start-width="0.24cm" draw:marker-start-center="false" draw:marker-end="Arrow_20_concave" draw:marker-end-width="0.2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49" style:family="graphic">
      <style:graphic-properties draw:stroke="none" draw:stroke-dash="Dashed_20__28_var_29__20_3692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style:shrink-to-fit="false" draw:fit-to-contour="false" fo:max-height="0cm" fo:max-width="0cm" fo:min-height="0.512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0" style:family="graphic">
      <style:graphic-properties draw:stroke="none" draw:stroke-dash="Dashed_20__28_var_29__20_3693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12cm" fo:min-width="0.65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1" style:family="graphic">
      <style:graphic-properties draw:stroke="none" draw:stroke-dash="Dashed_20__28_var_29__20_3694" svg:stroke-width="0.019cm" svg:stroke-color="#000000" draw:marker-start-width="0.228cm" draw:marker-start-center="false" draw:marker-end-width="0.228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448cm" fo:min-width="0.56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2" style:family="graphic">
      <style:graphic-properties draw:stroke="solid" draw:stroke-dash="Dashed_20__28_var_29__20_3695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3" style:family="graphic">
      <style:graphic-properties draw:stroke="solid" draw:stroke-dash="Dashed_20__28_var_29__20_3696" svg:stroke-width="0.019cm" svg:stroke-color="#000000" draw:marker-start-width="0.231cm" draw:marker-start-center="false" draw:marker-end-width="0.231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4" style:family="graphic">
      <style:graphic-properties draw:stroke="none" draw:stroke-dash="Dashed_20__28_var_29__20_3697" svg:stroke-width="0.019cm" svg:stroke-color="#000000" draw:marker-start-width="0.231cm" draw:marker-start-center="false" draw:marker-end-width="0.231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true" draw:fit-to-size="false" style:shrink-to-fit="false" draw:fit-to-contour="false" fo:max-height="0cm" fo:max-width="0cm" fo:min-height="0.51cm" fo:min-width="0.333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55" style:family="graphic">
      <style:graphic-properties draw:stroke="solid" svg:stroke-width="0.03cm" svg:stroke-color="#000000" draw:marker-start="Arrow_20_concave" draw:marker-start-width="0.24cm" draw:marker-start-center="false" draw:marker-end-width="0.24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56" style:family="graphic">
      <style:graphic-properties style:writing-mode="lr-tb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57" style:family="graphic">
      <style:graphic-properties draw:stroke="solid" svg:stroke-width="0.009cm" svg:stroke-color="#c0c0c0" draw:marker-start-width="0.3cm" draw:marker-start-center="false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loext:decorative="false" style:run-through="foreground"/>
    </style:style>
    <style:style style:name="gr158" style:family="graphic">
      <style:graphic-properties draw:stroke="solid" svg:stroke-width="0.018cm" svg:stroke-color="#80808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loext:decorative="false" style:run-through="foreground"/>
    </style:style>
    <style:style style:name="gr159" style:family="graphic">
      <style:graphic-properties draw:stroke="solid" svg:stroke-width="0.019cm" svg:stroke-color="#666666" draw:marker-start-width="0.191cm" draw:marker-start-center="false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60" style:family="graphic">
      <style:graphic-properties draw:stroke="solid" svg:stroke-width="0.03cm" svg:stroke-color="#000000" draw:marker-start-width="0.206cm" draw:marker-start-center="false" draw:marker-end="Arrow_20_concave" draw:marker-end-width="0.2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161" style:family="graphic">
      <style:graphic-properties draw:stroke="solid" svg:stroke-width="0.03cm" svg:stroke-color="#000000" draw:marker-start="Arrow_20_concave" draw:marker-start-width="0.25cm" draw:marker-start-center="false" draw:marker-end-width="0.206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loext:decorative="false" style:run-through="foreground"/>
    </style:style>
    <style:style style:name="gr162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0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38cm" fo:min-width="0.5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5" style:family="graphic">
      <style:graphic-properties draw:stroke="solid" svg:stroke-width="0.03cm" svg:stroke-color="#000000" draw:marker-start-width="0.245cm" draw:marker-start-center="false" draw:marker-end-width="0.245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6cm" fo:padding-bottom="0.016cm" fo:padding-left="0.016cm" fo:padding-right="0.01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6" style:family="graphic">
      <style:graphic-properties draw:stroke="solid" draw:stroke-dash="Dashed_20__28_var_29__20_371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7" style:family="graphic">
      <style:graphic-properties draw:stroke="solid" draw:stroke-dash="Dashed_20__28_var_29__20_372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6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69" style:family="graphic">
      <style:graphic-properties draw:stroke="solid" draw:stroke-dash="Dashed_20__28_var_29__20_372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0" style:family="graphic">
      <style:graphic-properties draw:stroke="solid" draw:stroke-dash="Dashed_20__28_var_29__20_372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1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2" style:family="graphic">
      <style:graphic-properties draw:stroke="solid" draw:stroke-dash="Dashed_20__28_var_29__20_372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3" style:family="graphic">
      <style:graphic-properties draw:stroke="solid" draw:stroke-dash="Dashed_20__28_var_29__20_372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4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26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5" style:family="graphic">
      <style:graphic-properties draw:stroke="solid" draw:stroke-dash="Dashed_20__28_var_29__20_3725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6" style:family="graphic">
      <style:graphic-properties draw:stroke="solid" draw:stroke-dash="Dashed_20__28_var_29__20_372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78" style:family="graphic">
      <style:graphic-properties draw:stroke="solid" draw:stroke-dash="Dashed_20__28_var_29__20_372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79" style:family="graphic">
      <style:graphic-properties draw:stroke="solid" draw:stroke-dash="Dashed_20__28_var_29__20_3728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0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6cm" fo:min-width="0.2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1" style:family="graphic">
      <style:graphic-properties draw:stroke="solid" draw:stroke-dash="Dashed_20__28_var_29__20_372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2" style:family="graphic">
      <style:graphic-properties draw:stroke="solid" draw:stroke-dash="Dashed_20__28_var_29__20_373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3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1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4" style:family="graphic">
      <style:graphic-properties draw:stroke="solid" draw:stroke-dash="Dashed_20__28_var_29__20_373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5" style:family="graphic">
      <style:graphic-properties draw:stroke="solid" draw:stroke-dash="Dashed_20__28_var_29__20_373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6" style:family="graphic">
      <style:graphic-properties draw:stroke="solid" draw:stroke-dash="Dashed_20__28_var_29__20_3733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7" style:family="graphic">
      <style:graphic-properties draw:stroke="solid" draw:stroke-dash="Dashed_20__28_var_29__20_3734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</style:style>
    <style:style style:name="gr18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02cm" fo:min-width="0.24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 style:run-through="foreground"/>
      <style:paragraph-properties style:writing-mode="lr-tb"/>
    </style:style>
    <style:style style:name="gr189" style:family="graphic">
      <style:graphic-properties draw:stroke="solid" svg:stroke-width="0.019cm" svg:stroke-color="#666666" draw:marker-start-width="0.24cm" draw:marker-start-center="false" draw:marker-end-width="0.19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90" style:family="graphic">
      <style:graphic-properties draw:stroke="solid" svg:stroke-width="0.03cm" svg:stroke-color="#000000" draw:marker-start-width="0.191cm" draw:marker-start-center="false" draw:marker-end="Arrow_20_concave" draw:marker-end-width="0.2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loext:decorative="false" style:run-through="foreground"/>
    </style:style>
    <style:style style:name="gr191" style:family="graphic">
      <style:graphic-properties draw:stroke="solid" svg:stroke-width="0.019cm" svg:stroke-color="#666666" draw:marker-start-width="0.199cm" draw:marker-start-center="false" draw:marker-end-width="0.2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92" style:family="graphic">
      <style:graphic-properties draw:stroke="solid" svg:stroke-width="0.03cm" svg:stroke-color="#000000" draw:marker-start="Arrow_20_concave" draw:marker-start-width="0.25cm" draw:marker-start-center="false" draw:marker-end-width="0.191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loext:decorative="false" style:run-through="foreground"/>
    </style:style>
    <style:style style:name="gr193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808080" draw:textarea-vertical-align="middle" draw:auto-grow-height="false" fo:min-height="0.021cm" fo:min-width="0cm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94" style:family="graphic">
      <style:graphic-properties style:writing-mode="lr-tb" loext:decorative="false" style:run-through="foreground" style:wrap="none" style:vertical-pos="from-top" style:horizontal-pos="from-left" style:horizontal-rel="paragraph" draw:wrap-influence-on-position="once-concurrent" loext:allow-overlap="true" style:flow-with-text="false"/>
    </style:style>
    <style:style style:name="gr195" style:family="graphic">
      <style:graphic-properties draw:stroke="solid" draw:stroke-dash="Dashed_20__28_var_29__20_105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6" style:family="graphic">
      <style:graphic-properties draw:stroke="solid" draw:stroke-dash="Dashed_20__28_var_29__20_105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7" style:family="graphic">
      <style:graphic-properties draw:stroke="solid" draw:stroke-dash="Dashed_20__28_var_29__20_105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8" style:family="graphic">
      <style:graphic-properties draw:stroke="solid" draw:stroke-dash="Dashed_20__28_var_29__20_105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199" style:family="graphic">
      <style:graphic-properties draw:stroke="solid" draw:stroke-dash="Dashed_20__28_var_29__20_105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0" style:family="graphic">
      <style:graphic-properties draw:stroke="solid" draw:stroke-dash="Dashed_20__28_var_29__20_106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1" style:family="graphic">
      <style:graphic-properties draw:stroke="solid" draw:stroke-dash="Dashed_20__28_var_29__20_106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2" style:family="graphic">
      <style:graphic-properties draw:stroke="solid" draw:stroke-dash="Dashed_20__28_var_29__20_106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3" style:family="graphic">
      <style:graphic-properties draw:stroke="solid" draw:stroke-dash="Dashed_20__28_var_29__20_106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4" style:family="graphic">
      <style:graphic-properties draw:stroke="solid" draw:stroke-dash="Dashed_20__28_var_29__20_106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5" style:family="graphic">
      <style:graphic-properties draw:stroke="solid" draw:stroke-dash="Dashed_20__28_var_29__20_106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6" style:family="graphic">
      <style:graphic-properties draw:stroke="solid" draw:stroke-dash="Dashed_20__28_var_29__20_106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7" style:family="graphic">
      <style:graphic-properties draw:stroke="solid" draw:stroke-dash="Dashed_20__28_var_29__20_1068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8" style:family="graphic">
      <style:graphic-properties draw:stroke="solid" draw:stroke-dash="Dashed_20__28_var_29__20_1069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09" style:family="graphic">
      <style:graphic-properties draw:stroke="solid" draw:stroke-dash="Dashed_20__28_var_29__20_1070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0" style:family="graphic">
      <style:graphic-properties draw:stroke="solid" draw:stroke-dash="Dashed_20__28_var_29__20_1071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1" style:family="graphic">
      <style:graphic-properties draw:stroke="solid" draw:stroke-dash="Dashed_20__28_var_29__20_1072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2" style:family="graphic">
      <style:graphic-properties draw:stroke="solid" draw:stroke-dash="Dashed_20__28_var_29__20_1073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3" style:family="graphic">
      <style:graphic-properties draw:stroke="solid" draw:stroke-dash="Dashed_20__28_var_29__20_1074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4" style:family="graphic">
      <style:graphic-properties draw:stroke="solid" draw:stroke-dash="Dashed_20__28_var_29__20_1075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5" style:family="graphic">
      <style:graphic-properties draw:stroke="solid" draw:stroke-dash="Dashed_20__28_var_29__20_1076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6" style:family="graphic">
      <style:graphic-properties draw:stroke="solid" draw:stroke-dash="Dashed_20__28_var_29__20_107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17" style:family="graphic">
      <style:graphic-properties draw:stroke="none" draw:stroke-dash="Dashed_20__28_var_29__20_107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82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8" style:family="graphic">
      <style:graphic-properties draw:stroke="none" draw:stroke-dash="Dashed_20__28_var_29__20_1079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draw:auto-grow-width="true" fo:min-height="0.413cm" fo:min-width="0.564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19" style:family="graphic">
      <style:graphic-properties draw:stroke="none" draw:stroke-dash="Dashed_20__28_var_29__20_1080" svg:stroke-width="0.019cm" svg:stroke-color="#000000" draw:marker-start="" draw:marker-start-width="0.288cm" draw:marker-start-center="false" draw:marker-end="" draw:marker-end-width="0.28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0" style:family="graphic">
      <style:graphic-properties draw:stroke="solid" draw:stroke-dash="Dashed_20__28_var_29__20_1081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1" style:family="graphic">
      <style:graphic-properties draw:stroke="solid" draw:stroke-dash="Dashed_20__28_var_29__20_108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2" style:family="graphic">
      <style:graphic-properties draw:stroke="solid" draw:stroke-dash="Dashed_20__28_var_29__20_108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3" style:family="graphic">
      <style:graphic-properties draw:stroke="solid" draw:stroke-dash="Dashed_20__28_var_29__20_108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4" style:family="graphic">
      <style:graphic-properties draw:stroke="solid" draw:stroke-dash="Dashed_20__28_var_29__20_1085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5" style:family="graphic">
      <style:graphic-properties draw:stroke="solid" draw:stroke-dash="Dashed_20__28_var_29__20_108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6" style:family="graphic">
      <style:graphic-properties draw:stroke="solid" draw:stroke-dash="Dashed_20__28_var_29__20_108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7" style:family="graphic">
      <style:graphic-properties draw:stroke="solid" draw:stroke-dash="Dashed_20__28_var_29__20_1088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28" style:family="graphic">
      <style:graphic-properties draw:stroke="none" draw:stroke-dash="Dashed_20__28_var_29__20_1089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29" style:family="graphic">
      <style:graphic-properties draw:stroke="none" draw:stroke-dash="Dashed_20__28_var_29__20_1090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0" style:family="graphic">
      <style:graphic-properties draw:stroke="none" draw:stroke-dash="Dashed_20__28_var_29__20_109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1" style:family="graphic">
      <style:graphic-properties draw:stroke="none" draw:stroke-dash="Dashed_20__28_var_29__20_1092" svg:stroke-width="0.019cm" svg:stroke-color="#80808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2" style:family="graphic">
      <style:graphic-properties draw:stroke="solid" draw:stroke-dash="Dashed_20__28_var_29__20_109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3" style:family="graphic">
      <style:graphic-properties draw:stroke="solid" draw:stroke-dash="Dashed_20__28_var_29__20_1094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4" style:family="graphic">
      <style:graphic-properties draw:stroke="none" draw:stroke-dash="Dashed_20__28_var_29__20_1095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5" style:family="graphic">
      <style:graphic-properties draw:stroke="solid" draw:stroke-dash="Dashed_20__28_var_29__20_1096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6" style:family="graphic">
      <style:graphic-properties draw:stroke="solid" draw:stroke-dash="Dashed_20__28_var_29__20_1097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7" style:family="graphic">
      <style:graphic-properties draw:stroke="none" draw:stroke-dash="Dashed_20__28_var_29__20_1098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38" style:family="graphic">
      <style:graphic-properties draw:stroke="solid" draw:stroke-dash="Dashed_20__28_var_29__20_1099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39" style:family="graphic">
      <style:graphic-properties draw:stroke="solid" draw:stroke-dash="Dashed_20__28_var_29__20_1100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0" style:family="graphic">
      <style:graphic-properties draw:stroke="none" draw:stroke-dash="Dashed_20__28_var_29__20_1101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1" style:family="graphic">
      <style:graphic-properties draw:stroke="solid" draw:stroke-dash="Dashed_20__28_var_29__20_1102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2" style:family="graphic">
      <style:graphic-properties draw:stroke="solid" draw:stroke-dash="Dashed_20__28_var_29__20_1103" svg:stroke-width="0.019cm" svg:stroke-color="#000000" draw:marker-start="" draw:marker-start-width="0.213cm" draw:marker-start-center="false" draw:marker-end="" draw:marker-end-width="0.21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3" style:family="graphic">
      <style:graphic-properties draw:stroke="none" draw:stroke-dash="Dashed_20__28_var_29__20_1104" svg:stroke-width="0.019cm" svg:stroke-color="#000000" draw:marker-start="" draw:marker-start-width="0.303cm" draw:marker-start-center="false" draw:marker-end="" draw:marker-end-width="0.303cm" draw:marker-end-center="false" draw:fill="none" draw:fill-color="#ffffff" draw:textarea-horizontal-align="justify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44" style:family="graphic">
      <style:graphic-properties draw:stroke="solid" draw:stroke-dash="Dashed_20__28_var_29__20_1105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45" style:family="graphic">
      <style:graphic-properties draw:stroke="solid" draw:stroke-dash="Dashed_20__28_var_29__20_1106" svg:stroke-width="0.03cm" svg:stroke-color="#000000" draw:marker-start="" draw:marker-start-width="0.198cm" draw:marker-start-center="false" draw:marker-end="" draw:marker-end-width="0.19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46" style:family="graphic">
      <style:graphic-properties draw:stroke="solid" draw:stroke-dash="Dashed_20__28_var_29__20_1107" svg:stroke-width="0.019cm" svg:stroke-color="#808080" draw:marker-start="" draw:marker-start-width="0.201cm" draw:marker-start-center="false" draw:marker-end="" draw:marker-end-width="0.20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loext:decorative="false" style:run-through="foreground"/>
    </style:style>
    <style:style style:name="gr247" style:family="graphic">
      <style:graphic-properties draw:stroke="solid" draw:stroke-dash="Dashed_20__28_var_29__20_1057" svg:stroke-width="0.03cm" svg:stroke-color="#000000" draw:marker-start="Arrow_20_concave" draw:marker-start-width="0.25cm" draw:marker-start-center="false" draw:marker-end="" draw:marker-end-width="0.258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48" style:family="graphic">
      <style:graphic-properties draw:stroke="solid" draw:stroke-dash="Dashed_20__28_var_29__20_1062" svg:stroke-width="0.03cm" svg:stroke-color="#000000" draw:marker-start="" draw:marker-start-width="0.258cm" draw:marker-start-center="false" draw:marker-end="Arrow_20_concave" draw:marker-end-width="0.2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loext:decorative="false" style:run-through="foreground"/>
    </style:style>
    <style:style style:name="gr24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3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5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6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8" text:outline-level="1"><draw:g text:anchor-type="paragraph" draw:z-index="83" draw:name="Forme5" draw:style-name="gr9"><draw:custom-shape draw:style-name="gr10" draw:text-style-name="P69" svg:width="3.964cm" svg:height="0.641cm" draw:transform="skewX (0.00279252680319092) rotate (0.0872664625997165) translate (-0.418041666666667cm -0.047625cm)"><text:p text:style-name="P68"><text:span text:style-name="T2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009cm" svg:y="0.342cm" svg:width="9.135cm" draw:z-index="81"><draw:text-box fo:min-height="3.93cm"><text:section text:style-name="Sect1" text:name="Section11"><text:h text:style-name="_5f_Paragraphe_5f_avec_5f_espace_5f_en_5f_dessous" text:outline-level="1"><text:span text:style-name="_5f_Caractères">Donne les coordonnées des points A à H.</text:span></text:h><text:p text:style-name="Standard"><text:span text:style-name="_5f_Caractères"><draw:g text:anchor-type="as-char" draw:z-index="82" draw:name="Group object 21" draw:style-name="gr11"><draw:line draw:style-name="gr12" draw:text-style-name="P70" svg:x1="0cm" svg:y1="0.605cm" svg:x2="8.499cm" svg:y2="0.605cm"><text:p/></draw:line><draw:line draw:style-name="gr13" draw:text-style-name="P70" svg:x1="0cm" svg:y1="5.424cm" svg:x2="0cm" svg:y2="0.017cm"><text:p/></draw:line><draw:line draw:style-name="gr14" draw:text-style-name="P70" svg:x1="1.819cm" svg:y1="0.018cm" svg:x2="1.823cm" svg:y2="5.429cm"><text:p/></draw:line><draw:line draw:style-name="gr15" draw:text-style-name="P70" svg:x1="0cm" svg:y1="0.011cm" svg:x2="8.499cm" svg:y2="0.011cm"><text:p/></draw:line><draw:line draw:style-name="gr16" draw:text-style-name="P70" svg:x1="0.004cm" svg:y1="1.204cm" svg:x2="8.491cm" svg:y2="1.204cm"><text:p/></draw:line><draw:line draw:style-name="gr17" draw:text-style-name="P70" svg:x1="0.004cm" svg:y1="1.803cm" svg:x2="8.501cm" svg:y2="1.803cm"><text:p/></draw:line><draw:line draw:style-name="gr18" draw:text-style-name="P70" svg:x1="0.004cm" svg:y1="3.012cm" svg:x2="8.501cm" svg:y2="3.012cm"><text:p/></draw:line><draw:line draw:style-name="gr19" draw:text-style-name="P70" svg:x1="0.004cm" svg:y1="4.216cm" svg:x2="8.501cm" svg:y2="4.216cm"><text:p/></draw:line><draw:line draw:style-name="gr20" draw:text-style-name="P70" svg:x1="0.004cm" svg:y1="3.611cm" svg:x2="8.501cm" svg:y2="3.611cm"><text:p/></draw:line><draw:line draw:style-name="gr21" draw:text-style-name="P70" svg:x1="0.004cm" svg:y1="4.821cm" svg:x2="8.501cm" svg:y2="4.821cm"><text:p/></draw:line><draw:line draw:style-name="gr22" draw:text-style-name="P70" svg:x1="0.004cm" svg:y1="5.419cm" svg:x2="8.501cm" svg:y2="5.419cm"><text:p/></draw:line><draw:line draw:style-name="gr23" draw:text-style-name="P70" svg:x1="0.604cm" svg:y1="0.011cm" svg:x2="0.604cm" svg:y2="5.416cm"><text:p/></draw:line><draw:line draw:style-name="gr24" draw:text-style-name="P70" svg:x1="1.21cm" svg:y1="0.011cm" svg:x2="1.21cm" svg:y2="5.416cm"><text:p/></draw:line><draw:line draw:style-name="gr25" draw:text-style-name="P70" svg:x1="2.423cm" svg:y1="0.011cm" svg:x2="2.423cm" svg:y2="5.416cm"><text:p/></draw:line><draw:line draw:style-name="gr26" draw:text-style-name="P70" svg:x1="3.029cm" svg:y1="0.011cm" svg:x2="3.033cm" svg:y2="5.416cm"><text:p/></draw:line><draw:line draw:style-name="gr27" draw:text-style-name="P70" svg:x1="3.636cm" svg:y1="0.011cm" svg:x2="3.638cm" svg:y2="5.416cm"><text:p/></draw:line><draw:line draw:style-name="gr28" draw:text-style-name="P70" svg:x1="4.853cm" svg:y1="0.011cm" svg:x2="4.853cm" svg:y2="5.416cm"><text:p/></draw:line><draw:line draw:style-name="gr29" draw:text-style-name="P70" svg:x1="5.458cm" svg:y1="0.011cm" svg:x2="5.458cm" svg:y2="5.416cm"><text:p/></draw:line><draw:line draw:style-name="gr30" draw:text-style-name="P70" svg:x1="6.066cm" svg:y1="0.011cm" svg:x2="6.066cm" svg:y2="5.416cm"><text:p/></draw:line><draw:line draw:style-name="gr31" draw:text-style-name="P70" svg:x1="6.672cm" svg:y1="0.011cm" svg:x2="6.672cm" svg:y2="5.416cm"><text:p/></draw:line><draw:line draw:style-name="gr32" draw:text-style-name="P70" svg:x1="7.282cm" svg:y1="5.416cm" svg:x2="7.282cm" svg:y2="0.011cm"><text:p/></draw:line><draw:line draw:style-name="gr33" draw:text-style-name="P70" svg:x1="7.885cm" svg:y1="0.011cm" svg:x2="7.885cm" svg:y2="5.416cm"><text:p/></draw:line><draw:frame draw:style-name="gr34" draw:text-style-name="P72" svg:width="0.784cm" svg:height="0.639cm" svg:x="3.544cm" svg:y="2.554cm"><draw:text-box><text:p text:style-name="P71"><text:span text:style-name="T24">O</text:span></text:p></draw:text-box></draw:frame><draw:frame draw:style-name="gr35" draw:text-style-name="P72" svg:width="1.026cm" svg:height="0.639cm" svg:x="4.378cm" svg:y="2.438cm"><draw:text-box><text:p text:style-name="P71"><text:span text:style-name="T24"><text:s text:c="2"/></text:span><text:span text:style-name="T24">1</text:span></text:p></draw:text-box></draw:frame><draw:frame draw:style-name="gr36" draw:text-style-name="P72" svg:width="1.202cm" svg:height="1.049cm" svg:x="3.401cm" svg:y="1.427cm"><draw:text-box><text:p text:style-name="P71"><text:span text:style-name="T24"><text:s text:c="2"/></text:span><text:span text:style-name="T24">1</text:span></text:p></draw:text-box></draw:frame><draw:line draw:style-name="gr37" draw:text-style-name="P70" svg:x1="1.115cm" svg:y1="4.906cm" svg:x2="1.298cm" svg:y2="4.717cm"><text:p/></draw:line><draw:line draw:style-name="gr38" draw:text-style-name="P70" svg:x1="1.305cm" svg:y1="4.906cm" svg:x2="1.115cm" svg:y2="4.717cm"><text:p/></draw:line><draw:line draw:style-name="gr39" draw:text-style-name="P70" svg:x1="4.755cm" svg:y1="3.705cm" svg:x2="4.945cm" svg:y2="3.514cm"><text:p/></draw:line><draw:line draw:style-name="gr40" draw:text-style-name="P70" svg:x1="4.945cm" svg:y1="3.705cm" svg:x2="4.755cm" svg:y2="3.514cm"><text:p/></draw:line><draw:line draw:style-name="gr41" draw:text-style-name="P70" svg:x1="7.184cm" svg:y1="1.895cm" svg:x2="7.371cm" svg:y2="1.706cm"><text:p/></draw:line><draw:line draw:style-name="gr42" draw:text-style-name="P70" svg:x1="7.371cm" svg:y1="1.895cm" svg:x2="7.184cm" svg:y2="1.706cm"><text:p/></draw:line><draw:line draw:style-name="gr43" draw:text-style-name="P70" svg:x1="4.152cm" svg:y1="0.696cm" svg:x2="4.344cm" svg:y2="0.509cm"><text:p/></draw:line><draw:line draw:style-name="gr44" draw:text-style-name="P70" svg:x1="4.344cm" svg:y1="0.696cm" svg:x2="4.152cm" svg:y2="0.509cm"><text:p/></draw:line><draw:frame draw:style-name="gr45" draw:text-style-name="P72" svg:width="0.777cm" svg:height="0.639cm" svg:x="3.602cm" svg:y="0.639cm"><draw:text-box><text:p text:style-name="P71"><text:span text:style-name="T24">D</text:span></text:p></draw:text-box></draw:frame><draw:frame draw:style-name="gr46" draw:text-style-name="P72" svg:width="0.295cm" svg:height="0.639cm" svg:x="7.426cm" svg:y="1.311cm"><draw:text-box><text:p text:style-name="P71"><text:span text:style-name="T24">A</text:span></text:p></draw:text-box></draw:frame><draw:frame draw:style-name="gr47" draw:text-style-name="P72" svg:width="0.279cm" svg:height="0.639cm" svg:x="4.976cm" svg:y="3.717cm"><draw:text-box><text:p text:style-name="P71"><text:span text:style-name="T24">E</text:span></text:p></draw:text-box></draw:frame><draw:frame draw:style-name="gr48" draw:text-style-name="P72" svg:width="0.234cm" svg:height="0.639cm" svg:x="0.778cm" svg:y="4.895cm"><draw:text-box><text:p text:style-name="P71"><text:span text:style-name="T24">C</text:span></text:p></draw:text-box></draw:frame><draw:line draw:style-name="gr49" draw:text-style-name="P70" svg:x1="1.732cm" svg:y1="1.301cm" svg:x2="1.922cm" svg:y2="1.115cm"><text:p/></draw:line><draw:line draw:style-name="gr50" draw:text-style-name="P70" svg:x1="1.922cm" svg:y1="1.301cm" svg:x2="1.732cm" svg:y2="1.115cm"><text:p/></draw:line><draw:frame draw:style-name="gr51" draw:text-style-name="P72" svg:width="0.747cm" svg:height="0.639cm" svg:x="1.219cm" svg:y="0.769cm"><draw:text-box><text:p text:style-name="P71"><text:span text:style-name="T24">B</text:span></text:p></draw:text-box></draw:frame><draw:line draw:style-name="gr52" draw:text-style-name="P70" svg:x1="1.118cm" svg:y1="2.497cm" svg:x2="1.305cm" svg:y2="2.31cm"><text:p/></draw:line><draw:line draw:style-name="gr53" draw:text-style-name="P70" svg:x1="1.308cm" svg:y1="2.497cm" svg:x2="1.118cm" svg:y2="2.31cm"><text:p/></draw:line><draw:frame draw:style-name="gr54" draw:text-style-name="P72" svg:width="0.708cm" svg:height="0.639cm" svg:x="0.612cm" svg:y="1.912cm"><draw:text-box><text:p text:style-name="P71"><text:span text:style-name="T24">F</text:span></text:p></draw:text-box></draw:frame><draw:line draw:style-name="gr55" draw:text-style-name="P70" svg:x1="4.152cm" svg:y1="4.312cm" svg:x2="4.342cm" svg:y2="4.125cm"><text:p/></draw:line><draw:line draw:style-name="gr56" draw:text-style-name="P70" svg:x1="4.344cm" svg:y1="4.312cm" svg:x2="4.152cm" svg:y2="4.125cm"><text:p/></draw:line><draw:frame draw:style-name="gr57" draw:text-style-name="P72" svg:width="0.258cm" svg:height="0.639cm" svg:x="3.806cm" svg:y="4.274cm"><draw:text-box><text:p text:style-name="P71"><text:span text:style-name="T24">G</text:span></text:p></draw:text-box></draw:frame><draw:line draw:style-name="gr58" draw:text-style-name="P70" svg:x1="5.971cm" svg:y1="2.491cm" svg:x2="6.158cm" svg:y2="2.304cm"><text:p/></draw:line><draw:line draw:style-name="gr59" draw:text-style-name="P70" svg:x1="6.161cm" svg:y1="2.491cm" svg:x2="5.971cm" svg:y2="2.304cm"><text:p/></draw:line><draw:frame draw:style-name="gr60" draw:text-style-name="P72" svg:width="0.77cm" svg:height="0.639cm" svg:x="5.399cm" svg:y="1.912cm"><draw:text-box><text:p text:style-name="P71"><text:span text:style-name="T24">H</text:span></text:p></draw:text-box></draw:frame><draw:line draw:style-name="gr61" draw:text-style-name="P70" svg:x1="4.853cm" svg:y1="2.303cm" svg:x2="4.853cm" svg:y2="2.517cm"><text:p/></draw:line><draw:line draw:style-name="gr62" draw:text-style-name="P70" svg:x1="4.351cm" svg:y1="1.803cm" svg:x2="4.139cm" svg:y2="1.803cm"><text:p/></draw:line><draw:line draw:style-name="gr63" draw:text-style-name="P70" svg:x1="8.489cm" svg:y1="0.011cm" svg:x2="8.489cm" svg:y2="5.416cm"><text:p/></draw:line><draw:line draw:style-name="gr64" draw:text-style-name="P70" svg:x1="4.247cm" svg:y1="0cm" svg:x2="4.247cm" svg:y2="5.428cm"><text:p/></draw:line><draw:line draw:style-name="gr65" draw:text-style-name="P70" svg:x1="0.004cm" svg:y1="2.408cm" svg:x2="8.501cm" svg:y2="2.408cm"><text:p/></draw:line><draw:line draw:style-name="gr41" draw:text-style-name="P70" svg:x1="4.158cm" svg:y1="2.5cm" svg:x2="4.345cm" svg:y2="2.311cm"><text:p/></draw:line><draw:line draw:style-name="gr42" draw:text-style-name="P70" svg:x1="4.345cm" svg:y1="2.5cm" svg:x2="4.158cm" svg:y2="2.311cm"><text:p/></draw:line></draw:g></text:span></text:p><text:h text:style-name="_5f_Paragraphe" text:outline-level="1"><text:span text:style-name="_5f_Numéros_20_second_20_exercices">Correction</text:span></text:h><text:section text:style-name="Sect2" text:name="Section1"><text:list text:continue-numbering="true" text:style-name="_5f_Numérotation_20_des_20_exercices"><text:list-item><text:list><text:list-item><text:p text:style-name="P51"><text:span text:style-name="_5f_Caractères">A(5 ; 1)</text:span></text:p></text:list-item><text:list-item><text:p text:style-name="P51"><text:span text:style-name="_5f_Caractères">B(−4 ; 2)</text:span></text:p></text:list-item><text:list-item><text:p text:style-name="P52"><text:span text:style-name="_5f_Caractères">C(−5 ; −4)</text:span></text:p></text:list-item><text:list-item><text:p text:style-name="P51"><text:span text:style-name="_5f_Caractères">D(0 ; 3)</text:span></text:p></text:list-item><text:list-item><text:p text:style-name="P52"><text:span text:style-name="_5f_Caractères">E(1 ; −2)</text:span></text:p></text:list-item><text:list-item><text:p text:style-name="P51"><text:span text:style-name="_5f_Caractères">F(−5 ; 0)</text:span></text:p></text:list-item><text:list-item><text:p text:style-name="P52"><text:span text:style-name="_5f_Caractères">G(0 ; −3)</text:span></text:p></text:list-item><text:list-item><text:p text:style-name="P51"><text:span text:style-name="_5f_Caractères">H(3 ; 0)</text:span></text:p></text:list-item></text:list></text:list-item></text:list></text:section></text:section></draw:text-box></draw:frame><text:span text:style-name="_5f_Caractères_5f_gras">Estimation </text:span></text:h>
        </text:list-item>
      </text:list>
      <text:h text:style-name="_5f_Paragraphe" text:outline-level="1"><draw:g text:anchor-type="paragraph" draw:z-index="75" draw:name="Shape5" draw:style-name="gr96"><draw:g draw:style-name="gr97"><draw:custom-shape draw:style-name="gr98" draw:text-style-name="P77" svg:width="4.518cm" svg:height="1.015cm" svg:x="4.516cm" svg:y="1.12cm"><text:p/><draw:enhanced-geometry svg:viewBox="0 0 21600 21600" draw:type="rectangle" draw:enhanced-path="M 0 0 L 21600 0 21600 21600 0 21600 0 0 Z N"/></draw:custom-shape><draw:custom-shape draw:style-name="gr99" draw:text-style-name="P78" svg:width="4.516cm" svg:height="1.015cm" svg:x="0cm" svg:y="1.12cm"><text:p/><draw:enhanced-geometry svg:viewBox="0 0 21600 21600" draw:type="rectangle" draw:enhanced-path="M 0 0 L 21600 0 21600 21600 0 21600 0 0 Z N"/></draw:custom-shape><draw:custom-shape draw:style-name="gr100" draw:text-style-name="P79" svg:width="4.518cm" svg:height="1.015cm" svg:x="4.516cm" svg:y="0.106cm"><text:p/><draw:enhanced-geometry svg:viewBox="0 0 21600 21600" draw:type="rectangle" draw:enhanced-path="M 0 0 L 21600 0 21600 21600 0 21600 0 0 Z N"/></draw:custom-shape><draw:g draw:style-name="gr97"><draw:g draw:style-name="gr97"><draw:g draw:style-name="gr97"><draw:custom-shape draw:style-name="gr101" draw:text-style-name="P80" svg:width="4.518cm" svg:height="0.997cm" svg:x="0.009cm" svg:y="0.106cm"><text:p/><draw:enhanced-geometry svg:viewBox="0 0 21600 21600" draw:type="rectangle" draw:enhanced-path="M 0 0 L 21600 0 21600 21600 0 21600 0 0 Z N"/></draw:custom-shape><draw:g draw:style-name="gr97"><draw:g draw:style-name="gr97"><draw:g draw:name="Forme40" draw:style-name="gr97"><draw:g draw:style-name="gr97"><draw:custom-shape draw:style-name="gr102" draw:text-style-name="P81" svg:width="4.516cm" svg:height="0.985cm" svg:x="0cm" svg:y="1.145cm"><text:p/><draw:enhanced-geometry svg:viewBox="0 0 21600 21600" draw:type="rectangle" draw:enhanced-path="M 0 0 L 21600 0 21600 21600 0 21600 0 0 Z N"/></draw:custom-shape><draw:custom-shape draw:style-name="gr103" draw:text-style-name="P82" svg:width="4.518cm" svg:height="0.985cm" svg:x="4.516cm" svg:y="1.145cm"><text:p/><draw:enhanced-geometry svg:viewBox="0 0 21600 21600" draw:type="rectangle" draw:enhanced-path="M 0 0 L 21600 0 21600 21600 0 21600 0 0 Z N"/></draw:custom-shape><draw:custom-shape draw:style-name="gr104" draw:text-style-name="P83" svg:width="4.518cm" svg:height="1.036cm" svg:x="4.516cm" svg:y="0.11cm"><text:p/><draw:enhanced-geometry svg:viewBox="0 0 21600 21600" draw:type="rectangle" draw:enhanced-path="M 0 0 L 21600 0 21600 21600 0 21600 0 0 Z N"/></draw:custom-shape><draw:custom-shape draw:style-name="gr105" draw:text-style-name="P84" svg:width="4.516cm" svg:height="1.036cm" svg:x="0cm" svg:y="0.11cm"><text:p/><draw:enhanced-geometry svg:viewBox="0 0 21600 21600" draw:type="rectangle" draw:enhanced-path="M 0 0 L 21600 0 21600 21600 0 21600 0 0 Z N"/></draw:custom-shape><draw:custom-shape draw:style-name="gr106" draw:text-style-name="P85" svg:width="9.034cm" svg:height="2.019cm" svg:x="0cm" svg:y="0.106cm"><text:p/><draw:enhanced-geometry svg:viewBox="0 0 21600 21600" draw:type="rectangle" draw:enhanced-path="M 0 0 L 21600 0 21600 21600 0 21600 0 0 Z N"/></draw:custom-shape><draw:line draw:style-name="gr107" draw:text-style-name="P86" svg:x1="0cm" svg:y1="1.114cm" svg:x2="9.028cm" svg:y2="1.114cm"><text:p/></draw:line><draw:line draw:style-name="gr108" draw:text-style-name="P86" svg:x1="4.512cm" svg:y1="0.115cm" svg:x2="4.512cm" svg:y2="2.128cm"><text:p/></draw:line><draw:line draw:style-name="gr109" draw:text-style-name="P86" svg:x1="5.525cm" svg:y1="1.02cm" svg:x2="5.525cm" svg:y2="1.243cm"><text:p/></draw:line><draw:frame draw:style-name="gr110" draw:text-style-name="P72" svg:width="1.031cm" svg:height="0.673cm" svg:x="5.008cm" svg:y="1.21cm"><draw:text-box><text:p text:style-name="P71"><text:span text:style-name="T24"><text:s text:c="2"/></text:span><text:span text:style-name="T24">1</text:span></text:p></draw:text-box></draw:frame><draw:frame draw:style-name="gr111" draw:text-style-name="P72" svg:width="0.787cm" svg:height="0.675cm" svg:x="3.888cm" svg:y="1.104cm"><draw:text-box><text:p text:style-name="P71"><text:span text:style-name="T24">O</text:span></text:p></draw:text-box></draw:frame><draw:line draw:style-name="gr112" draw:text-style-name="P86" svg:x1="4.623cm" svg:y1="0.619cm" svg:x2="4.398cm" svg:y2="0.619cm"><text:p/></draw:line><draw:frame draw:style-name="gr113" draw:text-style-name="P72" svg:width="1.188cm" svg:height="1.091cm" svg:x="3.487cm" svg:y="0.297cm"><draw:text-box><text:p text:style-name="P71"><text:span text:style-name="T24"><text:s text:c="3"/></text:span><text:span text:style-name="T24">1</text:span></text:p></draw:text-box></draw:frame></draw:g></draw:g><draw:g draw:style-name="gr114"><draw:line draw:style-name="gr115" draw:text-style-name="P87" svg:x1="5.018cm" svg:y1="2.134cm" svg:x2="5.018cm" svg:y2="0.106cm"><text:p/></draw:line><draw:line draw:style-name="gr115" draw:text-style-name="P87" svg:x1="5.52cm" svg:y1="2.134cm" svg:x2="5.52cm" svg:y2="0.106cm"><text:p/></draw:line><draw:line draw:style-name="gr115" draw:text-style-name="P87" svg:x1="6.022cm" svg:y1="2.134cm" svg:x2="6.022cm" svg:y2="0.106cm"><text:p/></draw:line><draw:line draw:style-name="gr115" draw:text-style-name="P87" svg:x1="6.524cm" svg:y1="2.134cm" svg:x2="6.524cm" svg:y2="0.106cm"><text:p/></draw:line><draw:line draw:style-name="gr115" draw:text-style-name="P87" svg:x1="7.025cm" svg:y1="2.134cm" svg:x2="7.025cm" svg:y2="0.106cm"><text:p/></draw:line><draw:line draw:style-name="gr115" draw:text-style-name="P87" svg:x1="7.527cm" svg:y1="2.134cm" svg:x2="7.527cm" svg:y2="0.106cm"><text:p/></draw:line><draw:line draw:style-name="gr115" draw:text-style-name="P87" svg:x1="8.029cm" svg:y1="2.134cm" svg:x2="8.029cm" svg:y2="0.106cm"><text:p/></draw:line><draw:line draw:style-name="gr115" draw:text-style-name="P87" svg:x1="8.531cm" svg:y1="2.134cm" svg:x2="8.531cm" svg:y2="0.106cm"><text:p/></draw:line><draw:line draw:style-name="gr115" draw:text-style-name="P87" svg:x1="4.015cm" svg:y1="2.134cm" svg:x2="4.015cm" svg:y2="0.106cm"><text:p/></draw:line><draw:line draw:style-name="gr115" draw:text-style-name="P87" svg:x1="3.513cm" svg:y1="2.134cm" svg:x2="3.513cm" svg:y2="0.106cm"><text:p/></draw:line><draw:line draw:style-name="gr115" draw:text-style-name="P87" svg:x1="3.011cm" svg:y1="2.134cm" svg:x2="3.011cm" svg:y2="0.106cm"><text:p/></draw:line><draw:line draw:style-name="gr115" draw:text-style-name="P87" svg:x1="2.509cm" svg:y1="2.134cm" svg:x2="2.509cm" svg:y2="0.106cm"><text:p/></draw:line><draw:line draw:style-name="gr115" draw:text-style-name="P87" svg:x1="2.007cm" svg:y1="2.134cm" svg:x2="2.007cm" svg:y2="0.106cm"><text:p/></draw:line><draw:line draw:style-name="gr115" draw:text-style-name="P87" svg:x1="1.506cm" svg:y1="2.134cm" svg:x2="1.506cm" svg:y2="0.106cm"><text:p/></draw:line><draw:line draw:style-name="gr115" draw:text-style-name="P87" svg:x1="1.004cm" svg:y1="2.134cm" svg:x2="1.004cm" svg:y2="0.106cm"><text:p/></draw:line><draw:line draw:style-name="gr115" draw:text-style-name="P87" svg:x1="0.502cm" svg:y1="2.134cm" svg:x2="0.502cm" svg:y2="0.106cm"><text:p/></draw:line><draw:line draw:style-name="gr115" draw:text-style-name="P87" svg:x1="9.032cm" svg:y1="0.613cm" svg:x2="0cm" svg:y2="0.613cm"><text:p/></draw:line><draw:line draw:style-name="gr115" draw:text-style-name="P87" svg:x1="9.032cm" svg:y1="1.627cm" svg:x2="0cm" svg:y2="1.627cm"><text:p/></draw:line></draw:g></draw:g></draw:g></draw:g></draw:g></draw:g></draw:g><draw:frame draw:style-name="gr116" draw:text-style-name="P88" svg:width="0.904cm" svg:height="0.927cm" svg:x="6.424cm" svg:y="0.282cm"><draw:text-box><text:p text:style-name="P75"><text:span text:style-name="T26">➊</text:span></text:p></draw:text-box></draw:frame><draw:frame draw:style-name="gr117" draw:text-style-name="P89" svg:width="0.904cm" svg:height="0.983cm" svg:x="1.806cm" svg:y="0.106cm"><draw:text-box><text:p text:style-name="P75"><text:span text:style-name="T27"></text:span></text:p></draw:text-box></draw:frame><draw:frame draw:style-name="gr116" draw:text-style-name="P88" svg:width="0.904cm" svg:height="0.927cm" svg:x="1.806cm" svg:y="1.297cm"><draw:text-box><text:p text:style-name="P75"><text:span text:style-name="T26">➌</text:span></text:p></draw:text-box></draw:frame><draw:frame draw:style-name="gr116" draw:text-style-name="P88" svg:width="0.906cm" svg:height="0.927cm" svg:x="6.523cm" svg:y="1.297cm"><draw:text-box><text:p text:style-name="P75"><text:span text:style-name="T26">➍</text:span></text:p></draw:text-box></draw:frame></draw:g><text:span text:style-name="_5f_Caractères">Indique dans quel quadrant se trouvent les points suivants : </text:span></text:h>
      <text:section text:style-name="Sect3" text:name="Section13">
        <text:h text:style-name="_5f_Paragraphe" text:outline-level="1"><text:span text:style-name="_5f_Caractères">A(−2 ; 1) </text:span><text:span text:style-name="_5f_pointillés_20_gris"><text:tab/></text:span></text:h>
        <text:h text:style-name="_5f_Paragraphe" text:outline-level="1"><text:span text:style-name="_5f_Caractères">B(−2 ; −1) </text:span><text:span text:style-name="_5f_pointillés_20_gris"><text:tab/></text:span></text:h>
        <text:h text:style-name="_5f_Paragraphe" text:outline-level="1"><text:span text:style-name="_5f_Caractères">C(1 ; −1) </text:span><text:span text:style-name="_5f_pointillés_20_gris"><text:tab/></text:span></text:h>
        <text:h text:style-name="_5f_Paragraphe" text:outline-level="1"><text:span text:style-name="_5f_Caractères">D(−3 ; −2) </text:span><text:span text:style-name="_5f_pointillés_20_gris"><text:tab/></text:span></text:h>
        <text:h text:style-name="_5f_Paragraphe" text:outline-level="1"><text:span text:style-name="_5f_Caractères">E(4 ; −2) </text:span><text:span text:style-name="_5f_pointillés_20_gris"><text:tab/></text:span></text:h>
        <text:h text:style-name="P16" text:outline-level="1"><text:span text:style-name="_5f_Caractères">F(−4 ; 2) </text:span><text:span text:style-name="_5f_pointillés_20_gris"><text:tab/></text:span></text:h>
      </text:section>
      <text:p text:style-name="_5f_Paragraphe_5f_Réponse_5f_Pointillés_5f_Grisés"><text:span text:style-name="_5f_pointillés_20_gris"><text:tab/><text:tab/><text:tab/></text:span></text:p>
      <text:list text:continue-numbering="true" text:style-name="_5f_Numérotation_20_des_20_exercices">
        <text:list-item>
          <text:h text:style-name="P57" text:outline-level="1"><text:span text:style-name="_5f_Caractères_5f_gras">Placer des points</text:span></text:h>
        </text:list-item>
      </text:list>
      <text:h text:style-name="_5f_Paragraphe" text:outline-level="1"><draw:g text:anchor-type="paragraph" draw:z-index="76" draw:name="Group object 4" draw:style-name="gr93"><draw:line draw:style-name="gr94" draw:text-style-name="P70" svg:x1="4.393cm" svg:y1="2.751cm" svg:x2="4.58cm" svg:y2="2.562cm"><text:p/></draw:line><draw:line draw:style-name="gr95" draw:text-style-name="P70" svg:x1="4.58cm" svg:y1="2.751cm" svg:x2="4.393cm" svg:y2="2.562cm"><text:p/></draw:line></draw:g><draw:g text:anchor-type="as-char" draw:z-index="73" draw:name="Forme41" draw:style-name="gr11"><draw:line draw:style-name="gr118" draw:text-style-name="P90" svg:x1="0cm" svg:y1="0.644cm" svg:x2="8.998cm" svg:y2="0.644cm"><text:p/></draw:line><draw:line draw:style-name="gr119" draw:text-style-name="P90" svg:x1="0cm" svg:y1="5.775cm" svg:x2="0cm" svg:y2="0.018cm"><text:p/></draw:line><draw:line draw:style-name="gr120" draw:text-style-name="P90" svg:x1="1.926cm" svg:y1="0.019cm" svg:x2="1.93cm" svg:y2="5.78cm"><text:p/></draw:line><draw:line draw:style-name="gr121" draw:text-style-name="P90" svg:x1="0cm" svg:y1="0.012cm" svg:x2="8.998cm" svg:y2="0.012cm"><text:p/></draw:line><draw:line draw:style-name="gr122" draw:text-style-name="P90" svg:x1="0.004cm" svg:y1="1.282cm" svg:x2="8.989cm" svg:y2="1.282cm"><text:p/></draw:line><draw:line draw:style-name="gr123" draw:text-style-name="P90" svg:x1="0.004cm" svg:y1="1.921cm" svg:x2="9cm" svg:y2="1.921cm"><text:p/></draw:line><draw:line draw:style-name="gr124" draw:text-style-name="P90" svg:x1="0.004cm" svg:y1="3.207cm" svg:x2="9cm" svg:y2="3.207cm"><text:p/></draw:line><draw:line draw:style-name="gr125" draw:text-style-name="P90" svg:x1="0.004cm" svg:y1="4.491cm" svg:x2="9cm" svg:y2="4.491cm"><text:p/></draw:line><draw:line draw:style-name="gr126" draw:text-style-name="P90" svg:x1="0.004cm" svg:y1="3.849cm" svg:x2="9cm" svg:y2="3.849cm"><text:p/></draw:line><draw:line draw:style-name="gr127" draw:text-style-name="P90" svg:x1="0.004cm" svg:y1="5.135cm" svg:x2="9cm" svg:y2="5.135cm"><text:p/></draw:line><draw:line draw:style-name="gr128" draw:text-style-name="P90" svg:x1="0.004cm" svg:y1="5.771cm" svg:x2="9cm" svg:y2="5.771cm"><text:p/></draw:line><draw:line draw:style-name="gr129" draw:text-style-name="P90" svg:x1="0.639cm" svg:y1="0.012cm" svg:x2="0.639cm" svg:y2="5.766cm"><text:p/></draw:line><draw:line draw:style-name="gr130" draw:text-style-name="P90" svg:x1="1.281cm" svg:y1="0.012cm" svg:x2="1.281cm" svg:y2="5.766cm"><text:p/></draw:line><draw:line draw:style-name="gr131" draw:text-style-name="P90" svg:x1="2.565cm" svg:y1="0.012cm" svg:x2="2.565cm" svg:y2="5.766cm"><text:p/></draw:line><draw:line draw:style-name="gr132" draw:text-style-name="P90" svg:x1="3.207cm" svg:y1="0.012cm" svg:x2="3.211cm" svg:y2="5.766cm"><text:p/></draw:line><draw:line draw:style-name="gr133" draw:text-style-name="P90" svg:x1="3.849cm" svg:y1="0.012cm" svg:x2="3.851cm" svg:y2="5.766cm"><text:p/></draw:line><draw:line draw:style-name="gr134" draw:text-style-name="P90" svg:x1="5.138cm" svg:y1="0.012cm" svg:x2="5.138cm" svg:y2="5.766cm"><text:p/></draw:line><draw:line draw:style-name="gr135" draw:text-style-name="P90" svg:x1="5.779cm" svg:y1="0.012cm" svg:x2="5.779cm" svg:y2="5.766cm"><text:p/></draw:line><draw:line draw:style-name="gr136" draw:text-style-name="P90" svg:x1="6.422cm" svg:y1="0.012cm" svg:x2="6.422cm" svg:y2="5.766cm"><text:p/></draw:line><draw:line draw:style-name="gr137" draw:text-style-name="P90" svg:x1="7.064cm" svg:y1="0.012cm" svg:x2="7.064cm" svg:y2="5.766cm"><text:p/></draw:line><draw:line draw:style-name="gr138" draw:text-style-name="P90" svg:x1="7.71cm" svg:y1="5.766cm" svg:x2="7.71cm" svg:y2="0.012cm"><text:p/></draw:line><draw:line draw:style-name="gr139" draw:text-style-name="P90" svg:x1="8.348cm" svg:y1="0.012cm" svg:x2="8.348cm" svg:y2="5.766cm"><text:p/></draw:line><draw:frame draw:style-name="gr140" draw:text-style-name="P91" svg:width="0.283cm" svg:height="0.414cm" svg:x="4.022cm" svg:y="2.72cm"><draw:text-box><text:p text:style-name="P75"><text:span text:style-name="T25">O</text:span></text:p></draw:text-box></draw:frame><draw:frame draw:style-name="gr141" draw:text-style-name="P91" svg:width="0.526cm" svg:height="0.461cm" svg:x="4.852cm" svg:y="2.672cm"><draw:text-box><text:p><text:span text:style-name="T25"><text:s text:c="2"/></text:span><text:span text:style-name="T25">1</text:span></text:p></draw:text-box></draw:frame><draw:frame draw:style-name="gr142" draw:text-style-name="P91" svg:width="0.648cm" svg:height="0.451cm" svg:x="3.748cm" svg:y="1.699cm"><draw:text-box><text:p><text:span text:style-name="T25"><text:s text:c="2"/></text:span><text:span text:style-name="T25">1</text:span></text:p></draw:text-box></draw:frame><draw:line draw:style-name="gr143" draw:text-style-name="P90" svg:x1="5.138cm" svg:y1="2.452cm" svg:x2="5.138cm" svg:y2="2.68cm"><text:p/></draw:line><draw:line draw:style-name="gr144" draw:text-style-name="P90" svg:x1="4.606cm" svg:y1="1.923cm" svg:x2="4.382cm" svg:y2="1.923cm"><text:p/></draw:line><draw:line draw:style-name="gr145" draw:text-style-name="P90" svg:x1="8.987cm" svg:y1="0.012cm" svg:x2="8.987cm" svg:y2="5.766cm"><text:p/></draw:line><draw:line draw:style-name="gr146" draw:text-style-name="P90" svg:x1="4.496cm" svg:y1="0cm" svg:x2="4.496cm" svg:y2="5.779cm"><text:p/></draw:line><draw:line draw:style-name="gr147" draw:text-style-name="P90" svg:x1="0.004cm" svg:y1="2.565cm" svg:x2="9cm" svg:y2="2.565cm"><text:p/></draw:line></draw:g></text:h>
      <text:h text:style-name="_5f_Paragraphe" text:outline-level="1"><text:span text:style-name="_5f_Caractères">Dans le repère ci-dessus, place les points :</text:span></text:h>
      <text:section text:style-name="Sect3" text:name="Section14">
        <text:h text:style-name="_5f_Paragraphe" text:outline-level="1"><text:span text:style-name="_5f_Caractères">A(−2 ; 1)</text:span></text:h>
        <text:h text:style-name="_5f_Paragraphe" text:outline-level="1"><text:span text:style-name="_5f_Caractères">B(−4 ; 3)</text:span></text:h>
        <text:h text:style-name="P17" text:outline-level="1"><text:span text:style-name="_5f_Caractères">C(5 ; −3)</text:span></text:h>
        <text:h text:style-name="_5f_Paragraphe" text:outline-level="1"><text:span text:style-name="_5f_Caractères">D(−5 ; 0)</text:span></text:h>
        <text:h text:style-name="P17" text:outline-level="1"><text:span text:style-name="_5f_Caractères">E(0 ; −2)</text:span></text:h>
        <text:h text:style-name="_5f_Paragraphe" text:outline-level="1"><text:span text:style-name="_5f_Caractères">F(6 ; 1)</text:span></text:h>
      </text:section>
      <text:list text:continue-numbering="true" text:style-name="_5f_Numérotation_20_des_20_exercices">
        <text:list-item>
          <text:h text:style-name="P56" text:outline-level="1"><text:span text:style-name="_5f_Caractères"><text:span text:style-name="T12">Donne</text:span></text:span><text:span text:style-name="_5f_Caractères"><text:span text:style-name="T11"> les coordonnées des points A à H </text:span></text:span><text:span text:style-name="_5f_Caractères"><text:span text:style-name="T13">le plus précisément possible</text:span></text:span><text:span text:style-name="_5f_Caractères"><text:span text:style-name="T11">.</text:span></text:span><text:span text:style-name="_5f_Caractères"> </text:span></text:h>
        </text:list-item>
      </text:list>
      <text:h text:style-name="_5f_Paragraphe" text:outline-level="1"><draw:g text:anchor-type="paragraph" draw:z-index="77" draw:name="Group object 5" draw:style-name="gr93"><draw:line draw:style-name="gr94" draw:text-style-name="P70" svg:x1="3.899cm" svg:y1="3.199cm" svg:x2="4.086cm" svg:y2="3.01cm"><text:p/></draw:line><draw:line draw:style-name="gr95" draw:text-style-name="P70" svg:x1="4.086cm" svg:y1="3.199cm" svg:x2="3.899cm" svg:y2="3.01cm"><text:p/></draw:line></draw:g><draw:g text:anchor-type="as-char" draw:z-index="71" draw:name="Forme42" draw:style-name="gr156"><draw:g draw:style-name="gr114"><draw:line draw:style-name="gr157" draw:text-style-name="P92" svg:x1="0.1cm" svg:y1="0cm" svg:x2="0.1cm" svg:y2="5cm"><text:p/></draw:line><draw:line draw:style-name="gr157" draw:text-style-name="P92" svg:x1="0.2cm" svg:y1="0cm" svg:x2="0.2cm" svg:y2="5cm"><text:p/></draw:line><draw:line draw:style-name="gr157" draw:text-style-name="P92" svg:x1="0.3cm" svg:y1="0cm" svg:x2="0.3cm" svg:y2="5cm"><text:p/></draw:line><draw:line draw:style-name="gr157" draw:text-style-name="P92" svg:x1="0.4cm" svg:y1="0cm" svg:x2="0.4cm" svg:y2="5cm"><text:p/></draw:line><draw:line draw:style-name="gr157" draw:text-style-name="P92" svg:x1="0.6cm" svg:y1="0cm" svg:x2="0.6cm" svg:y2="5cm"><text:p/></draw:line><draw:line draw:style-name="gr157" draw:text-style-name="P92" svg:x1="0.7cm" svg:y1="0cm" svg:x2="0.7cm" svg:y2="5cm"><text:p/></draw:line><draw:line draw:style-name="gr157" draw:text-style-name="P92" svg:x1="0.8cm" svg:y1="0cm" svg:x2="0.8cm" svg:y2="5cm"><text:p/></draw:line><draw:line draw:style-name="gr157" draw:text-style-name="P92" svg:x1="0.9cm" svg:y1="0cm" svg:x2="0.9cm" svg:y2="5cm"><text:p/></draw:line><draw:line draw:style-name="gr157" draw:text-style-name="P92" svg:x1="1.1cm" svg:y1="0cm" svg:x2="1.1cm" svg:y2="5cm"><text:p/></draw:line><draw:line draw:style-name="gr157" draw:text-style-name="P92" svg:x1="1.2cm" svg:y1="0cm" svg:x2="1.2cm" svg:y2="5cm"><text:p/></draw:line><draw:line draw:style-name="gr157" draw:text-style-name="P92" svg:x1="1.3cm" svg:y1="0cm" svg:x2="1.3cm" svg:y2="5cm"><text:p/></draw:line><draw:line draw:style-name="gr157" draw:text-style-name="P92" svg:x1="1.4cm" svg:y1="0cm" svg:x2="1.4cm" svg:y2="5cm"><text:p/></draw:line><draw:line draw:style-name="gr157" draw:text-style-name="P92" svg:x1="1.6cm" svg:y1="0cm" svg:x2="1.6cm" svg:y2="5cm"><text:p/></draw:line><draw:line draw:style-name="gr157" draw:text-style-name="P92" svg:x1="1.7cm" svg:y1="0cm" svg:x2="1.7cm" svg:y2="5cm"><text:p/></draw:line><draw:line draw:style-name="gr157" draw:text-style-name="P92" svg:x1="1.8cm" svg:y1="0cm" svg:x2="1.8cm" svg:y2="5cm"><text:p/></draw:line><draw:line draw:style-name="gr157" draw:text-style-name="P92" svg:x1="1.9cm" svg:y1="0cm" svg:x2="1.9cm" svg:y2="5cm"><text:p/></draw:line><draw:line draw:style-name="gr157" draw:text-style-name="P92" svg:x1="2.1cm" svg:y1="0cm" svg:x2="2.1cm" svg:y2="5cm"><text:p/></draw:line><draw:line draw:style-name="gr157" draw:text-style-name="P92" svg:x1="2.2cm" svg:y1="0cm" svg:x2="2.2cm" svg:y2="5cm"><text:p/></draw:line><draw:line draw:style-name="gr157" draw:text-style-name="P92" svg:x1="2.3cm" svg:y1="0cm" svg:x2="2.3cm" svg:y2="5cm"><text:p/></draw:line><draw:line draw:style-name="gr157" draw:text-style-name="P92" svg:x1="2.4cm" svg:y1="0cm" svg:x2="2.4cm" svg:y2="5cm"><text:p/></draw:line><draw:line draw:style-name="gr157" draw:text-style-name="P92" svg:x1="2.6cm" svg:y1="0cm" svg:x2="2.6cm" svg:y2="5cm"><text:p/></draw:line><draw:line draw:style-name="gr157" draw:text-style-name="P92" svg:x1="2.7cm" svg:y1="0cm" svg:x2="2.7cm" svg:y2="5cm"><text:p/></draw:line><draw:line draw:style-name="gr157" draw:text-style-name="P92" svg:x1="2.8cm" svg:y1="0cm" svg:x2="2.8cm" svg:y2="5cm"><text:p/></draw:line><draw:line draw:style-name="gr157" draw:text-style-name="P92" svg:x1="2.9cm" svg:y1="0cm" svg:x2="2.9cm" svg:y2="5cm"><text:p/></draw:line><draw:line draw:style-name="gr157" draw:text-style-name="P92" svg:x1="3.1cm" svg:y1="0cm" svg:x2="3.1cm" svg:y2="5cm"><text:p/></draw:line><draw:line draw:style-name="gr157" draw:text-style-name="P92" svg:x1="3.2cm" svg:y1="0cm" svg:x2="3.2cm" svg:y2="5cm"><text:p/></draw:line><draw:line draw:style-name="gr157" draw:text-style-name="P92" svg:x1="3.3cm" svg:y1="0cm" svg:x2="3.3cm" svg:y2="5cm"><text:p/></draw:line><draw:line draw:style-name="gr157" draw:text-style-name="P92" svg:x1="3.4cm" svg:y1="0cm" svg:x2="3.4cm" svg:y2="5cm"><text:p/></draw:line><draw:line draw:style-name="gr157" draw:text-style-name="P92" svg:x1="3.6cm" svg:y1="0cm" svg:x2="3.6cm" svg:y2="5cm"><text:p/></draw:line><draw:line draw:style-name="gr157" draw:text-style-name="P92" svg:x1="3.7cm" svg:y1="0cm" svg:x2="3.7cm" svg:y2="5cm"><text:p/></draw:line><draw:line draw:style-name="gr157" draw:text-style-name="P92" svg:x1="3.8cm" svg:y1="0cm" svg:x2="3.8cm" svg:y2="5cm"><text:p/></draw:line><draw:line draw:style-name="gr157" draw:text-style-name="P92" svg:x1="3.9cm" svg:y1="0cm" svg:x2="3.9cm" svg:y2="5cm"><text:p/></draw:line><draw:line draw:style-name="gr157" draw:text-style-name="P92" svg:x1="4.1cm" svg:y1="0cm" svg:x2="4.1cm" svg:y2="5cm"><text:p/></draw:line><draw:line draw:style-name="gr157" draw:text-style-name="P92" svg:x1="4.2cm" svg:y1="0cm" svg:x2="4.2cm" svg:y2="5cm"><text:p/></draw:line><draw:line draw:style-name="gr157" draw:text-style-name="P92" svg:x1="4.3cm" svg:y1="0cm" svg:x2="4.3cm" svg:y2="5cm"><text:p/></draw:line><draw:line draw:style-name="gr157" draw:text-style-name="P92" svg:x1="4.4cm" svg:y1="0cm" svg:x2="4.4cm" svg:y2="5cm"><text:p/></draw:line><draw:line draw:style-name="gr157" draw:text-style-name="P92" svg:x1="4.6cm" svg:y1="0cm" svg:x2="4.6cm" svg:y2="5cm"><text:p/></draw:line><draw:line draw:style-name="gr157" draw:text-style-name="P92" svg:x1="4.7cm" svg:y1="0cm" svg:x2="4.7cm" svg:y2="5cm"><text:p/></draw:line><draw:line draw:style-name="gr157" draw:text-style-name="P92" svg:x1="4.8cm" svg:y1="0cm" svg:x2="4.8cm" svg:y2="5cm"><text:p/></draw:line><draw:line draw:style-name="gr157" draw:text-style-name="P92" svg:x1="4.9cm" svg:y1="0cm" svg:x2="4.9cm" svg:y2="5cm"><text:p/></draw:line><draw:line draw:style-name="gr157" draw:text-style-name="P92" svg:x1="5.1cm" svg:y1="0cm" svg:x2="5.1cm" svg:y2="5cm"><text:p/></draw:line><draw:line draw:style-name="gr157" draw:text-style-name="P92" svg:x1="5.2cm" svg:y1="0cm" svg:x2="5.2cm" svg:y2="5cm"><text:p/></draw:line><draw:line draw:style-name="gr157" draw:text-style-name="P92" svg:x1="5.3cm" svg:y1="0cm" svg:x2="5.3cm" svg:y2="5cm"><text:p/></draw:line><draw:line draw:style-name="gr157" draw:text-style-name="P92" svg:x1="5.4cm" svg:y1="0cm" svg:x2="5.4cm" svg:y2="5cm"><text:p/></draw:line><draw:line draw:style-name="gr157" draw:text-style-name="P92" svg:x1="5.6cm" svg:y1="0cm" svg:x2="5.6cm" svg:y2="5cm"><text:p/></draw:line><draw:line draw:style-name="gr157" draw:text-style-name="P92" svg:x1="5.7cm" svg:y1="0cm" svg:x2="5.7cm" svg:y2="5cm"><text:p/></draw:line><draw:line draw:style-name="gr157" draw:text-style-name="P92" svg:x1="5.8cm" svg:y1="0cm" svg:x2="5.8cm" svg:y2="5cm"><text:p/></draw:line><draw:line draw:style-name="gr157" draw:text-style-name="P92" svg:x1="5.9cm" svg:y1="0cm" svg:x2="5.9cm" svg:y2="5cm"><text:p/></draw:line><draw:line draw:style-name="gr157" draw:text-style-name="P92" svg:x1="6.1cm" svg:y1="0cm" svg:x2="6.1cm" svg:y2="5cm"><text:p/></draw:line><draw:line draw:style-name="gr157" draw:text-style-name="P92" svg:x1="6.2cm" svg:y1="0cm" svg:x2="6.2cm" svg:y2="5cm"><text:p/></draw:line><draw:line draw:style-name="gr157" draw:text-style-name="P92" svg:x1="6.3cm" svg:y1="0cm" svg:x2="6.3cm" svg:y2="5cm"><text:p/></draw:line><draw:line draw:style-name="gr157" draw:text-style-name="P92" svg:x1="6.4cm" svg:y1="0cm" svg:x2="6.4cm" svg:y2="5cm"><text:p/></draw:line><draw:line draw:style-name="gr157" draw:text-style-name="P92" svg:x1="6.6cm" svg:y1="0cm" svg:x2="6.6cm" svg:y2="5cm"><text:p/></draw:line><draw:line draw:style-name="gr157" draw:text-style-name="P92" svg:x1="6.7cm" svg:y1="0cm" svg:x2="6.7cm" svg:y2="5cm"><text:p/></draw:line><draw:line draw:style-name="gr157" draw:text-style-name="P92" svg:x1="6.8cm" svg:y1="0cm" svg:x2="6.8cm" svg:y2="5cm"><text:p/></draw:line><draw:line draw:style-name="gr157" draw:text-style-name="P92" svg:x1="6.9cm" svg:y1="0cm" svg:x2="6.9cm" svg:y2="5cm"><text:p/></draw:line><draw:line draw:style-name="gr157" draw:text-style-name="P92" svg:x1="7.1cm" svg:y1="0cm" svg:x2="7.1cm" svg:y2="5cm"><text:p/></draw:line><draw:line draw:style-name="gr157" draw:text-style-name="P92" svg:x1="7.2cm" svg:y1="0cm" svg:x2="7.2cm" svg:y2="5cm"><text:p/></draw:line><draw:line draw:style-name="gr157" draw:text-style-name="P92" svg:x1="7.3cm" svg:y1="0cm" svg:x2="7.3cm" svg:y2="5cm"><text:p/></draw:line><draw:line draw:style-name="gr157" draw:text-style-name="P92" svg:x1="7.4cm" svg:y1="0cm" svg:x2="7.4cm" svg:y2="5cm"><text:p/></draw:line><draw:line draw:style-name="gr157" draw:text-style-name="P92" svg:x1="7.6cm" svg:y1="0cm" svg:x2="7.6cm" svg:y2="5cm"><text:p/></draw:line><draw:line draw:style-name="gr157" draw:text-style-name="P92" svg:x1="7.7cm" svg:y1="0cm" svg:x2="7.7cm" svg:y2="5cm"><text:p/></draw:line><draw:line draw:style-name="gr157" draw:text-style-name="P92" svg:x1="7.8cm" svg:y1="0cm" svg:x2="7.8cm" svg:y2="5cm"><text:p/></draw:line><draw:line draw:style-name="gr157" draw:text-style-name="P92" svg:x1="7.9cm" svg:y1="0cm" svg:x2="7.9cm" svg:y2="5cm"><text:p/></draw:line><draw:line draw:style-name="gr157" draw:text-style-name="P92" svg:x1="8.1cm" svg:y1="0cm" svg:x2="8.1cm" svg:y2="5cm"><text:p/></draw:line><draw:line draw:style-name="gr157" draw:text-style-name="P92" svg:x1="8.2cm" svg:y1="0cm" svg:x2="8.2cm" svg:y2="5cm"><text:p/></draw:line><draw:line draw:style-name="gr157" draw:text-style-name="P92" svg:x1="8.3cm" svg:y1="0cm" svg:x2="8.3cm" svg:y2="5cm"><text:p/></draw:line><draw:line draw:style-name="gr157" draw:text-style-name="P92" svg:x1="8.4cm" svg:y1="0cm" svg:x2="8.4cm" svg:y2="5cm"><text:p/></draw:line><draw:line draw:style-name="gr157" draw:text-style-name="P92" svg:x1="8.6cm" svg:y1="0cm" svg:x2="8.6cm" svg:y2="5cm"><text:p/></draw:line><draw:line draw:style-name="gr157" draw:text-style-name="P92" svg:x1="8.7cm" svg:y1="0cm" svg:x2="8.7cm" svg:y2="5cm"><text:p/></draw:line><draw:line draw:style-name="gr157" draw:text-style-name="P92" svg:x1="8.8cm" svg:y1="0cm" svg:x2="8.8cm" svg:y2="5cm"><text:p/></draw:line><draw:line draw:style-name="gr157" draw:text-style-name="P92" svg:x1="8.9cm" svg:y1="0cm" svg:x2="8.9cm" svg:y2="5cm"><text:p/></draw:line><draw:line draw:style-name="gr157" draw:text-style-name="P92" svg:x1="0cm" svg:y1="0.102cm" svg:x2="9cm" svg:y2="0.102cm"><text:p/></draw:line><draw:line draw:style-name="gr157" draw:text-style-name="P92" svg:x1="0cm" svg:y1="0.2cm" svg:x2="9cm" svg:y2="0.2cm"><text:p/></draw:line><draw:line draw:style-name="gr157" draw:text-style-name="P92" svg:x1="0cm" svg:y1="0.3cm" svg:x2="9cm" svg:y2="0.3cm"><text:p/></draw:line><draw:line draw:style-name="gr157" draw:text-style-name="P92" svg:x1="0cm" svg:y1="0.4cm" svg:x2="9cm" svg:y2="0.4cm"><text:p/></draw:line><draw:line draw:style-name="gr157" draw:text-style-name="P92" svg:x1="0cm" svg:y1="0.6cm" svg:x2="9cm" svg:y2="0.6cm"><text:p/></draw:line><draw:line draw:style-name="gr157" draw:text-style-name="P92" svg:x1="0cm" svg:y1="0.7cm" svg:x2="9cm" svg:y2="0.7cm"><text:p/></draw:line><draw:line draw:style-name="gr157" draw:text-style-name="P92" svg:x1="0cm" svg:y1="0.8cm" svg:x2="9cm" svg:y2="0.8cm"><text:p/></draw:line><draw:line draw:style-name="gr157" draw:text-style-name="P92" svg:x1="0cm" svg:y1="0.901cm" svg:x2="9cm" svg:y2="0.901cm"><text:p/></draw:line><draw:line draw:style-name="gr157" draw:text-style-name="P92" svg:x1="0cm" svg:y1="1.102cm" svg:x2="9cm" svg:y2="1.102cm"><text:p/></draw:line><draw:line draw:style-name="gr157" draw:text-style-name="P92" svg:x1="0cm" svg:y1="1.2cm" svg:x2="9cm" svg:y2="1.2cm"><text:p/></draw:line><draw:line draw:style-name="gr157" draw:text-style-name="P92" svg:x1="0cm" svg:y1="1.3cm" svg:x2="9cm" svg:y2="1.3cm"><text:p/></draw:line><draw:line draw:style-name="gr157" draw:text-style-name="P92" svg:x1="0cm" svg:y1="1.402cm" svg:x2="9cm" svg:y2="1.402cm"><text:p/></draw:line><draw:line draw:style-name="gr157" draw:text-style-name="P92" svg:x1="0cm" svg:y1="1.6cm" svg:x2="9cm" svg:y2="1.6cm"><text:p/></draw:line><draw:line draw:style-name="gr157" draw:text-style-name="P92" svg:x1="0cm" svg:y1="1.7cm" svg:x2="9cm" svg:y2="1.7cm"><text:p/></draw:line><draw:line draw:style-name="gr157" draw:text-style-name="P92" svg:x1="0cm" svg:y1="1.8cm" svg:x2="9cm" svg:y2="1.8cm"><text:p/></draw:line><draw:line draw:style-name="gr157" draw:text-style-name="P92" svg:x1="0cm" svg:y1="1.9cm" svg:x2="9cm" svg:y2="1.9cm"><text:p/></draw:line><draw:line draw:style-name="gr157" draw:text-style-name="P92" svg:x1="0cm" svg:y1="2.1cm" svg:x2="9cm" svg:y2="2.1cm"><text:p/></draw:line><draw:line draw:style-name="gr157" draw:text-style-name="P92" svg:x1="0cm" svg:y1="2.201cm" svg:x2="9cm" svg:y2="2.201cm"><text:p/></draw:line><draw:line draw:style-name="gr157" draw:text-style-name="P92" svg:x1="0cm" svg:y1="2.3cm" svg:x2="9cm" svg:y2="2.3cm"><text:p/></draw:line><draw:line draw:style-name="gr157" draw:text-style-name="P92" svg:x1="0cm" svg:y1="2.402cm" svg:x2="9cm" svg:y2="2.402cm"><text:p/></draw:line><draw:line draw:style-name="gr157" draw:text-style-name="P92" svg:x1="0cm" svg:y1="2.6cm" svg:x2="9cm" svg:y2="2.6cm"><text:p/></draw:line><draw:line draw:style-name="gr157" draw:text-style-name="P92" svg:x1="0cm" svg:y1="2.702cm" svg:x2="9cm" svg:y2="2.702cm"><text:p/></draw:line><draw:line draw:style-name="gr157" draw:text-style-name="P92" svg:x1="0cm" svg:y1="2.8cm" svg:x2="9cm" svg:y2="2.8cm"><text:p/></draw:line><draw:line draw:style-name="gr157" draw:text-style-name="P92" svg:x1="0cm" svg:y1="2.9cm" svg:x2="9cm" svg:y2="2.9cm"><text:p/></draw:line><draw:line draw:style-name="gr157" draw:text-style-name="P92" svg:x1="0cm" svg:y1="3.1cm" svg:x2="9cm" svg:y2="3.1cm"><text:p/></draw:line><draw:line draw:style-name="gr157" draw:text-style-name="P92" svg:x1="0cm" svg:y1="3.2cm" svg:x2="9cm" svg:y2="3.2cm"><text:p/></draw:line><draw:line draw:style-name="gr157" draw:text-style-name="P92" svg:x1="0cm" svg:y1="3.3cm" svg:x2="9cm" svg:y2="3.3cm"><text:p/></draw:line><draw:line draw:style-name="gr157" draw:text-style-name="P92" svg:x1="0cm" svg:y1="3.4cm" svg:x2="9cm" svg:y2="3.4cm"><text:p/></draw:line><draw:line draw:style-name="gr157" draw:text-style-name="P92" svg:x1="0cm" svg:y1="3.6cm" svg:x2="9cm" svg:y2="3.6cm"><text:p/></draw:line><draw:line draw:style-name="gr157" draw:text-style-name="P92" svg:x1="0cm" svg:y1="3.702cm" svg:x2="9cm" svg:y2="3.702cm"><text:p/></draw:line><draw:line draw:style-name="gr157" draw:text-style-name="P92" svg:x1="0cm" svg:y1="3.8cm" svg:x2="9cm" svg:y2="3.8cm"><text:p/></draw:line><draw:line draw:style-name="gr157" draw:text-style-name="P92" svg:x1="0cm" svg:y1="3.9cm" svg:x2="9cm" svg:y2="3.9cm"><text:p/></draw:line><draw:line draw:style-name="gr157" draw:text-style-name="P92" svg:x1="0cm" svg:y1="4.1cm" svg:x2="9cm" svg:y2="4.1cm"><text:p/></draw:line><draw:line draw:style-name="gr157" draw:text-style-name="P92" svg:x1="0cm" svg:y1="4.2cm" svg:x2="9cm" svg:y2="4.2cm"><text:p/></draw:line><draw:line draw:style-name="gr157" draw:text-style-name="P92" svg:x1="0cm" svg:y1="4.3cm" svg:x2="9cm" svg:y2="4.3cm"><text:p/></draw:line><draw:line draw:style-name="gr157" draw:text-style-name="P92" svg:x1="0cm" svg:y1="4.4cm" svg:x2="9cm" svg:y2="4.4cm"><text:p/></draw:line><draw:line draw:style-name="gr157" draw:text-style-name="P92" svg:x1="0cm" svg:y1="4.6cm" svg:x2="9cm" svg:y2="4.6cm"><text:p/></draw:line><draw:line draw:style-name="gr157" draw:text-style-name="P92" svg:x1="0cm" svg:y1="4.7cm" svg:x2="9cm" svg:y2="4.7cm"><text:p/></draw:line><draw:line draw:style-name="gr157" draw:text-style-name="P92" svg:x1="0cm" svg:y1="4.801cm" svg:x2="9cm" svg:y2="4.801cm"><text:p/></draw:line><draw:line draw:style-name="gr157" draw:text-style-name="P92" svg:x1="0cm" svg:y1="4.9cm" svg:x2="9cm" svg:y2="4.9cm"><text:p/></draw:line><draw:line draw:style-name="gr158" draw:text-style-name="P92" svg:x1="0.5cm" svg:y1="0cm" svg:x2="0.5cm" svg:y2="5cm"><text:p/></draw:line><draw:line draw:style-name="gr158" draw:text-style-name="P92" svg:x1="1.5cm" svg:y1="0cm" svg:x2="1.5cm" svg:y2="5cm"><text:p/></draw:line><draw:line draw:style-name="gr158" draw:text-style-name="P92" svg:x1="2.5cm" svg:y1="0cm" svg:x2="2.5cm" svg:y2="5cm"><text:p/></draw:line><draw:line draw:style-name="gr158" draw:text-style-name="P92" svg:x1="3.5cm" svg:y1="0cm" svg:x2="3.5cm" svg:y2="5cm"><text:p/></draw:line><draw:line draw:style-name="gr158" draw:text-style-name="P92" svg:x1="4.5cm" svg:y1="0cm" svg:x2="4.5cm" svg:y2="5cm"><text:p/></draw:line><draw:line draw:style-name="gr158" draw:text-style-name="P92" svg:x1="5.5cm" svg:y1="0cm" svg:x2="5.5cm" svg:y2="5cm"><text:p/></draw:line><draw:line draw:style-name="gr158" draw:text-style-name="P92" svg:x1="6.5cm" svg:y1="0cm" svg:x2="6.5cm" svg:y2="5cm"><text:p/></draw:line><draw:line draw:style-name="gr158" draw:text-style-name="P92" svg:x1="7.5cm" svg:y1="0cm" svg:x2="7.5cm" svg:y2="5cm"><text:p/></draw:line><draw:line draw:style-name="gr158" draw:text-style-name="P92" svg:x1="8.5cm" svg:y1="0cm" svg:x2="8.5cm" svg:y2="5cm"><text:p/></draw:line><draw:line draw:style-name="gr158" draw:text-style-name="P92" svg:x1="0cm" svg:y1="0.5cm" svg:x2="9cm" svg:y2="0.5cm"><text:p/></draw:line><draw:line draw:style-name="gr158" draw:text-style-name="P92" svg:x1="0cm" svg:y1="1.5cm" svg:x2="9cm" svg:y2="1.5cm"><text:p/></draw:line><draw:line draw:style-name="gr158" draw:text-style-name="P92" svg:x1="0cm" svg:y1="2.5cm" svg:x2="9cm" svg:y2="2.5cm"><text:p/></draw:line><draw:line draw:style-name="gr158" draw:text-style-name="P92" svg:x1="0cm" svg:y1="3.501cm" svg:x2="9cm" svg:y2="3.501cm"><text:p/></draw:line><draw:line draw:style-name="gr158" draw:text-style-name="P92" svg:x1="0cm" svg:y1="4.501cm" svg:x2="9cm" svg:y2="4.501cm"><text:p/></draw:line><draw:line draw:style-name="gr159" draw:text-style-name="P92" svg:x1="0cm" svg:y1="0cm" svg:x2="0cm" svg:y2="5cm"><text:p/></draw:line><draw:line draw:style-name="gr159" draw:text-style-name="P92" svg:x1="1cm" svg:y1="0cm" svg:x2="1cm" svg:y2="5cm"><text:p/></draw:line><draw:line draw:style-name="gr159" draw:text-style-name="P92" svg:x1="2cm" svg:y1="0cm" svg:x2="2cm" svg:y2="5cm"><text:p/></draw:line><draw:line draw:style-name="gr159" draw:text-style-name="P92" svg:x1="3cm" svg:y1="0cm" svg:x2="3cm" svg:y2="5cm"><text:p/></draw:line><draw:line draw:style-name="gr159" draw:text-style-name="P92" svg:x1="5cm" svg:y1="0cm" svg:x2="5cm" svg:y2="5cm"><text:p/></draw:line><draw:line draw:style-name="gr159" draw:text-style-name="P92" svg:x1="6cm" svg:y1="0cm" svg:x2="6cm" svg:y2="5cm"><text:p/></draw:line><draw:line draw:style-name="gr159" draw:text-style-name="P92" svg:x1="7cm" svg:y1="0cm" svg:x2="7cm" svg:y2="5cm"><text:p/></draw:line><draw:line draw:style-name="gr159" draw:text-style-name="P92" svg:x1="8cm" svg:y1="0cm" svg:x2="8cm" svg:y2="5cm"><text:p/></draw:line><draw:line draw:style-name="gr159" draw:text-style-name="P92" svg:x1="0cm" svg:y1="0cm" svg:x2="9cm" svg:y2="0cm"><text:p/></draw:line><draw:line draw:style-name="gr159" draw:text-style-name="P92" svg:x1="0cm" svg:y1="1cm" svg:x2="9cm" svg:y2="1cm"><text:p/></draw:line><draw:line draw:style-name="gr159" draw:text-style-name="P92" svg:x1="0cm" svg:y1="2cm" svg:x2="9cm" svg:y2="2cm"><text:p/></draw:line><draw:line draw:style-name="gr160" draw:text-style-name="P92" svg:x1="0cm" svg:y1="3cm" svg:x2="9cm" svg:y2="3cm"><text:p/></draw:line><draw:line draw:style-name="gr159" draw:text-style-name="P92" svg:x1="0cm" svg:y1="4.002cm" svg:x2="9cm" svg:y2="4.002cm"><text:p/></draw:line><draw:line draw:style-name="gr159" draw:text-style-name="P92" svg:x1="9cm" svg:y1="0cm" svg:x2="9cm" svg:y2="5cm"><text:p/></draw:line><draw:line draw:style-name="gr159" draw:text-style-name="P92" svg:x1="0cm" svg:y1="5.002cm" svg:x2="9cm" svg:y2="5.002cm"><text:p/></draw:line><draw:line draw:style-name="gr161" draw:text-style-name="P92" svg:x1="4cm" svg:y1="0cm" svg:x2="4cm" svg:y2="5cm"><text:p/></draw:line></draw:g><draw:g draw:style-name="gr97"><draw:frame draw:style-name="gr162" draw:text-style-name="P94" svg:width="0.207cm" svg:height="0.403cm" svg:x="3.713cm" svg:y="3.062cm"><draw:text-box><text:p text:style-name="P93"><text:span text:style-name="T28">0</text:span></text:p></draw:text-box></draw:frame><draw:frame draw:style-name="gr163" draw:text-style-name="P94" svg:width="0.526cm" svg:height="0.375cm" svg:x="4.777cm" svg:y="3.134cm"><draw:text-box><text:p text:style-name="P93"><text:span text:style-name="T28"><text:s text:c="2"/></text:span><text:span text:style-name="T28">1</text:span></text:p></draw:text-box></draw:frame><draw:frame draw:style-name="gr164" draw:text-style-name="P94" svg:width="0.526cm" svg:height="0.539cm" svg:x="3.33cm" svg:y="1.7cm"><draw:text-box><text:p text:style-name="P93"><text:span text:style-name="T28"><text:s text:c="2"/></text:span><text:span text:style-name="T28">1</text:span></text:p></draw:text-box></draw:frame><draw:line draw:style-name="gr165" draw:text-style-name="P95" svg:x1="5cm" svg:y1="2.85cm" svg:x2="5cm" svg:y2="3.153cm"><text:p/></draw:line><draw:line draw:style-name="gr165" draw:text-style-name="P95" svg:x1="4.164cm" svg:y1="1.997cm" svg:x2="3.861cm" svg:y2="1.997cm"><text:p/></draw:line><draw:g draw:style-name="gr114"><draw:line draw:style-name="gr166" draw:text-style-name="P95" svg:x1="5.427cm" svg:y1="0.383cm" svg:x2="5.628cm" svg:y2="0.586cm"><text:p/></draw:line><draw:line draw:style-name="gr167" draw:text-style-name="P95" svg:x1="5.628cm" svg:y1="0.383cm" svg:x2="5.427cm" svg:y2="0.586cm"><text:p/></draw:line></draw:g><draw:frame draw:style-name="gr168" draw:text-style-name="P94" svg:width="0.221cm" svg:height="0.403cm" svg:x="5.63cm" svg:y="0.049cm"><draw:text-box><text:p text:style-name="P93"><text:span text:style-name="T28">A</text:span></text:p></draw:text-box></draw:frame><draw:g draw:style-name="gr114"><draw:line draw:style-name="gr169" draw:text-style-name="P95" svg:x1="1.594cm" svg:y1="1.392cm" svg:x2="1.797cm" svg:y2="1.595cm"><text:p/></draw:line><draw:line draw:style-name="gr170" draw:text-style-name="P95" svg:x1="1.797cm" svg:y1="1.392cm" svg:x2="1.594cm" svg:y2="1.595cm"><text:p/></draw:line></draw:g><draw:frame draw:style-name="gr171" draw:text-style-name="P94" svg:width="0.223cm" svg:height="0.406cm" svg:x="1.408cm" svg:y="1.057cm"><draw:text-box><text:p text:style-name="P93"><text:span text:style-name="T28">B</text:span></text:p></draw:text-box></draw:frame><draw:g draw:style-name="gr114"><draw:line draw:style-name="gr172" draw:text-style-name="P95" svg:x1="1.09cm" svg:y1="3.612cm" svg:x2="1.293cm" svg:y2="3.815cm"><text:p/></draw:line><draw:line draw:style-name="gr173" draw:text-style-name="P95" svg:x1="1.293cm" svg:y1="3.612cm" svg:x2="1.09cm" svg:y2="3.815cm"><text:p/></draw:line></draw:g><draw:frame draw:style-name="gr174" draw:text-style-name="P94" svg:width="0.227cm" svg:height="0.403cm" svg:x="1.307cm" svg:y="3.261cm"><draw:text-box><text:p text:style-name="P93"><text:span text:style-name="T28">C</text:span></text:p></draw:text-box></draw:frame><draw:g draw:style-name="gr114"><draw:line draw:style-name="gr175" draw:text-style-name="P95" svg:x1="6.4cm" svg:y1="4.614cm" svg:x2="6.599cm" svg:y2="4.817cm"><text:p/></draw:line><draw:line draw:style-name="gr176" draw:text-style-name="P95" svg:x1="6.599cm" svg:y1="4.614cm" svg:x2="6.4cm" svg:y2="4.817cm"><text:p/></draw:line></draw:g><draw:frame draw:style-name="gr177" draw:text-style-name="P94" svg:width="0.249cm" svg:height="0.403cm" svg:x="6.683cm" svg:y="4.516cm"><draw:text-box><text:p text:style-name="P93"><text:span text:style-name="T28">D</text:span></text:p></draw:text-box></draw:frame><draw:g draw:style-name="gr114"><draw:line draw:style-name="gr178" draw:text-style-name="P95" svg:x1="6.501cm" svg:y1="1.59cm" svg:x2="6.702cm" svg:y2="1.789cm"><text:p/></draw:line><draw:line draw:style-name="gr179" draw:text-style-name="P95" svg:x1="6.702cm" svg:y1="1.59cm" svg:x2="6.501cm" svg:y2="1.789cm"><text:p/></draw:line></draw:g><draw:frame draw:style-name="gr180" draw:text-style-name="P94" svg:width="0.251cm" svg:height="0.406cm" svg:x="6.613cm" svg:y="1.215cm"><draw:text-box><text:p text:style-name="P93"><text:span text:style-name="T28">G</text:span></text:p></draw:text-box></draw:frame><draw:g draw:style-name="gr114"><draw:line draw:style-name="gr181" draw:text-style-name="P95" svg:x1="3.9cm" svg:y1="1.39cm" svg:x2="4.099cm" svg:y2="1.591cm"><text:p/></draw:line><draw:line draw:style-name="gr182" draw:text-style-name="P95" svg:x1="4.099cm" svg:y1="1.39cm" svg:x2="3.9cm" svg:y2="1.591cm"><text:p/></draw:line></draw:g><draw:frame draw:style-name="gr183" draw:text-style-name="P94" svg:width="0.218cm" svg:height="0.403cm" svg:x="4.138cm" svg:y="1.037cm"><draw:text-box><text:p text:style-name="P93"><text:span text:style-name="T28">E</text:span></text:p></draw:text-box></draw:frame><draw:g draw:style-name="gr114"><draw:line draw:style-name="gr184" draw:text-style-name="P95" svg:x1="2.501cm" svg:y1="2.904cm" svg:x2="2.702cm" svg:y2="3.103cm"><text:p/></draw:line><draw:line draw:style-name="gr185" draw:text-style-name="P95" svg:x1="2.702cm" svg:y1="2.904cm" svg:x2="2.501cm" svg:y2="3.103cm"><text:p/></draw:line></draw:g><draw:frame draw:style-name="gr183" draw:text-style-name="P94" svg:width="0.218cm" svg:height="0.403cm" svg:x="2.686cm" svg:y="2.579cm"><draw:text-box><text:p text:style-name="P93"><text:span text:style-name="T28">F</text:span></text:p></draw:text-box></draw:frame><draw:g draw:style-name="gr114"><draw:line draw:style-name="gr186" draw:text-style-name="P95" svg:x1="2.198cm" svg:y1="4.616cm" svg:x2="2.399cm" svg:y2="4.819cm"><text:p/></draw:line><draw:line draw:style-name="gr187" draw:text-style-name="P95" svg:x1="2.399cm" svg:y1="4.616cm" svg:x2="2.198cm" svg:y2="4.819cm"><text:p/></draw:line></draw:g><draw:frame draw:style-name="gr188" draw:text-style-name="P94" svg:width="0.242cm" svg:height="0.403cm" svg:x="2.427cm" svg:y="4.292cm"><draw:text-box><text:p text:style-name="P93"><text:span text:style-name="T28">H</text:span></text:p></draw:text-box></draw:frame></draw:g></draw:g></text:h>
      <text:section text:style-name="Sect4" text:name="Section15">
        <text:h text:style-name="_5f_Paragraphe" text:outline-level="1"><text:span text:style-name="_5f_Caractères">A( </text:span><text:span text:style-name="_5f_pointillés_20_gris">.… </text:span><text:span text:style-name="_5f_Caractères">; </text:span><text:span text:style-name="_5f_pointillés_20_gris">.… </text:span><text:span text:style-name="_5f_Caractères">)</text:span></text:h>
        <text:h text:style-name="_5f_Paragraphe" text:outline-level="1"><text:span text:style-name="_5f_Caractères">B( </text:span><text:span text:style-name="_5f_pointillés_20_gris">…. </text:span><text:span text:style-name="_5f_Caractères">; </text:span><text:span text:style-name="_5f_pointillés_20_gris">.… </text:span><text:span text:style-name="_5f_Caractères">)</text:span></text:h>
        <text:h text:style-name="P17" text:outline-level="1"><text:span text:style-name="_5f_Caractères">C( </text:span><text:span text:style-name="_5f_pointillés_20_gris">…. </text:span><text:span text:style-name="_5f_Caractères">; </text:span><text:span text:style-name="_5f_pointillés_20_gris">.… </text:span><text:span text:style-name="_5f_Caractères">)</text:span></text:h>
        <text:h text:style-name="_5f_Paragraphe" text:outline-level="1"><text:span text:style-name="_5f_Caractères">D( </text:span><text:span text:style-name="_5f_pointillés_20_gris">…. </text:span><text:span text:style-name="_5f_Caractères">; </text:span><text:span text:style-name="_5f_pointillés_20_gris">…. </text:span><text:span text:style-name="_5f_Caractères">)</text:span></text:h>
        <text:h text:style-name="P17" text:outline-level="1"><text:span text:style-name="_5f_Caractères">E( </text:span><text:span text:style-name="_5f_pointillés_20_gris">…. </text:span><text:span text:style-name="_5f_Caractères">; </text:span><text:span text:style-name="_5f_pointillés_20_gris">.… </text:span><text:span text:style-name="_5f_Caractères">)</text:span></text:h>
        <text:h text:style-name="_5f_Paragraphe" text:outline-level="1"><text:span text:style-name="_5f_Caractères">F( </text:span><text:span text:style-name="_5f_pointillés_20_gris">…. </text:span><text:span text:style-name="_5f_Caractères">; </text:span><text:span text:style-name="_5f_pointillés_20_gris">.… </text:span><text:span text:style-name="_5f_Caractères">)</text:span></text:h>
        <text:h text:style-name="P17" text:outline-level="1"><text:span text:style-name="_5f_Caractères">G( </text:span><text:span text:style-name="_5f_pointillés_20_gris">…. </text:span><text:span text:style-name="_5f_Caractères">; </text:span><text:span text:style-name="_5f_pointillés_20_gris">…. </text:span><text:span text:style-name="_5f_Caractères">)</text:span></text:h>
        <text:h text:style-name="_5f_Paragraphe" text:outline-level="1"><text:span text:style-name="_5f_Caractères">H( </text:span><text:span text:style-name="_5f_pointillés_20_gris">…. </text:span><text:span text:style-name="_5f_Caractères">; </text:span><text:span text:style-name="_5f_pointillés_20_gris">…. </text:span><text:span text:style-name="_5f_Caractères">)</text:span></text:h>
      </text:section>
      <text:list text:continue-numbering="true" text:style-name="_5f_Numérotation_20_des_20_exercices">
        <text:list-item>
          <text:h text:style-name="P60" text:outline-level="1"><text:span text:style-name="_5f_Caractères">Dans le repère ci-dessous :</text:span></text:h>
        </text:list-item>
      </text:list>
      <text:h text:style-name="P2" text:outline-level="1"><draw:g text:anchor-type="as-char" svg:y="0cm" draw:z-index="72" draw:name="Forme43" draw:style-name="gr66"><draw:line draw:style-name="gr68" draw:text-style-name="P74" svg:x1="0cm" svg:y1="0.538cm" svg:x2="6.479cm" svg:y2="0.538cm"><text:p/></draw:line><draw:line draw:style-name="gr68" draw:text-style-name="P74" svg:x1="0.54cm" svg:y1="0.002cm" svg:x2="0.54cm" svg:y2="5.4cm"><text:p/></draw:line><draw:line draw:style-name="gr68" draw:text-style-name="P74" svg:x1="1.078cm" svg:y1="0.002cm" svg:x2="1.078cm" svg:y2="5.391cm"><text:p/></draw:line><draw:line draw:style-name="gr68" draw:text-style-name="P74" svg:x1="1.619cm" svg:y1="0.002cm" svg:x2="1.619cm" svg:y2="5.391cm"><text:p/></draw:line><draw:line draw:style-name="gr68" draw:text-style-name="P74" svg:x1="2.155cm" svg:y1="0.002cm" svg:x2="2.155cm" svg:y2="5.391cm"><text:p/></draw:line><draw:line draw:style-name="gr68" draw:text-style-name="P74" svg:x1="2.699cm" svg:y1="0.002cm" svg:x2="2.699cm" svg:y2="5.391cm"><text:p/></draw:line><draw:line draw:style-name="gr68" draw:text-style-name="P74" svg:x1="3.776cm" svg:y1="0.002cm" svg:x2="3.776cm" svg:y2="5.391cm"><text:p/></draw:line><draw:line draw:style-name="gr68" draw:text-style-name="P74" svg:x1="4.32cm" svg:y1="0.002cm" svg:x2="4.32cm" svg:y2="5.391cm"><text:p/></draw:line><draw:line draw:style-name="gr68" draw:text-style-name="P74" svg:x1="4.86cm" svg:y1="0.002cm" svg:x2="4.86cm" svg:y2="5.391cm"><text:p/></draw:line><draw:line draw:style-name="gr68" draw:text-style-name="P74" svg:x1="5.39cm" svg:y1="0.002cm" svg:x2="5.39cm" svg:y2="5.391cm"><text:p/></draw:line><draw:line draw:style-name="gr68" draw:text-style-name="P74" svg:x1="5.939cm" svg:y1="0.002cm" svg:x2="5.939cm" svg:y2="5.391cm"><text:p/></draw:line><draw:line draw:style-name="gr68" draw:text-style-name="P74" svg:x1="6.472cm" svg:y1="0.002cm" svg:x2="6.472cm" svg:y2="5.391cm"><text:p/></draw:line><draw:line draw:style-name="gr68" draw:text-style-name="P74" svg:x1="0.004cm" svg:y1="0.002cm" svg:x2="0.004cm" svg:y2="5.4cm"><text:p/></draw:line><draw:line draw:style-name="gr68" draw:text-style-name="P74" svg:x1="0cm" svg:y1="1.076cm" svg:x2="6.479cm" svg:y2="1.076cm"><text:p/></draw:line><draw:line draw:style-name="gr68" draw:text-style-name="P74" svg:x1="0cm" svg:y1="1.616cm" svg:x2="6.479cm" svg:y2="1.616cm"><text:p/></draw:line><draw:line draw:style-name="gr68" draw:text-style-name="P74" svg:x1="0cm" svg:y1="2.159cm" svg:x2="6.479cm" svg:y2="2.159cm"><text:p/></draw:line><draw:line draw:style-name="gr148" draw:text-style-name="P74" svg:x1="0cm" svg:y1="2.695cm" svg:x2="6.479cm" svg:y2="2.695cm"><text:p/></draw:line><draw:line draw:style-name="gr68" draw:text-style-name="P74" svg:x1="0cm" svg:y1="3.235cm" svg:x2="6.479cm" svg:y2="3.235cm"><text:p/></draw:line><draw:line draw:style-name="gr68" draw:text-style-name="P74" svg:x1="0cm" svg:y1="3.775cm" svg:x2="6.479cm" svg:y2="3.775cm"><text:p/></draw:line><draw:line draw:style-name="gr68" draw:text-style-name="P74" svg:x1="0cm" svg:y1="4.316cm" svg:x2="6.479cm" svg:y2="4.316cm"><text:p/></draw:line><draw:line draw:style-name="gr68" draw:text-style-name="P74" svg:x1="0cm" svg:y1="4.851cm" svg:x2="6.479cm" svg:y2="4.851cm"><text:p/></draw:line><draw:frame draw:style-name="gr149" draw:text-style-name="P76" svg:width="0.311cm" svg:height="0.512cm" svg:x="2.824cm" svg:y="2.752cm"><draw:text-box><text:p text:style-name="P75"><text:span text:style-name="T25">O</text:span></text:p></draw:text-box></draw:frame><draw:frame draw:style-name="gr150" draw:text-style-name="P76" svg:width="0.652cm" svg:height="0.512cm" svg:x="2.538cm" svg:y="1.385cm"><draw:text-box><text:p><text:span text:style-name="T25"><text:s text:c="3"/></text:span><text:span text:style-name="T25">1</text:span></text:p></draw:text-box></draw:frame><draw:frame draw:style-name="gr151" draw:text-style-name="P76" svg:width="0.567cm" svg:height="0.449cm" svg:x="3.988cm" svg:y="2.79cm"><draw:text-box><text:p><text:span text:style-name="T25"><text:s text:c="3"/></text:span><text:span text:style-name="T25">1</text:span></text:p></draw:text-box></draw:frame><draw:line draw:style-name="gr152" draw:text-style-name="P74" svg:x1="0.974cm" svg:y1="1.731cm" svg:x2="1.182cm" svg:y2="1.512cm"><text:p/></draw:line><draw:line draw:style-name="gr153" draw:text-style-name="P74" svg:x1="1.189cm" svg:y1="1.731cm" svg:x2="0.974cm" svg:y2="1.512cm"><text:p/></draw:line><draw:frame draw:style-name="gr154" draw:text-style-name="P76" svg:width="0.334cm" svg:height="0.511cm" svg:x="0.605cm" svg:y="1.125cm"><draw:text-box><text:p text:style-name="P75"><text:span text:style-name="T25">M</text:span></text:p></draw:text-box></draw:frame><draw:line draw:style-name="gr90" draw:text-style-name="P74" svg:x1="3.367cm" svg:y1="1.616cm" svg:x2="3.122cm" svg:y2="1.616cm"><text:p/></draw:line><draw:line draw:style-name="gr90" draw:text-style-name="P74" svg:x1="4.32cm" svg:y1="2.575cm" svg:x2="4.32cm" svg:y2="2.815cm"><text:p/></draw:line><draw:line draw:style-name="gr68" draw:text-style-name="P74" svg:x1="0.002cm" svg:y1="0cm" svg:x2="6.481cm" svg:y2="0cm"><text:p/></draw:line><draw:line draw:style-name="gr68" draw:text-style-name="P74" svg:x1="0.002cm" svg:y1="5.398cm" svg:x2="6.481cm" svg:y2="5.398cm"><text:p/></draw:line><draw:line draw:style-name="gr155" draw:text-style-name="P74" svg:x1="3.246cm" svg:y1="0.002cm" svg:x2="3.246cm" svg:y2="5.391cm"><text:p/></draw:line></draw:g></text:h>
      <text:list text:continue-numbering="true" text:style-name="_5f_Numérotation_20_des_20_exercices">
        <text:list-item>
          <text:list>
            <text:list-item>
              <text:p text:style-name="P54"><text:span text:style-name="_5f_Caractères">Place le point A, symétrique du point M par rapport à l'axe des abscisses.</text:span></text:p>
            </text:list-item>
          </text:list>
        </text:list-item>
      </text:list>
      <text:h text:style-name="_5f_Paragraphe" text:outline-level="1"><text:span text:style-name="_5f_Caractères">Donne ses coordonnées :</text:span><text:span text:style-name="_5f_pointillés_20_gris"><text:tab/></text:span><text:span text:style-name="_5f_Caractères">A( </text:span><text:span text:style-name="_5f_pointillés_20_gris">….… </text:span><text:span text:style-name="_5f_Caractères">; </text:span><text:span text:style-name="_5f_pointillés_20_gris">....… </text:span><text:span text:style-name="_5f_Caractères">).</text:span></text:h>
      <text:list text:continue-numbering="true" text:style-name="_5f_Numérotation_20_des_20_exercices">
        <text:list-item>
          <text:list>
            <text:list-item>
              <text:p text:style-name="P54"><text:span text:style-name="_5f_Caractères">Place le point B, symétrique du point M par rapport à l'axe des ordonnées. </text:span></text:p>
            </text:list-item>
          </text:list>
        </text:list-item>
      </text:list>
      <text:h text:style-name="_5f_Paragraphe" text:outline-level="1"><text:span text:style-name="_5f_Caractères">Donne ses coordonnées :</text:span><text:span text:style-name="_5f_pointillés_20_gris"><text:tab/></text:span><text:span text:style-name="_5f_Caractères">B( </text:span><text:span text:style-name="_5f_pointillés_20_gris">….... </text:span><text:span text:style-name="_5f_Caractères">; </text:span><text:span text:style-name="_5f_pointillés_20_gris">....… </text:span><text:span text:style-name="_5f_Caractères">).</text:span></text:h>
      <text:p text:style-name="_5f_Paragraphe_5f_Réponse_5f_Elève"><text:span text:style-name="_5f_Caractères">Que dire des coordonnées des points A et B ? <text:s/></text:span><text:span text:style-name="_5f_pointillés_20_gris">…………………………………………………………………</text:span></text:p>
      <text:p text:style-name="_5f_Paragraphe_5f_Réponse_5f_Elève"><text:span text:style-name="_5f_Caractères">Quelle est la position des points A et B par rapport à l'origine O ? </text:span><text:span text:style-name="_5f_pointillés_20_gris">………………………………………………………………...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Place le point C de coordonnées (1,5 ; 2).</text:span></text:p>
            </text:list-item>
            <text:list-item>
              <text:p text:style-name="P54"><text:span text:style-name="_5f_Caractères">Place le point D, symétrique du point C par rapport à la droite (AB).</text:span></text:p>
            </text:list-item>
          </text:list>
        </text:list-item>
      </text:list>
      <text:h text:style-name="_5f_Paragraphe" text:outline-level="1"><text:span text:style-name="_5f_Caractères">Donne ses coordonnées :</text:span><text:span text:style-name="_5f_pointillés_20_gris"><text:tab/></text:span><text:span text:style-name="_5f_Caractères">D( </text:span><text:span text:style-name="_5f_pointillés_20_gris">….… </text:span><text:span text:style-name="_5f_Caractères">; </text:span><text:span text:style-name="_5f_pointillés_20_gris">….… </text:span><text:span text:style-name="_5f_Caractères">).</text:span></text:h>
      <text:list text:continue-numbering="true" text:style-name="_5f_Numérotation_20_des_20_exercices">
        <text:list-item>
          <text:h text:style-name="P61" text:outline-level="1"><text:soft-page-break/><text:span text:style-name="_5f_Caractères"><text:span text:style-name="T14">Après avoir observ</text:span></text:span><text:span text:style-name="_5f_Caractères"><text:span text:style-name="T15">é</text:span></text:span><text:span text:style-name="_5f_Caractères"><text:span text:style-name="T14"> la </text:span></text:span><text:span text:style-name="_5f_Caractères"><text:span text:style-name="T16">p</text:span></text:span><text:span text:style-name="_5f_Caractères"><text:span text:style-name="T14">osition des divers points de la figure ci-dessous, indique :</text:span></text:span><text:span text:style-name="_5f_Caractères"> <text:s/></text:span></text:h>
        </text:list-item>
      </text:list>
      <text:h text:style-name="P2" text:outline-level="1"><draw:g text:anchor-type="paragraph" draw:z-index="78" draw:name="Group object 7" draw:style-name="gr93"><draw:line draw:style-name="gr94" draw:text-style-name="P70" svg:x1="4.15cm" svg:y1="2.693cm" svg:x2="4.337cm" svg:y2="2.504cm"><text:p/></draw:line><draw:line draw:style-name="gr95" draw:text-style-name="P70" svg:x1="4.337cm" svg:y1="2.693cm" svg:x2="4.15cm" svg:y2="2.504cm"><text:p/></draw:line></draw:g><text:span text:style-name="_5f_Caractères_5f_gras"><draw:g text:anchor-type="as-char" svg:y="-1.028cm" draw:z-index="69" draw:name="Forme44" draw:style-name="gr194"><draw:line draw:style-name="gr195" draw:text-style-name="P97" svg:x1="0cm" svg:y1="0.684cm" svg:x2="8.499cm" svg:y2="0.684cm"><text:p/></draw:line><draw:line draw:style-name="gr196" draw:text-style-name="P97" svg:x1="0cm" svg:y1="5.501cm" svg:x2="0cm" svg:y2="0.094cm"><text:p/></draw:line><draw:line draw:style-name="gr197" draw:text-style-name="P97" svg:x1="1.819cm" svg:y1="0.097cm" svg:x2="1.823cm" svg:y2="5.508cm"><text:p/></draw:line><draw:line draw:style-name="gr198" draw:text-style-name="P97" svg:x1="0cm" svg:y1="0.09cm" svg:x2="8.499cm" svg:y2="0.09cm"><text:p/></draw:line><draw:line draw:style-name="gr199" draw:text-style-name="P97" svg:x1="0.004cm" svg:y1="1.282cm" svg:x2="8.491cm" svg:y2="1.282cm"><text:p/></draw:line><draw:line draw:style-name="gr200" draw:text-style-name="P97" svg:x1="0.004cm" svg:y1="1.887cm" svg:x2="8.501cm" svg:y2="1.887cm"><text:p/></draw:line><draw:line draw:style-name="gr201" draw:text-style-name="P97" svg:x1="0.004cm" svg:y1="3.09cm" svg:x2="8.501cm" svg:y2="3.09cm"><text:p/></draw:line><draw:line draw:style-name="gr202" draw:text-style-name="P97" svg:x1="0.004cm" svg:y1="4.3cm" svg:x2="8.501cm" svg:y2="4.3cm"><text:p/></draw:line><draw:line draw:style-name="gr203" draw:text-style-name="P97" svg:x1="0.004cm" svg:y1="3.695cm" svg:x2="8.501cm" svg:y2="3.695cm"><text:p/></draw:line><draw:line draw:style-name="gr204" draw:text-style-name="P97" svg:x1="0.004cm" svg:y1="4.905cm" svg:x2="8.501cm" svg:y2="4.905cm"><text:p/></draw:line><draw:line draw:style-name="gr205" draw:text-style-name="P97" svg:x1="0.004cm" svg:y1="5.503cm" svg:x2="8.501cm" svg:y2="5.503cm"><text:p/></draw:line><draw:line draw:style-name="gr206" draw:text-style-name="P97" svg:x1="0.604cm" svg:y1="0.09cm" svg:x2="0.604cm" svg:y2="5.495cm"><text:p/></draw:line><draw:line draw:style-name="gr207" draw:text-style-name="P97" svg:x1="1.21cm" svg:y1="0.09cm" svg:x2="1.21cm" svg:y2="5.495cm"><text:p/></draw:line><draw:line draw:style-name="gr208" draw:text-style-name="P97" svg:x1="2.423cm" svg:y1="0.09cm" svg:x2="2.423cm" svg:y2="5.495cm"><text:p/></draw:line><draw:line draw:style-name="gr209" draw:text-style-name="P97" svg:x1="3.029cm" svg:y1="0.09cm" svg:x2="3.033cm" svg:y2="5.495cm"><text:p/></draw:line><draw:line draw:style-name="gr210" draw:text-style-name="P97" svg:x1="3.636cm" svg:y1="0.09cm" svg:x2="3.638cm" svg:y2="5.495cm"><text:p/></draw:line><draw:line draw:style-name="gr211" draw:text-style-name="P97" svg:x1="4.853cm" svg:y1="0.09cm" svg:x2="4.853cm" svg:y2="5.495cm"><text:p/></draw:line><draw:line draw:style-name="gr212" draw:text-style-name="P97" svg:x1="5.458cm" svg:y1="0.09cm" svg:x2="5.458cm" svg:y2="5.495cm"><text:p/></draw:line><draw:line draw:style-name="gr213" draw:text-style-name="P97" svg:x1="6.066cm" svg:y1="0.09cm" svg:x2="6.066cm" svg:y2="5.495cm"><text:p/></draw:line><draw:line draw:style-name="gr214" draw:text-style-name="P97" svg:x1="6.672cm" svg:y1="0.09cm" svg:x2="6.672cm" svg:y2="5.495cm"><text:p/></draw:line><draw:line draw:style-name="gr215" draw:text-style-name="P97" svg:x1="7.282cm" svg:y1="5.495cm" svg:x2="7.282cm" svg:y2="0.09cm"><text:p/></draw:line><draw:line draw:style-name="gr216" draw:text-style-name="P97" svg:x1="7.885cm" svg:y1="0.09cm" svg:x2="7.885cm" svg:y2="5.495cm"><text:p/></draw:line><draw:frame draw:style-name="gr217" draw:text-style-name="P98" svg:width="0.784cm" svg:height="0.664cm" svg:x="3.544cm" svg:y="2.633cm"><draw:text-box><text:p text:style-name="P75"><text:span text:style-name="T29">O</text:span></text:p></draw:text-box></draw:frame><draw:frame draw:style-name="gr218" draw:text-style-name="P98" svg:width="1.066cm" svg:height="0.664cm" svg:x="4.304cm" svg:y="2.593cm"><draw:text-box><text:p text:style-name="P75"><text:span text:style-name="T29"><text:s text:c="3"/></text:span><text:span text:style-name="T29">1</text:span></text:p></draw:text-box></draw:frame><draw:frame draw:style-name="gr219" draw:text-style-name="P98" svg:width="1.114cm" svg:height="0.664cm" svg:x="3.388cm" svg:y="1.554cm"><draw:text-box><text:p text:style-name="P75"><text:span text:style-name="T29"><text:s text:c="2"/></text:span><text:span text:style-name="T29">1</text:span></text:p></draw:text-box></draw:frame><draw:line draw:style-name="gr220" draw:text-style-name="P97" svg:x1="2.327cm" svg:y1="2.588cm" svg:x2="2.51cm" svg:y2="2.399cm"><text:p/></draw:line><draw:line draw:style-name="gr221" draw:text-style-name="P97" svg:x1="2.517cm" svg:y1="2.588cm" svg:x2="2.327cm" svg:y2="2.399cm"><text:p/></draw:line><draw:line draw:style-name="gr222" draw:text-style-name="P97" svg:x1="4.755cm" svg:y1="3.789cm" svg:x2="4.945cm" svg:y2="3.598cm"><text:p/></draw:line><draw:line draw:style-name="gr223" draw:text-style-name="P97" svg:x1="4.945cm" svg:y1="3.789cm" svg:x2="4.755cm" svg:y2="3.598cm"><text:p/></draw:line><draw:g draw:style-name="gr114"><draw:line draw:style-name="gr224" draw:text-style-name="P97" svg:x1="6.578cm" svg:y1="1.979cm" svg:x2="6.765cm" svg:y2="1.79cm"><text:p/></draw:line><draw:line draw:style-name="gr225" draw:text-style-name="P97" svg:x1="6.765cm" svg:y1="1.979cm" svg:x2="6.578cm" svg:y2="1.79cm"><text:p/></draw:line></draw:g><draw:line draw:style-name="gr226" draw:text-style-name="P97" svg:x1="4.758cm" svg:y1="0.187cm" svg:x2="4.95cm" svg:y2="0cm"><text:p/></draw:line><draw:line draw:style-name="gr227" draw:text-style-name="P97" svg:x1="4.95cm" svg:y1="0.187cm" svg:x2="4.758cm" svg:y2="0cm"><text:p/></draw:line><draw:frame draw:style-name="gr228" draw:text-style-name="P98" svg:width="0.777cm" svg:height="0.664cm" svg:x="4.888cm" svg:y="0.115cm"><draw:text-box><text:p text:style-name="P75"><text:span text:style-name="T29">D</text:span></text:p></draw:text-box></draw:frame><draw:frame draw:style-name="gr229" draw:text-style-name="P98" svg:width="0.295cm" svg:height="0.664cm" svg:x="6.294cm" svg:y="1.316cm"><draw:text-box><text:p text:style-name="P75"><text:span text:style-name="T29">A</text:span></text:p></draw:text-box></draw:frame><draw:frame draw:style-name="gr230" draw:text-style-name="P98" svg:width="0.279cm" svg:height="0.664cm" svg:x="4.976cm" svg:y="3.798cm"><draw:text-box><text:p text:style-name="P75"><text:span text:style-name="T29">E</text:span></text:p></draw:text-box></draw:frame><draw:frame draw:style-name="gr231" draw:text-style-name="P98" svg:width="0.234cm" svg:height="0.664cm" svg:x="1.99cm" svg:y="2.575cm"><draw:text-box><text:p text:style-name="P75"><text:span text:style-name="T29">C</text:span></text:p></draw:text-box></draw:frame><draw:line draw:style-name="gr232" draw:text-style-name="P97" svg:x1="2.932cm" svg:y1="1.983cm" svg:x2="3.122cm" svg:y2="1.797cm"><text:p/></draw:line><draw:line draw:style-name="gr233" draw:text-style-name="P97" svg:x1="3.122cm" svg:y1="1.983cm" svg:x2="2.932cm" svg:y2="1.797cm"><text:p/></draw:line><draw:frame draw:style-name="gr234" draw:text-style-name="P98" svg:width="0.747cm" svg:height="0.664cm" svg:x="2.418cm" svg:y="1.45cm"><draw:text-box><text:p text:style-name="P75"><text:span text:style-name="T29">B</text:span></text:p></draw:text-box></draw:frame><draw:line draw:style-name="gr235" draw:text-style-name="P97" svg:x1="1.118cm" svg:y1="2.575cm" svg:x2="1.305cm" svg:y2="2.388cm"><text:p/></draw:line><draw:line draw:style-name="gr236" draw:text-style-name="P97" svg:x1="1.308cm" svg:y1="2.575cm" svg:x2="1.118cm" svg:y2="2.388cm"><text:p/></draw:line><draw:frame draw:style-name="gr237" draw:text-style-name="P98" svg:width="0.708cm" svg:height="0.664cm" svg:x="0.612cm" svg:y="1.991cm"><draw:text-box><text:p text:style-name="P75"><text:span text:style-name="T29">F</text:span></text:p></draw:text-box></draw:frame><draw:line draw:style-name="gr238" draw:text-style-name="P97" svg:x1="4.152cm" svg:y1="4.39cm" svg:x2="4.342cm" svg:y2="4.203cm"><text:p/></draw:line><draw:line draw:style-name="gr239" draw:text-style-name="P97" svg:x1="4.344cm" svg:y1="4.39cm" svg:x2="4.152cm" svg:y2="4.203cm"><text:p/></draw:line><draw:frame draw:style-name="gr240" draw:text-style-name="P98" svg:width="0.258cm" svg:height="0.664cm" svg:x="3.806cm" svg:y="4.355cm"><draw:text-box><text:p text:style-name="P75"><text:span text:style-name="T29">G</text:span></text:p></draw:text-box></draw:frame><draw:line draw:style-name="gr241" draw:text-style-name="P97" svg:x1="5.971cm" svg:y1="2.575cm" svg:x2="6.158cm" svg:y2="2.388cm"><text:p/></draw:line><draw:line draw:style-name="gr242" draw:text-style-name="P97" svg:x1="6.161cm" svg:y1="2.575cm" svg:x2="5.971cm" svg:y2="2.388cm"><text:p/></draw:line><draw:frame draw:style-name="gr243" draw:text-style-name="P98" svg:width="0.77cm" svg:height="0.664cm" svg:x="5.399cm" svg:y="1.991cm"><draw:text-box><text:p text:style-name="P75"><text:span text:style-name="T29">H</text:span></text:p></draw:text-box></draw:frame><draw:line draw:style-name="gr244" draw:text-style-name="P97" svg:x1="4.853cm" svg:y1="2.38cm" svg:x2="4.853cm" svg:y2="2.594cm"><text:p/></draw:line><draw:line draw:style-name="gr245" draw:text-style-name="P97" svg:x1="4.351cm" svg:y1="1.887cm" svg:x2="4.139cm" svg:y2="1.887cm"><text:p/></draw:line><draw:line draw:style-name="gr246" draw:text-style-name="P97" svg:x1="8.489cm" svg:y1="0.09cm" svg:x2="8.489cm" svg:y2="5.495cm"><text:p/></draw:line><draw:line draw:style-name="gr247" draw:text-style-name="P97" svg:x1="4.247cm" svg:y1="0.079cm" svg:x2="4.247cm" svg:y2="5.507cm"><text:p/></draw:line><draw:line draw:style-name="gr248" draw:text-style-name="P97" svg:x1="0.004cm" svg:y1="2.488cm" svg:x2="8.501cm" svg:y2="2.488cm"><text:p/></draw:line></draw:g></text:span></text:h>
      <text:list text:continue-numbering="true" text:style-name="_5f_Numérotation_20_des_20_exercices">
        <text:list-item>
          <text:list>
            <text:list-item>
              <text:p text:style-name="P53"><text:span text:style-name="_5f_Caractères">Quel est le point d'abscisse 4 ? </text:span><text:span text:style-name="_5f_pointillés_20_gris"><text:tab/></text:span></text:p>
            </text:list-item>
          </text:list>
        </text:list-item>
      </text:list>
      <text:p text:style-name="P19"><text:span text:style-name="_5f_Caractères">Quelle est son ordonnée ? </text:span><text:span text:style-name="_5f_pointillés_20_gris"><text:span text:style-name="T9">………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Quel est le point d'ordonnée 4 ? </text:span><text:span text:style-name="_5f_pointillés_20_gris"><text:tab/></text:span></text:p>
            </text:list-item>
          </text:list>
        </text:list-item>
      </text:list>
      <text:p text:style-name="P19"><text:span text:style-name="_5f_Caractères">Quelle est son abscisse ? </text:span><text:span text:style-name="_5f_pointillés_20_gris"><text:span text:style-name="T9">………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Quel est le point d'abscisse </text:span><text:span text:style-name="_5f_Caractères"><text:span text:style-name="T20">(</text:span></text:span><text:span text:style-name="_5f_Caractères">−2</text:span><text:span text:style-name="_5f_Caractères"><text:span text:style-name="T20">)</text:span></text:span><text:span text:style-name="_5f_Caractères"> ? </text:span><text:span text:style-name="_5f_pointillés_20_gris"><text:span text:style-name="T9"><text:tab/></text:span></text:span></text:p>
            </text:list-item>
          </text:list>
        </text:list-item>
      </text:list>
      <text:p text:style-name="P19"><text:span text:style-name="_5f_Caractères">Quelle est son ordonnée ? </text:span><text:span text:style-name="_5f_pointillés_20_gris"><text:span text:style-name="T9">………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3"><text:span text:style-name="_5f_Caractères">Quel est le point d'ordonnée </text:span><text:span text:style-name="_5f_Caractères"><text:span text:style-name="T20">(</text:span></text:span><text:span text:style-name="_5f_Caractères">−2 </text:span><text:span text:style-name="_5f_Caractères"><text:span text:style-name="T20">)</text:span></text:span><text:span text:style-name="_5f_Caractères">? </text:span><text:span text:style-name="_5f_pointillés_20_gris"><text:tab/></text:span></text:p>
            </text:list-item>
          </text:list>
        </text:list-item>
      </text:list>
      <text:p text:style-name="P19"><text:span text:style-name="_5f_Caractères">Quelle est son abscisse ? </text:span><text:span text:style-name="_5f_pointillés_20_gris"><text:span text:style-name="T9">………</text:span></text:span><text:span text:style-name="_5f_pointillés_20_gris"><text:tab/></text:span></text:p>
      <text:list text:continue-numbering="true" text:style-name="_5f_Numérotation_20_des_20_exercices">
        <text:list-item>
          <text:list>
            <text:list-item>
              <text:p text:style-name="P54"><text:span text:style-name="_5f_Caractères">Place un point qui a la même abscisse que H. </text:span></text:p>
            </text:list-item>
            <text:list-item>
              <text:p text:style-name="P54"><text:span text:style-name="_5f_Caractères">Place un point qui a la même ordonnée que B.</text:span></text:p>
            </text:list-item>
          </text:list>
        </text:list-item>
        <text:list-item>
          <text:h text:style-name="P61" text:outline-level="1"><text:span text:style-name="_5f_Caractères">Place les points dans</text:span><text:span text:style-name="_5f_Caractères"><text:span text:style-name="T11"> le repère </text:span></text:span><text:span text:style-name="_5f_Caractères"><text:span text:style-name="T16">du plan </text:span></text:span><text:span text:style-name="_5f_Caractères"><text:span text:style-name="T11">ci-dessous d'unité 1 cm </text:span></text:span><text:span text:style-name="_5f_Caractères"><text:span text:style-name="T16">sur ses deux axes, </text:span></text:span><text:span text:style-name="_5f_Caractères"><text:span text:style-name="T11">p</text:span></text:span><text:span text:style-name="_5f_Caractères">uis </text:span><text:span text:style-name="_5f_Caractères"><text:span text:style-name="T10">trace le polygone ABCDEFGHIJKLMA</text:span></text:span><text:span text:style-name="_5f_Caractères">.</text:span></text:h>
        </text:list-item>
      </text:list>
      <text:section text:style-name="Sect5" text:name="Section16">
        <text:list xml:id="list233242178125900" text:continue-numbering="true" text:style-name="_5f_Numérotation_20_des_20_exercices">
          <text:list-item>
            <text:list>
              <text:list-item text:start-value="1">
                <text:p text:style-name="P54"><text:span text:style-name="_5f_Caractères">A(0,5 ; 0,5)</text:span></text:p>
              </text:list-item>
              <text:list-item>
                <text:p text:style-name="P54"><text:span text:style-name="_5f_Caractères">B(1,6 ; 1)</text:span></text:p>
              </text:list-item>
              <text:list-item>
                <text:p text:style-name="P54"><text:span text:style-name="_5f_Caractères">C(2,7 ; 1)</text:span></text:p>
              </text:list-item>
              <text:list-item>
                <text:p text:style-name="P54"><text:span text:style-name="_5f_Caractères">D(2,3 ; 0)</text:span></text:p>
              </text:list-item>
              <text:list-item>
                <text:p text:style-name="P54"><text:span text:style-name="_5f_Caractères">E(1,2 ; 0)</text:span></text:p>
              </text:list-item>
              <text:list-item>
                <text:p text:style-name="P54"><text:span text:style-name="_5f_Caractères">F(2,4 ; −1,5)</text:span></text:p>
              </text:list-item>
              <text:list-item>
                <text:p text:style-name="P54"><text:span text:style-name="_5f_Caractères">G(1,5 ; −2,4)</text:span></text:p>
              </text:list-item>
              <text:list-item>
                <text:p text:style-name="P54"><text:span text:style-name="_5f_Caractères">H(−0,7 ; −1,3)</text:span></text:p>
              </text:list-item>
              <text:list-item>
                <text:p text:style-name="P54"><text:span text:style-name="_5f_Caractères">I(−1,8 ; −2,2)</text:span></text:p>
              </text:list-item>
              <text:list-item>
                <text:p text:style-name="P54"><text:span text:style-name="_5f_Caractères">J(−3,5 ; −0,5)</text:span></text:p>
              </text:list-item>
              <text:list-item>
                <text:p text:style-name="P54"><text:span text:style-name="_5f_Caractères">K(−1,8 ; −1)</text:span></text:p>
              </text:list-item>
              <text:list-item>
                <text:p text:style-name="P54"><text:span text:style-name="_5f_Caractères">L(−1 ; −0,5)</text:span></text:p>
              </text:list-item>
              <text:list-item>
                <text:p text:style-name="P54"><text:span text:style-name="_5f_Caractères">M(0,9 ; −1,1)</text:span></text:p>
              </text:list-item>
            </text:list>
          </text:list-item>
        </text:list>
      </text:section>
      <text:list text:style-name="_5f_Numérotation_20_des_20_exercices">
        <text:list-header>
          <text:h text:style-name="P59" text:outline-level="1"><draw:g text:anchor-type="as-char" draw:z-index="70" draw:name="Forme45" draw:style-name="gr156"><draw:g draw:style-name="gr114"><draw:line draw:style-name="gr157" draw:text-style-name="P92" svg:x1="0.098cm" svg:y1="0cm" svg:x2="0.098cm" svg:y2="4.889cm"><text:p/></draw:line><draw:line draw:style-name="gr157" draw:text-style-name="P92" svg:x1="0.196cm" svg:y1="0cm" svg:x2="0.196cm" svg:y2="4.889cm"><text:p/></draw:line><draw:line draw:style-name="gr157" draw:text-style-name="P92" svg:x1="0.293cm" svg:y1="0cm" svg:x2="0.293cm" svg:y2="4.889cm"><text:p/></draw:line><draw:line draw:style-name="gr157" draw:text-style-name="P92" svg:x1="0.391cm" svg:y1="0cm" svg:x2="0.391cm" svg:y2="4.889cm"><text:p/></draw:line><draw:line draw:style-name="gr157" draw:text-style-name="P92" svg:x1="0.587cm" svg:y1="0cm" svg:x2="0.587cm" svg:y2="4.889cm"><text:p/></draw:line><draw:line draw:style-name="gr157" draw:text-style-name="P92" svg:x1="0.684cm" svg:y1="0cm" svg:x2="0.684cm" svg:y2="4.889cm"><text:p/></draw:line><draw:line draw:style-name="gr157" draw:text-style-name="P92" svg:x1="0.782cm" svg:y1="0cm" svg:x2="0.782cm" svg:y2="4.889cm"><text:p/></draw:line><draw:line draw:style-name="gr157" draw:text-style-name="P92" svg:x1="0.88cm" svg:y1="0cm" svg:x2="0.88cm" svg:y2="4.889cm"><text:p/></draw:line><draw:line draw:style-name="gr157" draw:text-style-name="P92" svg:x1="1.076cm" svg:y1="0cm" svg:x2="1.076cm" svg:y2="4.889cm"><text:p/></draw:line><draw:line draw:style-name="gr157" draw:text-style-name="P92" svg:x1="1.173cm" svg:y1="0cm" svg:x2="1.173cm" svg:y2="4.889cm"><text:p/></draw:line><draw:line draw:style-name="gr157" draw:text-style-name="P92" svg:x1="1.271cm" svg:y1="0cm" svg:x2="1.271cm" svg:y2="4.889cm"><text:p/></draw:line><draw:line draw:style-name="gr157" draw:text-style-name="P92" svg:x1="1.369cm" svg:y1="0cm" svg:x2="1.369cm" svg:y2="4.889cm"><text:p/></draw:line><draw:line draw:style-name="gr157" draw:text-style-name="P92" svg:x1="1.565cm" svg:y1="0cm" svg:x2="1.565cm" svg:y2="4.889cm"><text:p/></draw:line><draw:line draw:style-name="gr157" draw:text-style-name="P92" svg:x1="1.662cm" svg:y1="0cm" svg:x2="1.662cm" svg:y2="4.889cm"><text:p/></draw:line><draw:line draw:style-name="gr157" draw:text-style-name="P92" svg:x1="1.76cm" svg:y1="0cm" svg:x2="1.76cm" svg:y2="4.889cm"><text:p/></draw:line><draw:line draw:style-name="gr157" draw:text-style-name="P92" svg:x1="1.858cm" svg:y1="0cm" svg:x2="1.858cm" svg:y2="4.889cm"><text:p/></draw:line><draw:line draw:style-name="gr157" draw:text-style-name="P92" svg:x1="2.053cm" svg:y1="0cm" svg:x2="2.053cm" svg:y2="4.889cm"><text:p/></draw:line><draw:line draw:style-name="gr157" draw:text-style-name="P92" svg:x1="2.151cm" svg:y1="0cm" svg:x2="2.151cm" svg:y2="4.889cm"><text:p/></draw:line><draw:line draw:style-name="gr157" draw:text-style-name="P92" svg:x1="2.249cm" svg:y1="0cm" svg:x2="2.249cm" svg:y2="4.889cm"><text:p/></draw:line><draw:line draw:style-name="gr157" draw:text-style-name="P92" svg:x1="2.347cm" svg:y1="0cm" svg:x2="2.347cm" svg:y2="4.889cm"><text:p/></draw:line><draw:line draw:style-name="gr157" draw:text-style-name="P92" svg:x1="2.542cm" svg:y1="0cm" svg:x2="2.542cm" svg:y2="4.889cm"><text:p/></draw:line><draw:line draw:style-name="gr157" draw:text-style-name="P92" svg:x1="2.64cm" svg:y1="0cm" svg:x2="2.64cm" svg:y2="4.889cm"><text:p/></draw:line><draw:line draw:style-name="gr157" draw:text-style-name="P92" svg:x1="2.738cm" svg:y1="0cm" svg:x2="2.738cm" svg:y2="4.889cm"><text:p/></draw:line><draw:line draw:style-name="gr157" draw:text-style-name="P92" svg:x1="2.836cm" svg:y1="0cm" svg:x2="2.836cm" svg:y2="4.889cm"><text:p/></draw:line><draw:line draw:style-name="gr157" draw:text-style-name="P92" svg:x1="3.031cm" svg:y1="0cm" svg:x2="3.031cm" svg:y2="4.889cm"><text:p/></draw:line><draw:line draw:style-name="gr157" draw:text-style-name="P92" svg:x1="3.129cm" svg:y1="0cm" svg:x2="3.129cm" svg:y2="4.889cm"><text:p/></draw:line><draw:line draw:style-name="gr157" draw:text-style-name="P92" svg:x1="3.227cm" svg:y1="0cm" svg:x2="3.227cm" svg:y2="4.889cm"><text:p/></draw:line><draw:line draw:style-name="gr157" draw:text-style-name="P92" svg:x1="3.325cm" svg:y1="0cm" svg:x2="3.325cm" svg:y2="4.889cm"><text:p/></draw:line><draw:line draw:style-name="gr157" draw:text-style-name="P92" svg:x1="3.52cm" svg:y1="0cm" svg:x2="3.52cm" svg:y2="4.889cm"><text:p/></draw:line><draw:line draw:style-name="gr157" draw:text-style-name="P92" svg:x1="3.618cm" svg:y1="0cm" svg:x2="3.618cm" svg:y2="4.889cm"><text:p/></draw:line><draw:line draw:style-name="gr157" draw:text-style-name="P92" svg:x1="3.716cm" svg:y1="0cm" svg:x2="3.716cm" svg:y2="4.889cm"><text:p/></draw:line><draw:line draw:style-name="gr157" draw:text-style-name="P92" svg:x1="3.814cm" svg:y1="0cm" svg:x2="3.814cm" svg:y2="4.889cm"><text:p/></draw:line><draw:line draw:style-name="gr157" draw:text-style-name="P92" svg:x1="4.009cm" svg:y1="0cm" svg:x2="4.009cm" svg:y2="4.889cm"><text:p/></draw:line><draw:line draw:style-name="gr157" draw:text-style-name="P92" svg:x1="4.107cm" svg:y1="0cm" svg:x2="4.107cm" svg:y2="4.889cm"><text:p/></draw:line><draw:line draw:style-name="gr157" draw:text-style-name="P92" svg:x1="4.205cm" svg:y1="0cm" svg:x2="4.205cm" svg:y2="4.889cm"><text:p/></draw:line><draw:line draw:style-name="gr157" draw:text-style-name="P92" svg:x1="4.303cm" svg:y1="0cm" svg:x2="4.303cm" svg:y2="4.889cm"><text:p/></draw:line><draw:line draw:style-name="gr157" draw:text-style-name="P92" svg:x1="4.498cm" svg:y1="0cm" svg:x2="4.498cm" svg:y2="4.889cm"><text:p/></draw:line><draw:line draw:style-name="gr157" draw:text-style-name="P92" svg:x1="4.596cm" svg:y1="0cm" svg:x2="4.596cm" svg:y2="4.889cm"><text:p/></draw:line><draw:line draw:style-name="gr157" draw:text-style-name="P92" svg:x1="4.694cm" svg:y1="0cm" svg:x2="4.694cm" svg:y2="4.889cm"><text:p/></draw:line><draw:line draw:style-name="gr157" draw:text-style-name="P92" svg:x1="4.791cm" svg:y1="0cm" svg:x2="4.791cm" svg:y2="4.889cm"><text:p/></draw:line><draw:line draw:style-name="gr157" draw:text-style-name="P92" svg:x1="4.987cm" svg:y1="0cm" svg:x2="4.987cm" svg:y2="4.889cm"><text:p/></draw:line><draw:line draw:style-name="gr157" draw:text-style-name="P92" svg:x1="5.085cm" svg:y1="0cm" svg:x2="5.085cm" svg:y2="4.889cm"><text:p/></draw:line><draw:line draw:style-name="gr157" draw:text-style-name="P92" svg:x1="5.183cm" svg:y1="0cm" svg:x2="5.183cm" svg:y2="4.889cm"><text:p/></draw:line><draw:line draw:style-name="gr157" draw:text-style-name="P92" svg:x1="5.28cm" svg:y1="0cm" svg:x2="5.28cm" svg:y2="4.889cm"><text:p/></draw:line><draw:line draw:style-name="gr157" draw:text-style-name="P92" svg:x1="5.476cm" svg:y1="0cm" svg:x2="5.476cm" svg:y2="4.889cm"><text:p/></draw:line><draw:line draw:style-name="gr157" draw:text-style-name="P92" svg:x1="5.574cm" svg:y1="0cm" svg:x2="5.574cm" svg:y2="4.889cm"><text:p/></draw:line><draw:line draw:style-name="gr157" draw:text-style-name="P92" svg:x1="5.672cm" svg:y1="0cm" svg:x2="5.672cm" svg:y2="4.889cm"><text:p/></draw:line><draw:line draw:style-name="gr157" draw:text-style-name="P92" svg:x1="5.769cm" svg:y1="0cm" svg:x2="5.769cm" svg:y2="4.889cm"><text:p/></draw:line><draw:line draw:style-name="gr157" draw:text-style-name="P92" svg:x1="5.965cm" svg:y1="0cm" svg:x2="5.965cm" svg:y2="4.889cm"><text:p/></draw:line><draw:line draw:style-name="gr157" draw:text-style-name="P92" svg:x1="6.063cm" svg:y1="0cm" svg:x2="6.063cm" svg:y2="4.889cm"><text:p/></draw:line><draw:line draw:style-name="gr157" draw:text-style-name="P92" svg:x1="6.16cm" svg:y1="0cm" svg:x2="6.16cm" svg:y2="4.889cm"><text:p/></draw:line><draw:line draw:style-name="gr157" draw:text-style-name="P92" svg:x1="6.258cm" svg:y1="0cm" svg:x2="6.258cm" svg:y2="4.889cm"><text:p/></draw:line><draw:line draw:style-name="gr157" draw:text-style-name="P92" svg:x1="6.454cm" svg:y1="0cm" svg:x2="6.454cm" svg:y2="4.889cm"><text:p/></draw:line><draw:line draw:style-name="gr157" draw:text-style-name="P92" svg:x1="6.552cm" svg:y1="0cm" svg:x2="6.552cm" svg:y2="4.889cm"><text:p/></draw:line><draw:line draw:style-name="gr157" draw:text-style-name="P92" svg:x1="6.649cm" svg:y1="0cm" svg:x2="6.649cm" svg:y2="4.889cm"><text:p/></draw:line><draw:line draw:style-name="gr157" draw:text-style-name="P92" svg:x1="6.747cm" svg:y1="0cm" svg:x2="6.747cm" svg:y2="4.889cm"><text:p/></draw:line><draw:line draw:style-name="gr157" draw:text-style-name="P92" svg:x1="6.943cm" svg:y1="0cm" svg:x2="6.943cm" svg:y2="4.889cm"><text:p/></draw:line><draw:line draw:style-name="gr157" draw:text-style-name="P92" svg:x1="7.041cm" svg:y1="0cm" svg:x2="7.041cm" svg:y2="4.889cm"><text:p/></draw:line><draw:line draw:style-name="gr157" draw:text-style-name="P92" svg:x1="7.138cm" svg:y1="0cm" svg:x2="7.138cm" svg:y2="4.889cm"><text:p/></draw:line><draw:line draw:style-name="gr157" draw:text-style-name="P92" svg:x1="7.236cm" svg:y1="0cm" svg:x2="7.236cm" svg:y2="4.889cm"><text:p/></draw:line><draw:line draw:style-name="gr157" draw:text-style-name="P92" svg:x1="7.432cm" svg:y1="0cm" svg:x2="7.432cm" svg:y2="4.889cm"><text:p/></draw:line><draw:line draw:style-name="gr157" draw:text-style-name="P92" svg:x1="7.529cm" svg:y1="0cm" svg:x2="7.529cm" svg:y2="4.889cm"><text:p/></draw:line><draw:line draw:style-name="gr157" draw:text-style-name="P92" svg:x1="7.627cm" svg:y1="0cm" svg:x2="7.627cm" svg:y2="4.889cm"><text:p/></draw:line><draw:line draw:style-name="gr157" draw:text-style-name="P92" svg:x1="7.725cm" svg:y1="0cm" svg:x2="7.725cm" svg:y2="4.889cm"><text:p/></draw:line><draw:line draw:style-name="gr157" draw:text-style-name="P92" svg:x1="7.921cm" svg:y1="0cm" svg:x2="7.921cm" svg:y2="4.889cm"><text:p/></draw:line><draw:line draw:style-name="gr157" draw:text-style-name="P92" svg:x1="8.018cm" svg:y1="0cm" svg:x2="8.018cm" svg:y2="4.889cm"><text:p/></draw:line><draw:line draw:style-name="gr157" draw:text-style-name="P92" svg:x1="8.116cm" svg:y1="0cm" svg:x2="8.116cm" svg:y2="4.889cm"><text:p/></draw:line><draw:line draw:style-name="gr157" draw:text-style-name="P92" svg:x1="8.214cm" svg:y1="0cm" svg:x2="8.214cm" svg:y2="4.889cm"><text:p/></draw:line><draw:line draw:style-name="gr157" draw:text-style-name="P92" svg:x1="8.41cm" svg:y1="0cm" svg:x2="8.41cm" svg:y2="4.889cm"><text:p/></draw:line><draw:line draw:style-name="gr157" draw:text-style-name="P92" svg:x1="8.507cm" svg:y1="0cm" svg:x2="8.507cm" svg:y2="4.889cm"><text:p/></draw:line><draw:line draw:style-name="gr157" draw:text-style-name="P92" svg:x1="8.605cm" svg:y1="0cm" svg:x2="8.605cm" svg:y2="4.889cm"><text:p/></draw:line><draw:line draw:style-name="gr157" draw:text-style-name="P92" svg:x1="8.703cm" svg:y1="0cm" svg:x2="8.703cm" svg:y2="4.889cm"><text:p/></draw:line><draw:line draw:style-name="gr157" draw:text-style-name="P92" svg:x1="0cm" svg:y1="0.1cm" svg:x2="8.801cm" svg:y2="0.1cm"><text:p/></draw:line><draw:line draw:style-name="gr157" draw:text-style-name="P92" svg:x1="0cm" svg:y1="0.196cm" svg:x2="8.801cm" svg:y2="0.196cm"><text:p/></draw:line><draw:line draw:style-name="gr157" draw:text-style-name="P92" svg:x1="0cm" svg:y1="0.294cm" svg:x2="8.801cm" svg:y2="0.294cm"><text:p/></draw:line><draw:line draw:style-name="gr157" draw:text-style-name="P92" svg:x1="0cm" svg:y1="0.392cm" svg:x2="8.801cm" svg:y2="0.392cm"><text:p/></draw:line><draw:line draw:style-name="gr157" draw:text-style-name="P92" svg:x1="0cm" svg:y1="0.586cm" svg:x2="8.801cm" svg:y2="0.586cm"><text:p/></draw:line><draw:line draw:style-name="gr157" draw:text-style-name="P92" svg:x1="0cm" svg:y1="0.683cm" svg:x2="8.801cm" svg:y2="0.683cm"><text:p/></draw:line><draw:line draw:style-name="gr157" draw:text-style-name="P92" svg:x1="0cm" svg:y1="0.78cm" svg:x2="8.801cm" svg:y2="0.78cm"><text:p/></draw:line><draw:line draw:style-name="gr157" draw:text-style-name="P92" svg:x1="0cm" svg:y1="0.88cm" svg:x2="8.801cm" svg:y2="0.88cm"><text:p/></draw:line><draw:line draw:style-name="gr157" draw:text-style-name="P92" svg:x1="0cm" svg:y1="1.078cm" svg:x2="8.801cm" svg:y2="1.078cm"><text:p/></draw:line><draw:line draw:style-name="gr157" draw:text-style-name="P92" svg:x1="0cm" svg:y1="1.174cm" svg:x2="8.801cm" svg:y2="1.174cm"><text:p/></draw:line><draw:line draw:style-name="gr157" draw:text-style-name="P92" svg:x1="0cm" svg:y1="1.272cm" svg:x2="8.801cm" svg:y2="1.272cm"><text:p/></draw:line><draw:line draw:style-name="gr157" draw:text-style-name="P92" svg:x1="0cm" svg:y1="1.371cm" svg:x2="8.801cm" svg:y2="1.371cm"><text:p/></draw:line><draw:line draw:style-name="gr157" draw:text-style-name="P92" svg:x1="0cm" svg:y1="1.565cm" svg:x2="8.801cm" svg:y2="1.565cm"><text:p/></draw:line><draw:line draw:style-name="gr157" draw:text-style-name="P92" svg:x1="0cm" svg:y1="1.662cm" svg:x2="8.801cm" svg:y2="1.662cm"><text:p/></draw:line><draw:line draw:style-name="gr157" draw:text-style-name="P92" svg:x1="0cm" svg:y1="1.759cm" svg:x2="8.801cm" svg:y2="1.759cm"><text:p/></draw:line><draw:line draw:style-name="gr157" draw:text-style-name="P92" svg:x1="0cm" svg:y1="1.856cm" svg:x2="8.801cm" svg:y2="1.856cm"><text:p/></draw:line><draw:line draw:style-name="gr157" draw:text-style-name="P92" svg:x1="0cm" svg:y1="2.05cm" svg:x2="8.801cm" svg:y2="2.05cm"><text:p/></draw:line><draw:line draw:style-name="gr157" draw:text-style-name="P92" svg:x1="0cm" svg:y1="2.153cm" svg:x2="8.801cm" svg:y2="2.153cm"><text:p/></draw:line><draw:line draw:style-name="gr157" draw:text-style-name="P92" svg:x1="0cm" svg:y1="2.25cm" svg:x2="8.801cm" svg:y2="2.25cm"><text:p/></draw:line><draw:line draw:style-name="gr157" draw:text-style-name="P92" svg:x1="0cm" svg:y1="2.349cm" svg:x2="8.801cm" svg:y2="2.349cm"><text:p/></draw:line><draw:line draw:style-name="gr157" draw:text-style-name="P92" svg:x1="0cm" svg:y1="2.543cm" svg:x2="8.801cm" svg:y2="2.543cm"><text:p/></draw:line><draw:line draw:style-name="gr157" draw:text-style-name="P92" svg:x1="0cm" svg:y1="2.641cm" svg:x2="8.801cm" svg:y2="2.641cm"><text:p/></draw:line><draw:line draw:style-name="gr157" draw:text-style-name="P92" svg:x1="0cm" svg:y1="2.738cm" svg:x2="8.801cm" svg:y2="2.738cm"><text:p/></draw:line><draw:line draw:style-name="gr157" draw:text-style-name="P92" svg:x1="0cm" svg:y1="2.835cm" svg:x2="8.801cm" svg:y2="2.835cm"><text:p/></draw:line><draw:line draw:style-name="gr157" draw:text-style-name="P92" svg:x1="0cm" svg:y1="3.029cm" svg:x2="8.801cm" svg:y2="3.029cm"><text:p/></draw:line><draw:line draw:style-name="gr157" draw:text-style-name="P92" svg:x1="0cm" svg:y1="3.126cm" svg:x2="8.801cm" svg:y2="3.126cm"><text:p/></draw:line><draw:line draw:style-name="gr157" draw:text-style-name="P92" svg:x1="0cm" svg:y1="3.223cm" svg:x2="8.801cm" svg:y2="3.223cm"><text:p/></draw:line><draw:line draw:style-name="gr157" draw:text-style-name="P92" svg:x1="0cm" svg:y1="3.325cm" svg:x2="8.801cm" svg:y2="3.325cm"><text:p/></draw:line><draw:line draw:style-name="gr157" draw:text-style-name="P92" svg:x1="0cm" svg:y1="3.521cm" svg:x2="8.801cm" svg:y2="3.521cm"><text:p/></draw:line><draw:line draw:style-name="gr157" draw:text-style-name="P92" svg:x1="0cm" svg:y1="3.62cm" svg:x2="8.801cm" svg:y2="3.62cm"><text:p/></draw:line><draw:line draw:style-name="gr157" draw:text-style-name="P92" svg:x1="0cm" svg:y1="3.716cm" svg:x2="8.801cm" svg:y2="3.716cm"><text:p/></draw:line><draw:line draw:style-name="gr157" draw:text-style-name="P92" svg:x1="0cm" svg:y1="3.814cm" svg:x2="8.801cm" svg:y2="3.814cm"><text:p/></draw:line><draw:line draw:style-name="gr157" draw:text-style-name="P92" svg:x1="0cm" svg:y1="4.008cm" svg:x2="8.801cm" svg:y2="4.008cm"><text:p/></draw:line><draw:line draw:style-name="gr157" draw:text-style-name="P92" svg:x1="0cm" svg:y1="4.105cm" svg:x2="8.801cm" svg:y2="4.105cm"><text:p/></draw:line><draw:line draw:style-name="gr157" draw:text-style-name="P92" svg:x1="0cm" svg:y1="4.202cm" svg:x2="8.801cm" svg:y2="4.202cm"><text:p/></draw:line><draw:line draw:style-name="gr157" draw:text-style-name="P92" svg:x1="0cm" svg:y1="4.299cm" svg:x2="8.801cm" svg:y2="4.299cm"><text:p/></draw:line><draw:line draw:style-name="gr157" draw:text-style-name="P92" svg:x1="0cm" svg:y1="4.499cm" svg:x2="8.801cm" svg:y2="4.499cm"><text:p/></draw:line><draw:line draw:style-name="gr157" draw:text-style-name="P92" svg:x1="0cm" svg:y1="4.596cm" svg:x2="8.801cm" svg:y2="4.596cm"><text:p/></draw:line><draw:line draw:style-name="gr157" draw:text-style-name="P92" svg:x1="0cm" svg:y1="4.694cm" svg:x2="8.801cm" svg:y2="4.694cm"><text:p/></draw:line><draw:line draw:style-name="gr157" draw:text-style-name="P92" svg:x1="0cm" svg:y1="4.791cm" svg:x2="8.801cm" svg:y2="4.791cm"><text:p/></draw:line><draw:line draw:style-name="gr158" draw:text-style-name="P92" svg:x1="0.489cm" svg:y1="0cm" svg:x2="0.489cm" svg:y2="4.889cm"><text:p/></draw:line><draw:line draw:style-name="gr158" draw:text-style-name="P92" svg:x1="1.467cm" svg:y1="0cm" svg:x2="1.467cm" svg:y2="4.889cm"><text:p/></draw:line><draw:line draw:style-name="gr158" draw:text-style-name="P92" svg:x1="2.445cm" svg:y1="0cm" svg:x2="2.445cm" svg:y2="4.889cm"><text:p/></draw:line><draw:line draw:style-name="gr158" draw:text-style-name="P92" svg:x1="3.422cm" svg:y1="0cm" svg:x2="3.422cm" svg:y2="4.889cm"><text:p/></draw:line><draw:line draw:style-name="gr158" draw:text-style-name="P92" svg:x1="4.4cm" svg:y1="0cm" svg:x2="4.4cm" svg:y2="4.889cm"><text:p/></draw:line><draw:line draw:style-name="gr158" draw:text-style-name="P92" svg:x1="5.378cm" svg:y1="0cm" svg:x2="5.378cm" svg:y2="4.889cm"><text:p/></draw:line><draw:line draw:style-name="gr158" draw:text-style-name="P92" svg:x1="6.356cm" svg:y1="0cm" svg:x2="6.356cm" svg:y2="4.889cm"><text:p/></draw:line><draw:line draw:style-name="gr158" draw:text-style-name="P92" svg:x1="7.334cm" svg:y1="0cm" svg:x2="7.334cm" svg:y2="4.889cm"><text:p/></draw:line><draw:line draw:style-name="gr158" draw:text-style-name="P92" svg:x1="8.312cm" svg:y1="0cm" svg:x2="8.312cm" svg:y2="4.889cm"><text:p/></draw:line><draw:line draw:style-name="gr158" draw:text-style-name="P92" svg:x1="0cm" svg:y1="0.489cm" svg:x2="8.801cm" svg:y2="0.489cm"><text:p/></draw:line><draw:line draw:style-name="gr158" draw:text-style-name="P92" svg:x1="0cm" svg:y1="1.467cm" svg:x2="8.801cm" svg:y2="1.467cm"><text:p/></draw:line><draw:line draw:style-name="gr158" draw:text-style-name="P92" svg:x1="0cm" svg:y1="2.445cm" svg:x2="8.801cm" svg:y2="2.445cm"><text:p/></draw:line><draw:line draw:style-name="gr158" draw:text-style-name="P92" svg:x1="0cm" svg:y1="3.424cm" svg:x2="8.801cm" svg:y2="3.424cm"><text:p/></draw:line><draw:line draw:style-name="gr158" draw:text-style-name="P92" svg:x1="0cm" svg:y1="4.402cm" svg:x2="8.801cm" svg:y2="4.402cm"><text:p/></draw:line><draw:line draw:style-name="gr159" draw:text-style-name="P92" svg:x1="0cm" svg:y1="0cm" svg:x2="0cm" svg:y2="4.889cm"><text:p/></draw:line><draw:line draw:style-name="gr159" draw:text-style-name="P92" svg:x1="0.978cm" svg:y1="0cm" svg:x2="0.978cm" svg:y2="4.889cm"><text:p/></draw:line><draw:line draw:style-name="gr159" draw:text-style-name="P92" svg:x1="1.956cm" svg:y1="0cm" svg:x2="1.956cm" svg:y2="4.889cm"><text:p/></draw:line><draw:line draw:style-name="gr159" draw:text-style-name="P92" svg:x1="2.934cm" svg:y1="0cm" svg:x2="2.934cm" svg:y2="4.889cm"><text:p/></draw:line><draw:line draw:style-name="gr189" draw:text-style-name="P92" svg:x1="3.911cm" svg:y1="0cm" svg:x2="3.911cm" svg:y2="4.889cm"><text:p/></draw:line><draw:line draw:style-name="gr159" draw:text-style-name="P92" svg:x1="5.867cm" svg:y1="0cm" svg:x2="5.867cm" svg:y2="4.889cm"><text:p/></draw:line><draw:line draw:style-name="gr159" draw:text-style-name="P92" svg:x1="6.845cm" svg:y1="0cm" svg:x2="6.845cm" svg:y2="4.889cm"><text:p/></draw:line><draw:line draw:style-name="gr159" draw:text-style-name="P92" svg:x1="7.823cm" svg:y1="0cm" svg:x2="7.823cm" svg:y2="4.889cm"><text:p/></draw:line><draw:line draw:style-name="gr159" draw:text-style-name="P92" svg:x1="0cm" svg:y1="0cm" svg:x2="8.801cm" svg:y2="0cm"><text:p/></draw:line><draw:line draw:style-name="gr159" draw:text-style-name="P92" svg:x1="0cm" svg:y1="0.974cm" svg:x2="8.801cm" svg:y2="0.974cm"><text:p/></draw:line><draw:line draw:style-name="gr190" draw:text-style-name="P92" svg:x1="0cm" svg:y1="1.953cm" svg:x2="8.801cm" svg:y2="1.953cm"><text:p/></draw:line><draw:line draw:style-name="gr191" draw:text-style-name="P92" svg:x1="0cm" svg:y1="2.932cm" svg:x2="8.801cm" svg:y2="2.932cm"><text:p/></draw:line><draw:line draw:style-name="gr159" draw:text-style-name="P92" svg:x1="0cm" svg:y1="3.911cm" svg:x2="8.801cm" svg:y2="3.911cm"><text:p/></draw:line><draw:line draw:style-name="gr159" draw:text-style-name="P92" svg:x1="8.801cm" svg:y1="0cm" svg:x2="8.801cm" svg:y2="4.889cm"><text:p/></draw:line><draw:line draw:style-name="gr159" draw:text-style-name="P92" svg:x1="0cm" svg:y1="4.89cm" svg:x2="8.801cm" svg:y2="4.89cm"><text:p/></draw:line><draw:line draw:style-name="gr192" draw:text-style-name="P92" svg:x1="4.889cm" svg:y1="0cm" svg:x2="4.889cm" svg:y2="4.889cm"><text:p/></draw:line></draw:g><draw:custom-shape draw:style-name="gr193" draw:text-style-name="P96" svg:width="0.294cm" svg:height="0.294cm" draw:transform="rotate (1.5707963267949) translate (6.94266666666667cm 1.17323611111111cm)"><text:p/><draw:enhanced-geometry draw:glue-point-type="segments" draw:type="mso-spt100" draw:modifiers="-90 90.160491959851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/text:h>
        </text:list-header>
      </text:list>
      <text:list text:continue-list="list233242178125900" text:style-name="_5f_Numérotation_20_des_20_exercices">
        <text:list-item>
          <text:h text:style-name="P57" text:outline-level="1"><text:span text:style-name="_5f_Caractères_5f_gras">À la bonne place</text:span></text:h>
        </text:list-item>
      </text:list>
      <text:h text:style-name="_5f_Paragraphe" text:outline-level="1"><text:span text:style-name="_5f_Caractères"><draw:g text:anchor-type="as-char" svg:y="0cm" draw:z-index="80" draw:name="Forme46_ 1" draw:style-name="gr66"><draw:rect draw:style-name="gr67" draw:text-style-name="P73" svg:width="3.049cm" svg:height="2.285cm" svg:x="3.05cm" svg:y="1.528cm"><text:p/></draw:rect><draw:line draw:style-name="gr68" draw:text-style-name="P74" svg:x1="0cm" svg:y1="0cm" svg:x2="9.147cm" svg:y2="0cm"><text:p/></draw:line><draw:line draw:style-name="gr68" draw:text-style-name="P74" svg:x1="0.76cm" svg:y1="0.003cm" svg:x2="0.76cm" svg:y2="6.098cm"><text:p/></draw:line><draw:line draw:style-name="gr68" draw:text-style-name="P74" svg:x1="1.519cm" svg:y1="0.003cm" svg:x2="1.519cm" svg:y2="6.09cm"><text:p/></draw:line><draw:line draw:style-name="gr68" draw:text-style-name="P74" svg:x1="2.279cm" svg:y1="0.003cm" svg:x2="2.279cm" svg:y2="6.09cm"><text:p/></draw:line><draw:line draw:style-name="gr68" draw:text-style-name="P74" svg:x1="3.044cm" svg:y1="0.003cm" svg:x2="3.044cm" svg:y2="6.09cm"><text:p/></draw:line><draw:line draw:style-name="gr68" draw:text-style-name="P74" svg:x1="3.805cm" svg:y1="0.003cm" svg:x2="3.805cm" svg:y2="6.09cm"><text:p/></draw:line><draw:line draw:style-name="gr68" draw:text-style-name="P74" svg:x1="5.333cm" svg:y1="0.003cm" svg:x2="5.333cm" svg:y2="6.09cm"><text:p/></draw:line><draw:line draw:style-name="gr68" draw:text-style-name="P74" svg:x1="6.098cm" svg:y1="0.003cm" svg:x2="6.098cm" svg:y2="6.09cm"><text:p/></draw:line><draw:line draw:style-name="gr68" draw:text-style-name="P74" svg:x1="6.868cm" svg:y1="0.003cm" svg:x2="6.868cm" svg:y2="6.09cm"><text:p/></draw:line><draw:line draw:style-name="gr68" draw:text-style-name="P74" svg:x1="7.615cm" svg:y1="0.003cm" svg:x2="7.615cm" svg:y2="6.09cm"><text:p/></draw:line><draw:line draw:style-name="gr68" draw:text-style-name="P74" svg:x1="8.384cm" svg:y1="0.003cm" svg:x2="8.384cm" svg:y2="6.09cm"><text:p/></draw:line><draw:line draw:style-name="gr68" draw:text-style-name="P74" svg:x1="9.137cm" svg:y1="0.003cm" svg:x2="9.137cm" svg:y2="6.09cm"><text:p/></draw:line><draw:line draw:style-name="gr68" draw:text-style-name="P74" svg:x1="0.003cm" svg:y1="0.003cm" svg:x2="0.003cm" svg:y2="6.098cm"><text:p/></draw:line><draw:line draw:style-name="gr68" draw:text-style-name="P74" svg:x1="0cm" svg:y1="0.757cm" svg:x2="9.147cm" svg:y2="0.757cm"><text:p/></draw:line><draw:line draw:style-name="gr68" draw:text-style-name="P74" svg:x1="0cm" svg:y1="1.518cm" svg:x2="9.147cm" svg:y2="1.518cm"><text:p/></draw:line><draw:line draw:style-name="gr68" draw:text-style-name="P74" svg:x1="0cm" svg:y1="2.289cm" svg:x2="9.147cm" svg:y2="2.289cm"><text:p/></draw:line><draw:line draw:style-name="gr68" draw:text-style-name="P74" svg:x1="0cm" svg:y1="3.804cm" svg:x2="9.147cm" svg:y2="3.804cm"><text:p/></draw:line><draw:line draw:style-name="gr68" draw:text-style-name="P74" svg:x1="0cm" svg:y1="4.566cm" svg:x2="9.147cm" svg:y2="4.566cm"><text:p/></draw:line><draw:line draw:style-name="gr68" draw:text-style-name="P74" svg:x1="0cm" svg:y1="5.333cm" svg:x2="9.147cm" svg:y2="5.333cm"><text:p/></draw:line><draw:line draw:style-name="gr68" draw:text-style-name="P74" svg:x1="0cm" svg:y1="6.09cm" svg:x2="9.147cm" svg:y2="6.09cm"><text:p/></draw:line><draw:line draw:style-name="gr69" draw:text-style-name="P74" svg:x1="5.944cm" svg:y1="2.44cm" svg:x2="6.248cm" svg:y2="2.136cm"><text:p/></draw:line><draw:line draw:style-name="gr70" draw:text-style-name="P74" svg:x1="6.248cm" svg:y1="2.44cm" svg:x2="5.944cm" svg:y2="2.136cm"><text:p/></draw:line><draw:line draw:style-name="gr71" draw:text-style-name="P74" svg:x1="5.944cm" svg:y1="1.675cm" svg:x2="6.248cm" svg:y2="1.377cm"><text:p/></draw:line><draw:line draw:style-name="gr72" draw:text-style-name="P74" svg:x1="6.248cm" svg:y1="1.675cm" svg:x2="5.944cm" svg:y2="1.377cm"><text:p/></draw:line><draw:frame draw:style-name="gr73" draw:text-style-name="P76" svg:width="0.422cm" svg:height="0.724cm" svg:x="3.609cm" svg:y="3.979cm"><draw:text-box><text:p text:style-name="P75"><text:span text:style-name="T25">B</text:span></text:p></draw:text-box></draw:frame><draw:frame draw:style-name="gr74" draw:text-style-name="P76" svg:width="0.436cm" svg:height="0.724cm" svg:x="4.089cm" svg:y="3.039cm"><draw:text-box><text:p text:style-name="P75"><text:span text:style-name="T25">O</text:span></text:p></draw:text-box></draw:frame><draw:frame draw:style-name="gr75" draw:text-style-name="P76" svg:width="0.922cm" svg:height="0.726cm" svg:x="3.584cm" svg:y="1.96cm"><draw:text-box><text:p><text:span text:style-name="T25"><text:s text:c="2"/></text:span><text:span text:style-name="T25">1</text:span></text:p></draw:text-box></draw:frame><draw:frame draw:style-name="gr76" draw:text-style-name="P76" svg:width="0.914cm" svg:height="1.438cm" svg:x="4.81cm" svg:y="3.177cm"><draw:text-box><text:p><text:span text:style-name="T25"><text:s text:c="3"/></text:span><text:span text:style-name="T25">1</text:span></text:p></draw:text-box></draw:frame><draw:line draw:style-name="gr77" draw:text-style-name="P74" svg:x1="2.899cm" svg:y1="3.959cm" svg:x2="3.205cm" svg:y2="3.661cm"><text:p/></draw:line><draw:line draw:style-name="gr78" draw:text-style-name="P74" svg:x1="3.205cm" svg:y1="3.959cm" svg:x2="2.899cm" svg:y2="3.661cm"><text:p/></draw:line><draw:line draw:style-name="gr79" draw:text-style-name="P74" svg:x1="2.899cm" svg:y1="3.959cm" svg:x2="3.205cm" svg:y2="3.661cm"><text:p/></draw:line><draw:line draw:style-name="gr80" draw:text-style-name="P74" svg:x1="3.205cm" svg:y1="3.959cm" svg:x2="2.899cm" svg:y2="3.661cm"><text:p/></draw:line><draw:line draw:style-name="gr81" draw:text-style-name="P74" svg:x1="3.661cm" svg:y1="3.959cm" svg:x2="3.962cm" svg:y2="3.661cm"><text:p/></draw:line><draw:line draw:style-name="gr82" draw:text-style-name="P74" svg:x1="3.967cm" svg:y1="3.959cm" svg:x2="3.661cm" svg:y2="3.661cm"><text:p/></draw:line><draw:line draw:style-name="gr83" draw:text-style-name="P74" svg:x1="5.943cm" svg:y1="3.959cm" svg:x2="6.251cm" svg:y2="3.661cm"><text:p/></draw:line><draw:line draw:style-name="gr84" draw:text-style-name="P74" svg:x1="6.251cm" svg:y1="3.959cm" svg:x2="5.943cm" svg:y2="3.661cm"><text:p/></draw:line><draw:line draw:style-name="gr85" draw:text-style-name="P74" svg:x1="5.943cm" svg:y1="3.959cm" svg:x2="6.251cm" svg:y2="3.661cm"><text:p/></draw:line><draw:line draw:style-name="gr86" draw:text-style-name="P74" svg:x1="6.251cm" svg:y1="3.959cm" svg:x2="5.943cm" svg:y2="3.661cm"><text:p/></draw:line><draw:frame draw:style-name="gr87" draw:text-style-name="P76" svg:width="0.426cm" svg:height="0.722cm" svg:x="6.308cm" svg:y="0.686cm"><draw:text-box><text:p text:style-name="P75"><text:span text:style-name="T25">A</text:span></text:p></draw:text-box></draw:frame><draw:line draw:style-name="gr88" draw:text-style-name="P74" svg:x1="2.899cm" svg:y1="1.675cm" svg:x2="3.205cm" svg:y2="1.374cm"><text:p/></draw:line><draw:line draw:style-name="gr89" draw:text-style-name="P74" svg:x1="3.205cm" svg:y1="1.675cm" svg:x2="2.899cm" svg:y2="1.374cm"><text:p/></draw:line><draw:line draw:style-name="gr90" draw:text-style-name="P74" svg:x1="4.752cm" svg:y1="2.282cm" svg:x2="4.408cm" svg:y2="2.282cm"><text:p/></draw:line><draw:line draw:style-name="gr90" draw:text-style-name="P74" svg:x1="5.34cm" svg:y1="2.873cm" svg:x2="5.34cm" svg:y2="3.21cm"><text:p/></draw:line><draw:line draw:style-name="gr91" draw:text-style-name="P74" svg:x1="0.003cm" svg:y1="3.047cm" svg:x2="9.15cm" svg:y2="3.047cm"><text:p/></draw:line><draw:line draw:style-name="gr92" draw:text-style-name="P74" svg:x1="4.583cm" svg:y1="0.003cm" svg:x2="4.583cm" svg:y2="6.09cm"><text:p/></draw:line></draw:g></text:span></text:h>
      <text:list xml:id="list233241671066041" text:continue-numbering="true" text:style-name="_5f_Numérotation_20_des_20_exercices">
        <text:list-item>
          <text:list>
            <text:list-item>
              <text:p text:style-name="P55"><text:span text:style-name="_5f_Caractères"><text:span text:style-name="T16">Dans le repère du plan ci-dessus, p</text:span></text:span><text:span text:style-name="_5f_Caractères"><text:span text:style-name="T11">lace l</text:span></text:span><text:span text:style-name="_5f_Caractères">es points C, D, E et F sachant que :</text:span></text:p>
            </text:list-item>
          </text:list>
        </text:list-item>
      </text:list>
      <text:list text:style-name="List_20_1">
        <text:list-item>
          <text:h text:style-name="_5f_Paragraphe_5f_Bullet" text:outline-level="1"><text:span text:style-name="_5f_Caractères">C a la même abscisse que A ;</text:span></text:h>
        </text:list-item>
        <text:list-item>
          <text:h text:style-name="_5f_Paragraphe_5f_Bullet" text:outline-level="1"><text:span text:style-name="_5f_Caractères">E a une abscisse négative ;</text:span></text:h>
        </text:list-item>
        <text:list-item>
          <text:h text:style-name="_5f_Paragraphe_5f_Bullet" text:outline-level="1"><text:span text:style-name="_5f_Caractères">D a la même abscisse que A et une ordonnée négative ;</text:span></text:h>
        </text:list-item>
        <text:list-item>
          <text:h text:style-name="_5f_Paragraphe_5f_Bullet" text:outline-level="1"><text:span text:style-name="_5f_Caractères">F a la même ordonnée que A.</text:span></text:h>
        </text:list-item>
      </text:list>
      <text:list text:continue-list="list233241671066041" text:style-name="_5f_Numérotation_20_des_20_exercices">
        <text:list-item>
          <text:list>
            <text:list-item>
              <text:p text:style-name="_5f_Paragraphe_5f_avec_5f_Num_5f_Question"><text:span text:style-name="_5f_Caractères">Quels sont tous les points qui ont la même abscisse ? la même ordonnée ?</text:span></text:p>
            </text:list-item>
          </text:list>
        </text:list-item>
      </text:list>
      <text:p text:style-name="_5f_Paragraphe_5f_Réponse_5f_Pointillés_5f_Grisés"><text:span text:style-name="_5f_pointillés_20_gris"><text:tab/></text:span></text:p>
      <text:p text:style-name="P20"><text:span text:style-name="_5f_pointillés_20_gris"><text:tab/></text:span></text:p>
      <text:p text:style-name="P20"><text:span text:style-name="_5f_pointillés_20_gris"><text:tab/></text:span></text:p>
      <text:list text:continue-numbering="true" text:style-name="_5f_Numérotation_20_des_20_exercices">
        <text:list-item>
          <text:h text:style-name="P61" text:outline-level="1"><text:span text:style-name="_5f_Caractères">Dans le repère</text:span><text:span text:style-name="_5f_Caractères"><text:span text:style-name="T11"> </text:span></text:span><text:span text:style-name="_5f_Caractères"><text:span text:style-name="T17">du plan </text:span></text:span><text:span text:style-name="_5f_Caractères"><text:span text:style-name="T11">ci-dess</text:span></text:span><text:span text:style-name="_5f_Caractères"><text:span text:style-name="T18">o</text:span></text:span><text:span text:style-name="_5f_Caractères"><text:span text:style-name="T11">us, on a grisé la région </text:span></text:span><text:span text:style-name="_5f_Caractères"><text:span text:style-name="T17">de ce plan </text:span></text:span><text:span text:style-name="_5f_Caractères"><text:span text:style-name="T11">dont les points ont pour coordonnées (</text:span></text:span><text:span text:style-name="_5f_Caractères"><text:span text:style-name="T21">x</text:span></text:span><text:span text:style-name="_5f_Caractères"><text:span text:style-name="T11"> ; </text:span></text:span><text:span text:style-name="_5f_Caractères"><text:span text:style-name="T21">y</text:span></text:span><text:span text:style-name="_5f_Caractères"><text:span text:style-name="T11">) </text:span></text:span><text:span text:style-name="_5f_Caractères"><text:span text:style-name="T17">vérifiant</text:span></text:span><text:span text:style-name="_5f_Caractères"><text:span text:style-name="T11"> :</text:span></text:span></text:h>
        </text:list-item>
      </text:list>
      <text:h text:style-name="P3" text:outline-level="1"><text:span text:style-name="_5f_Caractères"><text:span text:style-name="T11">−2 &lt; </text:span></text:span><text:span text:style-name="_5f_Caractères"><text:span text:style-name="T21">x</text:span></text:span><text:span text:style-name="_5f_Caractères"><text:span text:style-name="T11"> &lt; 2 et −1 &lt; </text:span></text:span><text:span text:style-name="_5f_Caractères"><text:span text:style-name="T21">y</text:span></text:span><text:span text:style-name="_5f_Caractères"><text:span text:style-name="T11"> &lt; 2.</text:span></text:span></text:h>
      <text:h text:style-name="P18" text:outline-level="1"><text:span text:style-name="_5f_Caractères"><text:span text:style-name="T11">Colorie en vert la région </text:span></text:span><text:span text:style-name="_5f_Caractères"><text:span text:style-name="T19">de ce même plan </text:span></text:span><text:span text:style-name="_5f_Caractères"><text:span text:style-name="T11">dont</text:span></text:span><text:span text:style-name="_5f_Caractères"> les points ont pour coordonnées (</text:span><text:span text:style-name="_5f_Caractères"><text:span text:style-name="T21">x</text:span></text:span><text:span text:style-name="_5f_Caractères"> ; </text:span><text:span text:style-name="_5f_Caractères"><text:span text:style-name="T21">y</text:span></text:span><text:span text:style-name="_5f_Caractères">) qui vérifient :</text:span></text:h>
      <text:list text:continue-numbering="true" text:style-name="_5f_Numérotation_20_des_20_exercices">
        <text:list-header>
          <text:h text:style-name="P62" text:outline-level="1"><text:span text:style-name="_5f_Caractères">−5 &lt; </text:span><text:span text:style-name="_5f_Caractères"><text:span text:style-name="T21">x</text:span></text:span><text:span text:style-name="_5f_Caractères"> &lt; 2 et −4 &lt; </text:span><text:span text:style-name="_5f_Caractères"><text:span text:style-name="T21">y</text:span></text:span><text:span text:style-name="_5f_Caractères"> &lt; 1.</text:span></text:h>
        </text:list-header>
      </text:list>
      <text:p text:style-name="P15"><draw:g text:anchor-type="paragraph" draw:z-index="79" draw:name="Group object 9" draw:style-name="gr93"><draw:line draw:style-name="gr94" draw:text-style-name="P70" svg:x1="4.49cm" svg:y1="3.138cm" svg:x2="4.677cm" svg:y2="2.949cm"><text:p/></draw:line><draw:line draw:style-name="gr95" draw:text-style-name="P70" svg:x1="4.677cm" svg:y1="3.138cm" svg:x2="4.49cm" svg:y2="2.949cm"><text:p/></draw:line></draw:g><text:span text:style-name="_5f_Caractères"><draw:g text:anchor-type="as-char" svg:y="0cm" draw:z-index="74" draw:name="Forme46_0" draw:style-name="gr66"><draw:rect draw:style-name="gr67" draw:text-style-name="P73" svg:width="3.049cm" svg:height="2.285cm" svg:x="3.05cm" svg:y="1.528cm"><text:p/></draw:rect><draw:line draw:style-name="gr68" draw:text-style-name="P74" svg:x1="0cm" svg:y1="0cm" svg:x2="9.147cm" svg:y2="0cm"><text:p/></draw:line><draw:line draw:style-name="gr68" draw:text-style-name="P74" svg:x1="0.76cm" svg:y1="0.003cm" svg:x2="0.76cm" svg:y2="6.098cm"><text:p/></draw:line><draw:line draw:style-name="gr68" draw:text-style-name="P74" svg:x1="1.519cm" svg:y1="0.003cm" svg:x2="1.519cm" svg:y2="6.09cm"><text:p/></draw:line><draw:line draw:style-name="gr68" draw:text-style-name="P74" svg:x1="2.279cm" svg:y1="0.003cm" svg:x2="2.279cm" svg:y2="6.09cm"><text:p/></draw:line><draw:line draw:style-name="gr68" draw:text-style-name="P74" svg:x1="3.044cm" svg:y1="0.003cm" svg:x2="3.044cm" svg:y2="6.09cm"><text:p/></draw:line><draw:line draw:style-name="gr68" draw:text-style-name="P74" svg:x1="3.805cm" svg:y1="0.003cm" svg:x2="3.805cm" svg:y2="6.09cm"><text:p/></draw:line><draw:line draw:style-name="gr68" draw:text-style-name="P74" svg:x1="5.333cm" svg:y1="0.003cm" svg:x2="5.333cm" svg:y2="6.09cm"><text:p/></draw:line><draw:line draw:style-name="gr68" draw:text-style-name="P74" svg:x1="6.098cm" svg:y1="0.003cm" svg:x2="6.098cm" svg:y2="6.09cm"><text:p/></draw:line><draw:line draw:style-name="gr68" draw:text-style-name="P74" svg:x1="6.868cm" svg:y1="0.003cm" svg:x2="6.868cm" svg:y2="6.09cm"><text:p/></draw:line><draw:line draw:style-name="gr68" draw:text-style-name="P74" svg:x1="7.615cm" svg:y1="0.003cm" svg:x2="7.615cm" svg:y2="6.09cm"><text:p/></draw:line><draw:line draw:style-name="gr68" draw:text-style-name="P74" svg:x1="8.384cm" svg:y1="0.003cm" svg:x2="8.384cm" svg:y2="6.09cm"><text:p/></draw:line><draw:line draw:style-name="gr68" draw:text-style-name="P74" svg:x1="9.137cm" svg:y1="0.003cm" svg:x2="9.137cm" svg:y2="6.09cm"><text:p/></draw:line><draw:line draw:style-name="gr68" draw:text-style-name="P74" svg:x1="0.003cm" svg:y1="0.003cm" svg:x2="0.003cm" svg:y2="6.098cm"><text:p/></draw:line><draw:line draw:style-name="gr68" draw:text-style-name="P74" svg:x1="0cm" svg:y1="0.757cm" svg:x2="9.147cm" svg:y2="0.757cm"><text:p/></draw:line><draw:line draw:style-name="gr68" draw:text-style-name="P74" svg:x1="0cm" svg:y1="1.518cm" svg:x2="9.147cm" svg:y2="1.518cm"><text:p/></draw:line><draw:line draw:style-name="gr68" draw:text-style-name="P74" svg:x1="0cm" svg:y1="2.289cm" svg:x2="9.147cm" svg:y2="2.289cm"><text:p/></draw:line><draw:line draw:style-name="gr68" draw:text-style-name="P74" svg:x1="0cm" svg:y1="3.804cm" svg:x2="9.147cm" svg:y2="3.804cm"><text:p/></draw:line><draw:line draw:style-name="gr68" draw:text-style-name="P74" svg:x1="0cm" svg:y1="4.566cm" svg:x2="9.147cm" svg:y2="4.566cm"><text:p/></draw:line><draw:line draw:style-name="gr68" draw:text-style-name="P74" svg:x1="0cm" svg:y1="5.333cm" svg:x2="9.147cm" svg:y2="5.333cm"><text:p/></draw:line><draw:line draw:style-name="gr68" draw:text-style-name="P74" svg:x1="0cm" svg:y1="6.09cm" svg:x2="9.147cm" svg:y2="6.09cm"><text:p/></draw:line><draw:line draw:style-name="gr69" draw:text-style-name="P74" svg:x1="5.944cm" svg:y1="2.44cm" svg:x2="6.248cm" svg:y2="2.136cm"><text:p/></draw:line><draw:line draw:style-name="gr70" draw:text-style-name="P74" svg:x1="6.248cm" svg:y1="2.44cm" svg:x2="5.944cm" svg:y2="2.136cm"><text:p/></draw:line><draw:line draw:style-name="gr71" draw:text-style-name="P74" svg:x1="5.944cm" svg:y1="1.675cm" svg:x2="6.248cm" svg:y2="1.377cm"><text:p/></draw:line><draw:line draw:style-name="gr72" draw:text-style-name="P74" svg:x1="6.248cm" svg:y1="1.675cm" svg:x2="5.944cm" svg:y2="1.377cm"><text:p/></draw:line><draw:frame draw:style-name="gr73" draw:text-style-name="P76" svg:width="0.422cm" svg:height="0.724cm" svg:x="3.609cm" svg:y="3.979cm"><draw:text-box><text:p text:style-name="P75"><text:span text:style-name="T25">B</text:span></text:p></draw:text-box></draw:frame><draw:frame draw:style-name="gr74" draw:text-style-name="P76" svg:width="0.436cm" svg:height="0.724cm" svg:x="4.089cm" svg:y="3.039cm"><draw:text-box><text:p text:style-name="P75"><text:span text:style-name="T25">O</text:span></text:p></draw:text-box></draw:frame><draw:frame draw:style-name="gr75" draw:text-style-name="P76" svg:width="0.922cm" svg:height="0.726cm" svg:x="3.584cm" svg:y="1.96cm"><draw:text-box><text:p><text:span text:style-name="T25"><text:s text:c="2"/></text:span><text:span text:style-name="T25">1</text:span></text:p></draw:text-box></draw:frame><draw:frame draw:style-name="gr76" draw:text-style-name="P76" svg:width="0.914cm" svg:height="1.438cm" svg:x="4.81cm" svg:y="3.177cm"><draw:text-box><text:p><text:span text:style-name="T25"><text:s text:c="3"/></text:span><text:span text:style-name="T25">1</text:span></text:p></draw:text-box></draw:frame><draw:line draw:style-name="gr77" draw:text-style-name="P74" svg:x1="2.899cm" svg:y1="3.959cm" svg:x2="3.205cm" svg:y2="3.661cm"><text:p/></draw:line><draw:line draw:style-name="gr78" draw:text-style-name="P74" svg:x1="3.205cm" svg:y1="3.959cm" svg:x2="2.899cm" svg:y2="3.661cm"><text:p/></draw:line><draw:line draw:style-name="gr79" draw:text-style-name="P74" svg:x1="2.899cm" svg:y1="3.959cm" svg:x2="3.205cm" svg:y2="3.661cm"><text:p/></draw:line><draw:line draw:style-name="gr80" draw:text-style-name="P74" svg:x1="3.205cm" svg:y1="3.959cm" svg:x2="2.899cm" svg:y2="3.661cm"><text:p/></draw:line><draw:line draw:style-name="gr81" draw:text-style-name="P74" svg:x1="3.661cm" svg:y1="3.959cm" svg:x2="3.962cm" svg:y2="3.661cm"><text:p/></draw:line><draw:line draw:style-name="gr82" draw:text-style-name="P74" svg:x1="3.967cm" svg:y1="3.959cm" svg:x2="3.661cm" svg:y2="3.661cm"><text:p/></draw:line><draw:line draw:style-name="gr83" draw:text-style-name="P74" svg:x1="5.943cm" svg:y1="3.959cm" svg:x2="6.251cm" svg:y2="3.661cm"><text:p/></draw:line><draw:line draw:style-name="gr84" draw:text-style-name="P74" svg:x1="6.251cm" svg:y1="3.959cm" svg:x2="5.943cm" svg:y2="3.661cm"><text:p/></draw:line><draw:line draw:style-name="gr85" draw:text-style-name="P74" svg:x1="5.943cm" svg:y1="3.959cm" svg:x2="6.251cm" svg:y2="3.661cm"><text:p/></draw:line><draw:line draw:style-name="gr86" draw:text-style-name="P74" svg:x1="6.251cm" svg:y1="3.959cm" svg:x2="5.943cm" svg:y2="3.661cm"><text:p/></draw:line><draw:frame draw:style-name="gr87" draw:text-style-name="P76" svg:width="0.426cm" svg:height="0.722cm" svg:x="6.308cm" svg:y="0.686cm"><draw:text-box><text:p text:style-name="P75"><text:span text:style-name="T25">A</text:span></text:p></draw:text-box></draw:frame><draw:line draw:style-name="gr88" draw:text-style-name="P74" svg:x1="2.899cm" svg:y1="1.675cm" svg:x2="3.205cm" svg:y2="1.374cm"><text:p/></draw:line><draw:line draw:style-name="gr89" draw:text-style-name="P74" svg:x1="3.205cm" svg:y1="1.675cm" svg:x2="2.899cm" svg:y2="1.374cm"><text:p/></draw:line><draw:line draw:style-name="gr90" draw:text-style-name="P74" svg:x1="4.752cm" svg:y1="2.282cm" svg:x2="4.408cm" svg:y2="2.282cm"><text:p/></draw:line><draw:line draw:style-name="gr90" draw:text-style-name="P74" svg:x1="5.34cm" svg:y1="2.873cm" svg:x2="5.34cm" svg:y2="3.21cm"><text:p/></draw:line><draw:line draw:style-name="gr91" draw:text-style-name="P74" svg:x1="0.003cm" svg:y1="3.047cm" svg:x2="9.15cm" svg:y2="3.047cm"><text:p/></draw:line><draw:line draw:style-name="gr92" draw:text-style-name="P74" svg:x1="4.583cm" svg:y1="0.003cm" svg:x2="4.583cm" svg:y2="6.09cm"><text:p/></draw:line></draw:g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" style:font-pitch="variable"/>
    <style:font-face style:name="OpenSymbol3" svg:font-family="OpenSymbol" style:font-pitch="variable" style:font-charset="x-symbol"/>
    <style:font-face style:name="OpenSymbol4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swiss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1054" draw:display-name="Dashed (var) 1054" draw:style="rect" draw:dots1="1" draw:dots1-length="0.003cm" draw:dots2="1" draw:dots2-length="0.003cm" draw:distance="0.003cm"/>
    <draw:stroke-dash draw:name="Dashed_20__28_var_29__20_1055" draw:display-name="Dashed (var) 1055" draw:style="rect" draw:dots1="1" draw:dots1-length="0.003cm" draw:dots2="1" draw:dots2-length="0.003cm" draw:distance="0.003cm"/>
    <draw:stroke-dash draw:name="Dashed_20__28_var_29__20_1056" draw:display-name="Dashed (var) 1056" draw:style="rect" draw:dots1="1" draw:dots1-length="0.003cm" draw:dots2="1" draw:dots2-length="0.003cm" draw:distance="0.003cm"/>
    <draw:stroke-dash draw:name="Dashed_20__28_var_29__20_1057" draw:display-name="Dashed (var) 1057" draw:style="rect" draw:dots1="1" draw:dots1-length="0.003cm" draw:dots2="1" draw:dots2-length="0.003cm" draw:distance="0.003cm"/>
    <draw:stroke-dash draw:name="Dashed_20__28_var_29__20_1058" draw:display-name="Dashed (var) 1058" draw:style="rect" draw:dots1="1" draw:dots1-length="0.003cm" draw:dots2="1" draw:dots2-length="0.003cm" draw:distance="0.003cm"/>
    <draw:stroke-dash draw:name="Dashed_20__28_var_29__20_1059" draw:display-name="Dashed (var) 1059" draw:style="rect" draw:dots1="1" draw:dots1-length="0.003cm" draw:dots2="1" draw:dots2-length="0.003cm" draw:distance="0.003cm"/>
    <draw:stroke-dash draw:name="Dashed_20__28_var_29__20_1060" draw:display-name="Dashed (var) 1060" draw:style="rect" draw:dots1="1" draw:dots1-length="0.003cm" draw:dots2="1" draw:dots2-length="0.003cm" draw:distance="0.003cm"/>
    <draw:stroke-dash draw:name="Dashed_20__28_var_29__20_1061" draw:display-name="Dashed (var) 1061" draw:style="rect" draw:dots1="1" draw:dots1-length="0.003cm" draw:dots2="1" draw:dots2-length="0.003cm" draw:distance="0.003cm"/>
    <draw:stroke-dash draw:name="Dashed_20__28_var_29__20_1062" draw:display-name="Dashed (var) 1062" draw:style="rect" draw:dots1="1" draw:dots1-length="0.003cm" draw:dots2="1" draw:dots2-length="0.003cm" draw:distance="0.003cm"/>
    <draw:stroke-dash draw:name="Dashed_20__28_var_29__20_1063" draw:display-name="Dashed (var) 1063" draw:style="rect" draw:dots1="1" draw:dots1-length="0.003cm" draw:dots2="1" draw:dots2-length="0.003cm" draw:distance="0.003cm"/>
    <draw:stroke-dash draw:name="Dashed_20__28_var_29__20_1064" draw:display-name="Dashed (var) 1064" draw:style="rect" draw:dots1="1" draw:dots1-length="0.003cm" draw:dots2="1" draw:dots2-length="0.003cm" draw:distance="0.003cm"/>
    <draw:stroke-dash draw:name="Dashed_20__28_var_29__20_1065" draw:display-name="Dashed (var) 1065" draw:style="rect" draw:dots1="1" draw:dots1-length="0.003cm" draw:dots2="1" draw:dots2-length="0.003cm" draw:distance="0.003cm"/>
    <draw:stroke-dash draw:name="Dashed_20__28_var_29__20_1066" draw:display-name="Dashed (var) 1066" draw:style="rect" draw:dots1="1" draw:dots1-length="0.003cm" draw:dots2="1" draw:dots2-length="0.003cm" draw:distance="0.003cm"/>
    <draw:stroke-dash draw:name="Dashed_20__28_var_29__20_1067" draw:display-name="Dashed (var) 1067" draw:style="rect" draw:dots1="1" draw:dots1-length="0.003cm" draw:dots2="1" draw:dots2-length="0.003cm" draw:distance="0.003cm"/>
    <draw:stroke-dash draw:name="Dashed_20__28_var_29__20_1068" draw:display-name="Dashed (var) 1068" draw:style="rect" draw:dots1="1" draw:dots1-length="0.003cm" draw:dots2="1" draw:dots2-length="0.003cm" draw:distance="0.003cm"/>
    <draw:stroke-dash draw:name="Dashed_20__28_var_29__20_1069" draw:display-name="Dashed (var) 1069" draw:style="rect" draw:dots1="1" draw:dots1-length="0.003cm" draw:dots2="1" draw:dots2-length="0.003cm" draw:distance="0.003cm"/>
    <draw:stroke-dash draw:name="Dashed_20__28_var_29__20_1070" draw:display-name="Dashed (var) 1070" draw:style="rect" draw:dots1="1" draw:dots1-length="0.003cm" draw:dots2="1" draw:dots2-length="0.003cm" draw:distance="0.003cm"/>
    <draw:stroke-dash draw:name="Dashed_20__28_var_29__20_1071" draw:display-name="Dashed (var) 1071" draw:style="rect" draw:dots1="1" draw:dots1-length="0.003cm" draw:dots2="1" draw:dots2-length="0.003cm" draw:distance="0.003cm"/>
    <draw:stroke-dash draw:name="Dashed_20__28_var_29__20_1072" draw:display-name="Dashed (var) 1072" draw:style="rect" draw:dots1="1" draw:dots1-length="0.003cm" draw:dots2="1" draw:dots2-length="0.003cm" draw:distance="0.003cm"/>
    <draw:stroke-dash draw:name="Dashed_20__28_var_29__20_1073" draw:display-name="Dashed (var) 1073" draw:style="rect" draw:dots1="1" draw:dots1-length="0.003cm" draw:dots2="1" draw:dots2-length="0.003cm" draw:distance="0.003cm"/>
    <draw:stroke-dash draw:name="Dashed_20__28_var_29__20_1074" draw:display-name="Dashed (var) 1074" draw:style="rect" draw:dots1="1" draw:dots1-length="0.003cm" draw:dots2="1" draw:dots2-length="0.003cm" draw:distance="0.003cm"/>
    <draw:stroke-dash draw:name="Dashed_20__28_var_29__20_1075" draw:display-name="Dashed (var) 1075" draw:style="rect" draw:dots1="1" draw:dots1-length="0.003cm" draw:dots2="1" draw:dots2-length="0.003cm" draw:distance="0.003cm"/>
    <draw:stroke-dash draw:name="Dashed_20__28_var_29__20_1076" draw:display-name="Dashed (var) 1076" draw:style="rect" draw:dots1="1" draw:dots1-length="0.003cm" draw:dots2="1" draw:dots2-length="0.003cm" draw:distance="0.003cm"/>
    <draw:stroke-dash draw:name="Dashed_20__28_var_29__20_1077" draw:display-name="Dashed (var) 1077" draw:style="rect" draw:dots1="1" draw:dots1-length="0.003cm" draw:dots2="1" draw:dots2-length="0.003cm" draw:distance="0.003cm"/>
    <draw:stroke-dash draw:name="Dashed_20__28_var_29__20_1078" draw:display-name="Dashed (var) 1078" draw:style="rect" draw:dots1="1" draw:dots1-length="0.003cm" draw:dots2="1" draw:dots2-length="0.003cm" draw:distance="0.003cm"/>
    <draw:stroke-dash draw:name="Dashed_20__28_var_29__20_1079" draw:display-name="Dashed (var) 1079" draw:style="rect" draw:dots1="1" draw:dots1-length="0.003cm" draw:dots2="1" draw:dots2-length="0.003cm" draw:distance="0.003cm"/>
    <draw:stroke-dash draw:name="Dashed_20__28_var_29__20_1080" draw:display-name="Dashed (var) 1080" draw:style="rect" draw:dots1="1" draw:dots1-length="0.003cm" draw:dots2="1" draw:dots2-length="0.003cm" draw:distance="0.003cm"/>
    <draw:stroke-dash draw:name="Dashed_20__28_var_29__20_1081" draw:display-name="Dashed (var) 1081" draw:style="rect" draw:dots1="1" draw:dots1-length="0.003cm" draw:dots2="1" draw:dots2-length="0.003cm" draw:distance="0.003cm"/>
    <draw:stroke-dash draw:name="Dashed_20__28_var_29__20_1082" draw:display-name="Dashed (var) 1082" draw:style="rect" draw:dots1="1" draw:dots1-length="0.003cm" draw:dots2="1" draw:dots2-length="0.003cm" draw:distance="0.003cm"/>
    <draw:stroke-dash draw:name="Dashed_20__28_var_29__20_1083" draw:display-name="Dashed (var) 1083" draw:style="rect" draw:dots1="1" draw:dots1-length="0.003cm" draw:dots2="1" draw:dots2-length="0.003cm" draw:distance="0.003cm"/>
    <draw:stroke-dash draw:name="Dashed_20__28_var_29__20_1084" draw:display-name="Dashed (var) 1084" draw:style="rect" draw:dots1="1" draw:dots1-length="0.003cm" draw:dots2="1" draw:dots2-length="0.003cm" draw:distance="0.003cm"/>
    <draw:stroke-dash draw:name="Dashed_20__28_var_29__20_1085" draw:display-name="Dashed (var) 1085" draw:style="rect" draw:dots1="1" draw:dots1-length="0.003cm" draw:dots2="1" draw:dots2-length="0.003cm" draw:distance="0.003cm"/>
    <draw:stroke-dash draw:name="Dashed_20__28_var_29__20_1086" draw:display-name="Dashed (var) 1086" draw:style="rect" draw:dots1="1" draw:dots1-length="0.003cm" draw:dots2="1" draw:dots2-length="0.003cm" draw:distance="0.003cm"/>
    <draw:stroke-dash draw:name="Dashed_20__28_var_29__20_1087" draw:display-name="Dashed (var) 1087" draw:style="rect" draw:dots1="1" draw:dots1-length="0.003cm" draw:dots2="1" draw:dots2-length="0.003cm" draw:distance="0.003cm"/>
    <draw:stroke-dash draw:name="Dashed_20__28_var_29__20_1088" draw:display-name="Dashed (var) 1088" draw:style="rect" draw:dots1="1" draw:dots1-length="0.003cm" draw:dots2="1" draw:dots2-length="0.003cm" draw:distance="0.003cm"/>
    <draw:stroke-dash draw:name="Dashed_20__28_var_29__20_1089" draw:display-name="Dashed (var) 1089" draw:style="rect" draw:dots1="1" draw:dots1-length="0.003cm" draw:dots2="1" draw:dots2-length="0.003cm" draw:distance="0.003cm"/>
    <draw:stroke-dash draw:name="Dashed_20__28_var_29__20_1090" draw:display-name="Dashed (var) 1090" draw:style="rect" draw:dots1="1" draw:dots1-length="0.003cm" draw:dots2="1" draw:dots2-length="0.003cm" draw:distance="0.003cm"/>
    <draw:stroke-dash draw:name="Dashed_20__28_var_29__20_1091" draw:display-name="Dashed (var) 1091" draw:style="rect" draw:dots1="1" draw:dots1-length="0.003cm" draw:dots2="1" draw:dots2-length="0.003cm" draw:distance="0.003cm"/>
    <draw:stroke-dash draw:name="Dashed_20__28_var_29__20_1092" draw:display-name="Dashed (var) 1092" draw:style="rect" draw:dots1="1" draw:dots1-length="0.003cm" draw:dots2="1" draw:dots2-length="0.003cm" draw:distance="0.003cm"/>
    <draw:stroke-dash draw:name="Dashed_20__28_var_29__20_1093" draw:display-name="Dashed (var) 1093" draw:style="rect" draw:dots1="1" draw:dots1-length="0.003cm" draw:dots2="1" draw:dots2-length="0.003cm" draw:distance="0.003cm"/>
    <draw:stroke-dash draw:name="Dashed_20__28_var_29__20_1094" draw:display-name="Dashed (var) 1094" draw:style="rect" draw:dots1="1" draw:dots1-length="0.003cm" draw:dots2="1" draw:dots2-length="0.003cm" draw:distance="0.003cm"/>
    <draw:stroke-dash draw:name="Dashed_20__28_var_29__20_1095" draw:display-name="Dashed (var) 1095" draw:style="rect" draw:dots1="1" draw:dots1-length="0.003cm" draw:dots2="1" draw:dots2-length="0.003cm" draw:distance="0.003cm"/>
    <draw:stroke-dash draw:name="Dashed_20__28_var_29__20_1096" draw:display-name="Dashed (var) 1096" draw:style="rect" draw:dots1="1" draw:dots1-length="0.003cm" draw:dots2="1" draw:dots2-length="0.003cm" draw:distance="0.003cm"/>
    <draw:stroke-dash draw:name="Dashed_20__28_var_29__20_1097" draw:display-name="Dashed (var) 1097" draw:style="rect" draw:dots1="1" draw:dots1-length="0.003cm" draw:dots2="1" draw:dots2-length="0.003cm" draw:distance="0.003cm"/>
    <draw:stroke-dash draw:name="Dashed_20__28_var_29__20_1098" draw:display-name="Dashed (var) 1098" draw:style="rect" draw:dots1="1" draw:dots1-length="0.003cm" draw:dots2="1" draw:dots2-length="0.003cm" draw:distance="0.003cm"/>
    <draw:stroke-dash draw:name="Dashed_20__28_var_29__20_1099" draw:display-name="Dashed (var) 1099" draw:style="rect" draw:dots1="1" draw:dots1-length="0.003cm" draw:dots2="1" draw:dots2-length="0.003cm" draw:distance="0.003cm"/>
    <draw:stroke-dash draw:name="Dashed_20__28_var_29__20_1100" draw:display-name="Dashed (var) 1100" draw:style="rect" draw:dots1="1" draw:dots1-length="0.003cm" draw:dots2="1" draw:dots2-length="0.003cm" draw:distance="0.003cm"/>
    <draw:stroke-dash draw:name="Dashed_20__28_var_29__20_1101" draw:display-name="Dashed (var) 1101" draw:style="rect" draw:dots1="1" draw:dots1-length="0.003cm" draw:dots2="1" draw:dots2-length="0.003cm" draw:distance="0.003cm"/>
    <draw:stroke-dash draw:name="Dashed_20__28_var_29__20_1102" draw:display-name="Dashed (var) 1102" draw:style="rect" draw:dots1="1" draw:dots1-length="0.003cm" draw:dots2="1" draw:dots2-length="0.003cm" draw:distance="0.003cm"/>
    <draw:stroke-dash draw:name="Dashed_20__28_var_29__20_1103" draw:display-name="Dashed (var) 1103" draw:style="rect" draw:dots1="1" draw:dots1-length="0.003cm" draw:dots2="1" draw:dots2-length="0.003cm" draw:distance="0.003cm"/>
    <draw:stroke-dash draw:name="Dashed_20__28_var_29__20_1104" draw:display-name="Dashed (var) 1104" draw:style="rect" draw:dots1="1" draw:dots1-length="0.003cm" draw:dots2="1" draw:dots2-length="0.003cm" draw:distance="0.003cm"/>
    <draw:stroke-dash draw:name="Dashed_20__28_var_29__20_1105" draw:display-name="Dashed (var) 1105" draw:style="rect" draw:dots1="1" draw:dots1-length="0.003cm" draw:dots2="1" draw:dots2-length="0.003cm" draw:distance="0.003cm"/>
    <draw:stroke-dash draw:name="Dashed_20__28_var_29__20_1106" draw:display-name="Dashed (var) 1106" draw:style="rect" draw:dots1="1" draw:dots1-length="0.003cm" draw:dots2="1" draw:dots2-length="0.003cm" draw:distance="0.003cm"/>
    <draw:stroke-dash draw:name="Dashed_20__28_var_29__20_1107" draw:display-name="Dashed (var) 1107" draw:style="rect" draw:dots1="1" draw:dots1-length="0.003cm" draw:dots2="1" draw:dots2-length="0.003cm" draw:distance="0.003cm"/>
    <draw:stroke-dash draw:name="Dashed_20__28_var_29__20_1108" draw:display-name="Dashed (var) 1108" draw:style="rect" draw:dots1="1" draw:dots1-length="0.005cm" draw:dots2="1" draw:dots2-length="0.005cm" draw:distance="0.005cm"/>
    <draw:stroke-dash draw:name="Dashed_20__28_var_29__20_1109" draw:display-name="Dashed (var) 1109" draw:style="rect" draw:dots1="1" draw:dots1-length="0.005cm" draw:dots2="1" draw:dots2-length="0.005cm" draw:distance="0.005cm"/>
    <draw:stroke-dash draw:name="Dashed_20__28_var_29__20_1110" draw:display-name="Dashed (var) 1110" draw:style="rect" draw:dots1="1" draw:dots1-length="0.005cm" draw:dots2="1" draw:dots2-length="0.005cm" draw:distance="0.005cm"/>
    <draw:stroke-dash draw:name="Dashed_20__28_var_29__20_1111" draw:display-name="Dashed (var) 1111" draw:style="rect" draw:dots1="1" draw:dots1-length="0.003cm" draw:dots2="1" draw:dots2-length="0.003cm" draw:distance="0.003cm"/>
    <draw:stroke-dash draw:name="Dashed_20__28_var_29__20_1112" draw:display-name="Dashed (var) 1112" draw:style="rect" draw:dots1="1" draw:dots1-length="0.005cm" draw:dots2="1" draw:dots2-length="0.005cm" draw:distance="0.005cm"/>
    <draw:stroke-dash draw:name="Dashed_20__28_var_29__20_1113" draw:display-name="Dashed (var) 1113" draw:style="rect" draw:dots1="1" draw:dots1-length="0.005cm" draw:dots2="1" draw:dots2-length="0.005cm" draw:distance="0.005cm"/>
    <draw:stroke-dash draw:name="Dashed_20__28_var_29__20_1114" draw:display-name="Dashed (var) 1114" draw:style="rect" draw:dots1="1" draw:dots1-length="0.005cm" draw:dots2="1" draw:dots2-length="0.005cm" draw:distance="0.005cm"/>
    <draw:stroke-dash draw:name="Dashed_20__28_var_29__20_1115" draw:display-name="Dashed (var) 1115" draw:style="rect" draw:dots1="1" draw:dots1-length="0.005cm" draw:dots2="1" draw:dots2-length="0.005cm" draw:distance="0.005cm"/>
    <draw:stroke-dash draw:name="Dashed_20__28_var_29__20_1116" draw:display-name="Dashed (var) 1116" draw:style="rect" draw:dots1="1" draw:dots1-length="0.003cm" draw:dots2="1" draw:dots2-length="0.003cm" draw:distance="0.003cm"/>
    <draw:stroke-dash draw:name="Dashed_20__28_var_29__20_1117" draw:display-name="Dashed (var) 1117" draw:style="rect" draw:dots1="1" draw:dots1-length="0.005cm" draw:dots2="1" draw:dots2-length="0.005cm" draw:distance="0.005cm"/>
    <draw:stroke-dash draw:name="Dashed_20__28_var_29__20_1118" draw:display-name="Dashed (var) 1118" draw:style="rect" draw:dots1="1" draw:dots1-length="0.005cm" draw:dots2="1" draw:dots2-length="0.005cm" draw:distance="0.005cm"/>
    <draw:stroke-dash draw:name="Dashed_20__28_var_29__20_1119" draw:display-name="Dashed (var) 1119" draw:style="rect" draw:dots1="1" draw:dots1-length="0.005cm" draw:dots2="1" draw:dots2-length="0.005cm" draw:distance="0.005cm"/>
    <draw:stroke-dash draw:name="Dashed_20__28_var_29__20_1120" draw:display-name="Dashed (var) 1120" draw:style="rect" draw:dots1="1" draw:dots1-length="0.005cm" draw:dots2="1" draw:dots2-length="0.005cm" draw:distance="0.005cm"/>
    <draw:stroke-dash draw:name="Dashed_20__28_var_29__20_1121" draw:display-name="Dashed (var) 1121" draw:style="rect" draw:dots1="1" draw:dots1-length="0.005cm" draw:dots2="1" draw:dots2-length="0.005cm" draw:distance="0.005cm"/>
    <draw:stroke-dash draw:name="Dashed_20__28_var_29__20_1122" draw:display-name="Dashed (var) 1122" draw:style="rect" draw:dots1="1" draw:dots1-length="0.005cm" draw:dots2="1" draw:dots2-length="0.005cm" draw:distance="0.005cm"/>
    <draw:stroke-dash draw:name="Dashed_20__28_var_29__20_1123" draw:display-name="Dashed (var) 1123" draw:style="rect" draw:dots1="1" draw:dots1-length="0.005cm" draw:dots2="1" draw:dots2-length="0.005cm" draw:distance="0.005cm"/>
    <draw:stroke-dash draw:name="Dashed_20__28_var_29__20_1124" draw:display-name="Dashed (var) 1124" draw:style="rect" draw:dots1="1" draw:dots1-length="0.005cm" draw:dots2="1" draw:dots2-length="0.005cm" draw:distance="0.005cm"/>
    <draw:stroke-dash draw:name="Dashed_20__28_var_29__20_1125" draw:display-name="Dashed (var) 1125" draw:style="rect" draw:dots1="1" draw:dots1-length="0.005cm" draw:dots2="1" draw:dots2-length="0.005cm" draw:distance="0.005cm"/>
    <draw:stroke-dash draw:name="Dashed_20__28_var_29__20_1126" draw:display-name="Dashed (var) 1126" draw:style="rect" draw:dots1="1" draw:dots1-length="0.005cm" draw:dots2="1" draw:dots2-length="0.005cm" draw:distance="0.005cm"/>
    <draw:stroke-dash draw:name="Dashed_20__28_var_29__20_1127" draw:display-name="Dashed (var) 1127" draw:style="rect" draw:dots1="1" draw:dots1-length="0.005cm" draw:dots2="1" draw:dots2-length="0.005cm" draw:distance="0.005cm"/>
    <draw:stroke-dash draw:name="Dashed_20__28_var_29__20_1128" draw:display-name="Dashed (var) 1128" draw:style="rect" draw:dots1="1" draw:dots1-length="0.005cm" draw:dots2="1" draw:dots2-length="0.005cm" draw:distance="0.005cm"/>
    <draw:stroke-dash draw:name="Dashed_20__28_var_29__20_1129" draw:display-name="Dashed (var) 1129" draw:style="rect" draw:dots1="1" draw:dots1-length="0.005cm" draw:dots2="1" draw:dots2-length="0.005cm" draw:distance="0.005cm"/>
    <draw:stroke-dash draw:name="Dashed_20__28_var_29__20_1130" draw:display-name="Dashed (var) 1130" draw:style="rect" draw:dots1="1" draw:dots1-length="0.005cm" draw:dots2="1" draw:dots2-length="0.005cm" draw:distance="0.005cm"/>
    <draw:stroke-dash draw:name="Dashed_20__28_var_29__20_1131" draw:display-name="Dashed (var) 1131" draw:style="rect" draw:dots1="1" draw:dots1-length="0.005cm" draw:dots2="1" draw:dots2-length="0.005cm" draw:distance="0.005cm"/>
    <draw:stroke-dash draw:name="Dashed_20__28_var_29__20_1132" draw:display-name="Dashed (var) 1132" draw:style="rect" draw:dots1="1" draw:dots1-length="0.003cm" draw:dots2="1" draw:dots2-length="0.003cm" draw:distance="0.003cm"/>
    <draw:stroke-dash draw:name="Dashed_20__28_var_29__20_1133" draw:display-name="Dashed (var) 1133" draw:style="rect" draw:dots1="1" draw:dots1-length="0.003cm" draw:dots2="1" draw:dots2-length="0.003cm" draw:distance="0.003cm"/>
    <draw:stroke-dash draw:name="Dashed_20__28_var_29__20_1134" draw:display-name="Dashed (var) 1134" draw:style="rect" draw:dots1="1" draw:dots1-length="0.003cm" draw:dots2="1" draw:dots2-length="0.003cm" draw:distance="0.003cm"/>
    <draw:stroke-dash draw:name="Dashed_20__28_var_29__20_1135" draw:display-name="Dashed (var) 1135" draw:style="rect" draw:dots1="1" draw:dots1-length="0.003cm" draw:dots2="1" draw:dots2-length="0.003cm" draw:distance="0.003cm"/>
    <draw:stroke-dash draw:name="Dashed_20__28_var_29__20_1136" draw:display-name="Dashed (var) 1136" draw:style="rect" draw:dots1="1" draw:dots1-length="0.003cm" draw:dots2="1" draw:dots2-length="0.003cm" draw:distance="0.003cm"/>
    <draw:stroke-dash draw:name="Dashed_20__28_var_29__20_1137" draw:display-name="Dashed (var) 1137" draw:style="rect" draw:dots1="1" draw:dots1-length="0.005cm" draw:dots2="1" draw:dots2-length="0.005cm" draw:distance="0.005cm"/>
    <draw:stroke-dash draw:name="Dashed_20__28_var_29__20_3692" draw:display-name="Dashed (var) 3692" draw:style="rect" draw:dots1="1" draw:dots1-length="0.001cm" draw:dots2="1" draw:dots2-length="0.001cm" draw:distance="0.001cm"/>
    <draw:stroke-dash draw:name="Dashed_20__28_var_29__20_3693" draw:display-name="Dashed (var) 3693" draw:style="rect" draw:dots1="1" draw:dots1-length="0.001cm" draw:dots2="1" draw:dots2-length="0.001cm" draw:distance="0.001cm"/>
    <draw:stroke-dash draw:name="Dashed_20__28_var_29__20_3694" draw:display-name="Dashed (var) 3694" draw:style="rect" draw:dots1="1" draw:dots1-length="0.001cm" draw:dots2="1" draw:dots2-length="0.001cm" draw:distance="0.001cm"/>
    <draw:stroke-dash draw:name="Dashed_20__28_var_29__20_3695" draw:display-name="Dashed (var) 3695" draw:style="rect" draw:dots1="1" draw:dots1-length="0.001cm" draw:dots2="1" draw:dots2-length="0.001cm" draw:distance="0.001cm"/>
    <draw:stroke-dash draw:name="Dashed_20__28_var_29__20_3696" draw:display-name="Dashed (var) 3696" draw:style="rect" draw:dots1="1" draw:dots1-length="0.001cm" draw:dots2="1" draw:dots2-length="0.001cm" draw:distance="0.001cm"/>
    <draw:stroke-dash draw:name="Dashed_20__28_var_29__20_3697" draw:display-name="Dashed (var) 3697" draw:style="rect" draw:dots1="1" draw:dots1-length="0.001cm" draw:dots2="1" draw:dots2-length="0.001cm" draw:distance="0.001cm"/>
    <draw:stroke-dash draw:name="Dashed_20__28_var_29__20_3698" draw:display-name="Dashed (var) 3698" draw:style="rect" draw:dots1="1" draw:dots1-length="0.001cm" draw:dots2="1" draw:dots2-length="0.001cm" draw:distance="0.001cm"/>
    <draw:stroke-dash draw:name="Dashed_20__28_var_29__20_3699" draw:display-name="Dashed (var) 3699" draw:style="rect" draw:dots1="1" draw:dots1-length="0.001cm" draw:dots2="1" draw:dots2-length="0.001cm" draw:distance="0.001cm"/>
    <draw:stroke-dash draw:name="Dashed_20__28_var_29__20_3700" draw:display-name="Dashed (var) 3700" draw:style="rect" draw:dots1="1" draw:dots1-length="0.001cm" draw:dots2="1" draw:dots2-length="0.001cm" draw:distance="0.001cm"/>
    <draw:stroke-dash draw:name="Dashed_20__28_var_29__20_3701" draw:display-name="Dashed (var) 3701" draw:style="rect" draw:dots1="1" draw:dots1-length="0.001cm" draw:dots2="1" draw:dots2-length="0.001cm" draw:distance="0.001cm"/>
    <draw:stroke-dash draw:name="Dashed_20__28_var_29__20_3702" draw:display-name="Dashed (var) 3702" draw:style="rect" draw:dots1="1" draw:dots1-length="0.001cm" draw:dots2="1" draw:dots2-length="0.001cm" draw:distance="0.001cm"/>
    <draw:stroke-dash draw:name="Dashed_20__28_var_29__20_3703" draw:display-name="Dashed (var) 3703" draw:style="rect" draw:dots1="1" draw:dots1-length="0.001cm" draw:dots2="1" draw:dots2-length="0.001cm" draw:distance="0.001cm"/>
    <draw:stroke-dash draw:name="Dashed_20__28_var_29__20_3704" draw:display-name="Dashed (var) 3704" draw:style="rect" draw:dots1="1" draw:dots1-length="0.001cm" draw:dots2="1" draw:dots2-length="0.001cm" draw:distance="0.001cm"/>
    <draw:stroke-dash draw:name="Dashed_20__28_var_29__20_3705" draw:display-name="Dashed (var) 3705" draw:style="rect" draw:dots1="1" draw:dots1-length="0.001cm" draw:dots2="1" draw:dots2-length="0.001cm" draw:distance="0.001cm"/>
    <draw:stroke-dash draw:name="Dashed_20__28_var_29__20_3706" draw:display-name="Dashed (var) 3706" draw:style="rect" draw:dots1="1" draw:dots1-length="0.001cm" draw:dots2="1" draw:dots2-length="0.001cm" draw:distance="0.001cm"/>
    <draw:stroke-dash draw:name="Dashed_20__28_var_29__20_3707" draw:display-name="Dashed (var) 3707" draw:style="rect" draw:dots1="1" draw:dots1-length="0.001cm" draw:dots2="1" draw:dots2-length="0.001cm" draw:distance="0.001cm"/>
    <draw:stroke-dash draw:name="Dashed_20__28_var_29__20_3708" draw:display-name="Dashed (var) 3708" draw:style="rect" draw:dots1="1" draw:dots1-length="0.001cm" draw:dots2="1" draw:dots2-length="0.001cm" draw:distance="0.001cm"/>
    <draw:stroke-dash draw:name="Dashed_20__28_var_29__20_3709" draw:display-name="Dashed (var) 3709" draw:style="rect" draw:dots1="1" draw:dots1-length="0.001cm" draw:dots2="1" draw:dots2-length="0.001cm" draw:distance="0.001cm"/>
    <draw:stroke-dash draw:name="Dashed_20__28_var_29__20_3710" draw:display-name="Dashed (var) 3710" draw:style="rect" draw:dots1="1" draw:dots1-length="0.001cm" draw:dots2="1" draw:dots2-length="0.001cm" draw:distance="0.001cm"/>
    <draw:stroke-dash draw:name="Dashed_20__28_var_29__20_3711" draw:display-name="Dashed (var) 3711" draw:style="rect" draw:dots1="1" draw:dots1-length="0.001cm" draw:dots2="1" draw:dots2-length="0.001cm" draw:distance="0.001cm"/>
    <draw:stroke-dash draw:name="Dashed_20__28_var_29__20_3712" draw:display-name="Dashed (var) 3712" draw:style="rect" draw:dots1="1" draw:dots1-length="0.001cm" draw:dots2="1" draw:dots2-length="0.001cm" draw:distance="0.001cm"/>
    <draw:stroke-dash draw:name="Dashed_20__28_var_29__20_3713" draw:display-name="Dashed (var) 3713" draw:style="rect" draw:dots1="1" draw:dots1-length="0.001cm" draw:dots2="1" draw:dots2-length="0.001cm" draw:distance="0.001cm"/>
    <draw:stroke-dash draw:name="Dashed_20__28_var_29__20_3714" draw:display-name="Dashed (var) 3714" draw:style="rect" draw:dots1="1" draw:dots1-length="0.001cm" draw:dots2="1" draw:dots2-length="0.001cm" draw:distance="0.001cm"/>
    <draw:stroke-dash draw:name="Dashed_20__28_var_29__20_3715" draw:display-name="Dashed (var) 3715" draw:style="rect" draw:dots1="1" draw:dots1-length="0.001cm" draw:dots2="1" draw:dots2-length="0.001cm" draw:distance="0.001cm"/>
    <draw:stroke-dash draw:name="Dashed_20__28_var_29__20_3716" draw:display-name="Dashed (var) 3716" draw:style="rect" draw:dots1="1" draw:dots1-length="0.001cm" draw:dots2="1" draw:dots2-length="0.001cm" draw:distance="0.001cm"/>
    <draw:stroke-dash draw:name="Dashed_20__28_var_29__20_3717" draw:display-name="Dashed (var) 3717" draw:style="rect" draw:dots1="1" draw:dots1-length="0.001cm" draw:dots2="1" draw:dots2-length="0.001cm" draw:distance="0.001cm"/>
    <draw:stroke-dash draw:name="Dashed_20__28_var_29__20_3718" draw:display-name="Dashed (var) 3718" draw:style="rect" draw:dots1="1" draw:dots1-length="0.001cm" draw:dots2="1" draw:dots2-length="0.001cm" draw:distance="0.001cm"/>
    <draw:stroke-dash draw:name="Dashed_20__28_var_29__20_3719" draw:display-name="Dashed (var) 3719" draw:style="rect" draw:dots1="1" draw:dots1-length="0.003cm" draw:dots2="1" draw:dots2-length="0.003cm" draw:distance="0.003cm"/>
    <draw:stroke-dash draw:name="Dashed_20__28_var_29__20_3720" draw:display-name="Dashed (var) 3720" draw:style="rect" draw:dots1="1" draw:dots1-length="0.003cm" draw:dots2="1" draw:dots2-length="0.003cm" draw:distance="0.003cm"/>
    <draw:stroke-dash draw:name="Dashed_20__28_var_29__20_3721" draw:display-name="Dashed (var) 3721" draw:style="rect" draw:dots1="1" draw:dots1-length="0.003cm" draw:dots2="1" draw:dots2-length="0.003cm" draw:distance="0.003cm"/>
    <draw:stroke-dash draw:name="Dashed_20__28_var_29__20_3722" draw:display-name="Dashed (var) 3722" draw:style="rect" draw:dots1="1" draw:dots1-length="0.003cm" draw:dots2="1" draw:dots2-length="0.003cm" draw:distance="0.003cm"/>
    <draw:stroke-dash draw:name="Dashed_20__28_var_29__20_3723" draw:display-name="Dashed (var) 3723" draw:style="rect" draw:dots1="1" draw:dots1-length="0.003cm" draw:dots2="1" draw:dots2-length="0.003cm" draw:distance="0.003cm"/>
    <draw:stroke-dash draw:name="Dashed_20__28_var_29__20_3724" draw:display-name="Dashed (var) 3724" draw:style="rect" draw:dots1="1" draw:dots1-length="0.003cm" draw:dots2="1" draw:dots2-length="0.003cm" draw:distance="0.003cm"/>
    <draw:stroke-dash draw:name="Dashed_20__28_var_29__20_3725" draw:display-name="Dashed (var) 3725" draw:style="rect" draw:dots1="1" draw:dots1-length="0.003cm" draw:dots2="1" draw:dots2-length="0.003cm" draw:distance="0.003cm"/>
    <draw:stroke-dash draw:name="Dashed_20__28_var_29__20_3726" draw:display-name="Dashed (var) 3726" draw:style="rect" draw:dots1="1" draw:dots1-length="0.003cm" draw:dots2="1" draw:dots2-length="0.003cm" draw:distance="0.003cm"/>
    <draw:stroke-dash draw:name="Dashed_20__28_var_29__20_3727" draw:display-name="Dashed (var) 3727" draw:style="rect" draw:dots1="1" draw:dots1-length="0.003cm" draw:dots2="1" draw:dots2-length="0.003cm" draw:distance="0.003cm"/>
    <draw:stroke-dash draw:name="Dashed_20__28_var_29__20_3728" draw:display-name="Dashed (var) 3728" draw:style="rect" draw:dots1="1" draw:dots1-length="0.003cm" draw:dots2="1" draw:dots2-length="0.003cm" draw:distance="0.003cm"/>
    <draw:stroke-dash draw:name="Dashed_20__28_var_29__20_3729" draw:display-name="Dashed (var) 3729" draw:style="rect" draw:dots1="1" draw:dots1-length="0.003cm" draw:dots2="1" draw:dots2-length="0.003cm" draw:distance="0.003cm"/>
    <draw:stroke-dash draw:name="Dashed_20__28_var_29__20_3730" draw:display-name="Dashed (var) 3730" draw:style="rect" draw:dots1="1" draw:dots1-length="0.003cm" draw:dots2="1" draw:dots2-length="0.003cm" draw:distance="0.003cm"/>
    <draw:stroke-dash draw:name="Dashed_20__28_var_29__20_3731" draw:display-name="Dashed (var) 3731" draw:style="rect" draw:dots1="1" draw:dots1-length="0.003cm" draw:dots2="1" draw:dots2-length="0.003cm" draw:distance="0.003cm"/>
    <draw:stroke-dash draw:name="Dashed_20__28_var_29__20_3732" draw:display-name="Dashed (var) 3732" draw:style="rect" draw:dots1="1" draw:dots1-length="0.003cm" draw:dots2="1" draw:dots2-length="0.003cm" draw:distance="0.003cm"/>
    <draw:stroke-dash draw:name="Dashed_20__28_var_29__20_3733" draw:display-name="Dashed (var) 3733" draw:style="rect" draw:dots1="1" draw:dots1-length="0.003cm" draw:dots2="1" draw:dots2-length="0.003cm" draw:distance="0.003cm"/>
    <draw:stroke-dash draw:name="Dashed_20__28_var_29__20_3734" draw:display-name="Dashed (var) 3734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1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1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3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3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0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02" draw:name="Ligne_Entete_Impair_Numerique_2col" draw:style-name="Mgr5" draw:text-style-name="MP4" svg:x1="16.023cm" svg:y1="0.36cm" svg:x2="20.496cm" svg:y2="0.36cm"><text:p/></draw:line><draw:line text:anchor-type="paragraph" draw:z-index="107" draw:name="Ligne_Verticale_Impair_Numerique_2col" draw:style-name="Mgr5" draw:text-style-name="MP4" svg:x1="9.477cm" svg:y1="2.007cm" svg:x2="9.477cm" svg:y2="27.044cm"><text:p/></draw:line>Se repérer dans le plan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0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3</text:span></text:p></draw:text-box></draw:frame><draw:line text:anchor-type="paragraph" draw:z-index="103" draw:name="Ligne_Entete_Pair_Numerique_2col" draw:style-name="Mgr5" draw:text-style-name="MP4" svg:x1="16.023cm" svg:y1="0.36cm" svg:x2="20.496cm" svg:y2="0.36cm"><text:p/></draw:line><draw:line text:anchor-type="paragraph" draw:z-index="109" draw:name="Ligne_Verticale_Pair_Numerique_2col" draw:style-name="Mgr5" draw:text-style-name="MP4" svg:x1="9.477cm" svg:y1="2.007cm" svg:x2="9.477cm" svg:y2="27.044cm"><text:p/></draw:line>Se repérer dans le plan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04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3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105"><draw:text-box fo:min-height="0.52cm" fo:min-width="6.994cm"><text:h text:style-name="MP7" text:outline-level="1">Nombres relatifs</text:h></draw:text-box></draw:frame><text:span text:style-name="_5f_Caractères_5f_gras_5f_Blanc"><text:page-number text:select-page="current">2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25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8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26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27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2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29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1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0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2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5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110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24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0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111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112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1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33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5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34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6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37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106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39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3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2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5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59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6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0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4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5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57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1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58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6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7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5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6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7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6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47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0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1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3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7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4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68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6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8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9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3" draw:style-name="Mdp2">
      <style:header>
        <text:p text:style-name="MP44"><draw:path text:anchor-type="paragraph" draw:z-index="93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9" draw:name="Ligne_Entete_Impair_Programmation_1col" draw:style-name="Mgr20" draw:text-style-name="MP4" svg:x1="16.023cm" svg:y1="0.36cm" svg:x2="20.496cm" svg:y2="0.36cm"><text:p/></draw:line><draw:frame text:anchor-type="paragraph" draw:z-index="97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4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0" draw:name="Ligne_Entete_Pair_Programmation_1col" draw:style-name="Mgr20" draw:text-style-name="MP4" svg:x1="16.023cm" svg:y1="0.36cm" svg:x2="20.496cm" svg:y2="0.36cm"><text:p/></draw:line><draw:frame text:anchor-type="paragraph" draw:z-index="98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2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3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4" draw:style-name="Mdp2">
      <style:header>
        <text:p text:style-name="MP49"><draw:path text:anchor-type="paragraph" draw:z-index="95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1" draw:name="Ligne_Entete_Impair_Programmation_2col" draw:style-name="Mgr20" draw:text-style-name="MP4" svg:x1="16.023cm" svg:y1="0.36cm" svg:x2="20.496cm" svg:y2="0.36cm"><text:p/></draw:line><draw:frame text:anchor-type="paragraph" draw:z-index="99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6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92" draw:name="Ligne_Entete_Pair_Programmation_2col" draw:style-name="Mgr20" draw:text-style-name="MP4" svg:x1="16.023cm" svg:y1="0.36cm" svg:x2="20.496cm" svg:y2="0.36cm"><text:p/></draw:line><draw:frame text:anchor-type="paragraph" draw:z-index="100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4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5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09T23:32:39.121000000</dc:date>
    <meta:editing-duration>PT14H28M50S</meta:editing-duration>
    <meta:editing-cycles>144</meta:editing-cycles>
    <meta:generator>LibreOffice/7.6.7.2$Windows_X86_64 LibreOffice_project/dd47e4b30cb7dab30588d6c79c651f218165e3c5</meta:generator>
    <meta:print-date>2024-06-17T07:05:44.865249582</meta:print-date>
    <meta:printed-by>PDF files</meta:printed-by>
    <meta:document-statistic meta:table-count="0" meta:image-count="0" meta:object-count="0" meta:page-count="2" meta:paragraph-count="165" meta:word-count="707" meta:character-count="3238" meta:non-whitespace-character-count="2638"/>
    <meta:template xlink:type="simple" xlink:actuate="onRequest" xlink:title="Modele_Cahier" xlink:href="../../../../../../Modele_Cahier.ott" meta:date="2024-03-02T09:46:07.205140257"/>
  </office:meta>
</office:document-meta>
</file>